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P13" style:family="paragraph" style:parent-style-name="Text_20_body" style:list-style-name="L5">
      <style:paragraph-properties fo:margin-top="0cm" fo:margin-bottom="0cm" loext:contextual-spacing="false"/>
    </style:style>
    <style:style style:name="P14" style:family="paragraph" style:parent-style-name="Text_20_body" style:list-style-name="L6">
      <style:paragraph-properties fo:margin-top="0cm" fo:margin-bottom="0cm" loext:contextual-spacing="false"/>
    </style:style>
    <style:style style:name="P15" style:family="paragraph" style:parent-style-name="Text_20_body" style:list-style-name="L8">
      <style:paragraph-properties fo:margin-top="0cm" fo:margin-bottom="0cm" loext:contextual-spacing="false"/>
    </style:style>
    <style:style style:name="P16" style:family="paragraph" style:parent-style-name="List_20_Heading">
      <style:paragraph-properties fo:margin-top="0cm" fo:margin-bottom="0.499cm" loext:contextual-spacing="false"/>
    </style:style>
    <style:style style:name="P17" style:family="paragraph" style:parent-style-name="Preformatted_20_Text" style:list-style-name="L7"/>
    <style:style style:name="P18" style:family="paragraph" style:parent-style-name="Preformatted_20_Text">
      <style:paragraph-properties fo:margin-top="0cm" fo:margin-bottom="0.499cm" loext:contextual-spacing="false"/>
    </style:style>
    <style:style style:name="P19" style:family="paragraph" style:parent-style-name="Preformatted_20_Text" style:list-style-name="L7">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ery Builder</text:h>
      <text:p text:style-name="P16"><text:bookmark text:name="Cake\ORM\Query"/><text:span text:style-name="Emphasis">class </text:span><text:span text:style-name="Source_20_Text">Cake\ORM\Query</text:span> </text:p>
      <text:p text:style-name="Text_20_body">The ORM’s query builder provides a simple to use fluent interface for creating and running queries. By composing queries together, you can create advanced queries using unions and subqueries with ease.</text:p>
      <text:p text:style-name="Text_20_body">Underneath the covers, the query builder uses PDO prepared statements which protect against SQL injection attacks.</text:p>
      <text:section text:style-name="Sect1" text:name="the-query-object">
        <text:h text:style-name="Heading_20_2" text:outline-level="2">The Query Object</text:h>
        <text:p text:style-name="Text_20_body">The easiest way to create a <text:span text:style-name="Source_20_Text">Query</text:span> object is to use <text:span text:style-name="Source_20_Text">find()</text:span> from a <text:span text:style-name="Source_20_Text">Table</text:span> object. This method will return an incomplete query ready to be modified. You can also use a table’s connection object to access the lower level Query builder that does not include ORM features, if necessary. See the <text:a xlink:type="simple" xlink:href="https://book.cakephp.org/3.0/en/orm/database-basics.html#database-queries" text:style-name="Internet_20_link" text:visited-style-name="Visited_20_Internet_20_Link">Executing Queries</text:a> section for more information:</text:p>
        <text:p text:style-name="Preformatted_20_Text">use Cake\ORM\TableRegistry;</text:p>
        <text:p text:style-name="Preformatted_20_Text">$articles = TableRegistry::get('Articles');</text:p>
        <text:p text:style-name="Preformatted_20_Text"/>
        <text:p text:style-name="Preformatted_20_Text">// Start a new query.</text:p>
        <text:p text:style-name="P18">$query = $articles-&gt;find();</text:p>
        <text:p text:style-name="Text_20_body">When inside a controller, you can use the automatic table variable that is created using the conventions system:</text:p>
        <text:p text:style-name="Preformatted_20_Text">// Inside ArticlesController.php</text:p>
        <text:p text:style-name="Preformatted_20_Text"/>
        <text:p text:style-name="P18">$query = $this-&gt;Articles-&gt;find();</text:p>
        <text:section text:style-name="Sect1" text:name="selecting-rows-from-a-table">
          <text:h text:style-name="Heading_20_3" text:outline-level="3">Selecting Rows From A Table</text:h>
          <text:p text:style-name="Preformatted_20_Text">use Cake\ORM\TableRegistry;</text:p>
          <text:p text:style-name="Preformatted_20_Text"/>
          <text:p text:style-name="Preformatted_20_Text">$query = TableRegistry::get('Articles')-&gt;find();</text:p>
          <text:p text:style-name="Preformatted_20_Text"/>
          <text:p text:style-name="Preformatted_20_Text">foreach ($query as $article) {</text:p>
          <text:p text:style-name="Preformatted_20_Text"><text:s text:c="4"/>debug($article-&gt;title);</text:p>
          <text:p text:style-name="P18">}</text:p>
          <text:p text:style-name="Text_20_body">For the remaining examples, assume that <text:span text:style-name="Source_20_Text">$articles</text:span> is a <text:a xlink:type="simple" xlink:href="https://book.cakephp.org/3.0/en/orm/retrieving-data-and-resultsets.html#Cake%5CORM%5CTable" text:style-name="Internet_20_link" text:visited-style-name="Visited_20_Internet_20_Link"><text:span text:style-name="Source_20_Text">ORM\Table</text:span></text:a>. When inside controllers, you can use <text:span text:style-name="Source_20_Text">$this-&gt;Articles</text:span> instead of <text:span text:style-name="Source_20_Text">$articles</text:span>.</text:p>
          <text:p text:style-name="Text_20_body">Almost every method in a <text:span text:style-name="Source_20_Text">Query</text:span> object will return the same query, this means that <text:span text:style-name="Source_20_Text">Query</text:span> objects are lazy, and will not be executed unless you tell them to:</text:p>
          <text:p text:style-name="Preformatted_20_Text">$query-&gt;where(['id' =&gt; 1]); // Return the same query object</text:p>
          <text:p text:style-name="P18">$query-&gt;order(['title' =&gt; 'DESC']); // Still same object, no SQL executed</text:p>
          <text:p text:style-name="Text_20_body">You can of course chain the methods you call on Query objects:</text:p>
          <text:p text:style-name="Preformatted_20_Text">$query = $articles</text:p>
          <text:p text:style-name="Preformatted_20_Text"><text:soft-page-break/><text:s text:c="4"/>-&gt;find()</text:p>
          <text:p text:style-name="Preformatted_20_Text"><text:s text:c="4"/>-&gt;select(['id', 'name'])</text:p>
          <text:p text:style-name="Preformatted_20_Text"><text:s text:c="4"/>-&gt;where(['id !=' =&gt; 1])</text:p>
          <text:p text:style-name="Preformatted_20_Text"><text:s text:c="4"/>-&gt;order(['created' =&gt; 'DESC']);</text:p>
          <text:p text:style-name="Preformatted_20_Text"/>
          <text:p text:style-name="Preformatted_20_Text">foreach ($query as $article) {</text:p>
          <text:p text:style-name="Preformatted_20_Text"><text:s text:c="4"/>debug($article-&gt;created);</text:p>
          <text:p text:style-name="P18">}</text:p>
          <text:p text:style-name="Text_20_body">If you try to call <text:span text:style-name="Source_20_Text">debug()</text:span> on a Query object, you will see its internal state and the SQL that will be executed in the database:</text:p>
          <text:p text:style-name="Preformatted_20_Text">debug($articles-&gt;find()-&gt;where(['id' =&gt; 1]));</text:p>
          <text:p text:style-name="Preformatted_20_Text"/>
          <text:p text:style-name="Preformatted_20_Text">// Outputs</text:p>
          <text:p text:style-name="Preformatted_20_Text">// ...</text:p>
          <text:p text:style-name="Preformatted_20_Text">// 'sql' =&gt; 'SELECT * FROM articles where id = ?'</text:p>
          <text:p text:style-name="P18">// ...</text:p>
          <text:p text:style-name="Text_20_body">You can execute a query directly without having to use <text:span text:style-name="Source_20_Text">foreach</text:span> on it. The easiest way is to either call the <text:span text:style-name="Source_20_Text">all()</text:span> or <text:span text:style-name="Source_20_Text">toList()</text:span> methods:</text:p>
          <text:p text:style-name="Preformatted_20_Text">$resultsIteratorObject = $articles</text:p>
          <text:p text:style-name="Preformatted_20_Text"><text:s text:c="4"/>-&gt;find()</text:p>
          <text:p text:style-name="Preformatted_20_Text"><text:s text:c="4"/>-&gt;where(['id &gt;' =&gt; 1])</text:p>
          <text:p text:style-name="Preformatted_20_Text"><text:s text:c="4"/>-&gt;all();</text:p>
          <text:p text:style-name="Preformatted_20_Text"/>
          <text:p text:style-name="Preformatted_20_Text">foreach ($resultsIteratorObject as $article) {</text:p>
          <text:p text:style-name="Preformatted_20_Text"><text:s text:c="4"/>debug($article-&gt;id);</text:p>
          <text:p text:style-name="Preformatted_20_Text">}</text:p>
          <text:p text:style-name="Preformatted_20_Text"/>
          <text:p text:style-name="Preformatted_20_Text">$resultsArray = $articles</text:p>
          <text:p text:style-name="Preformatted_20_Text"><text:s text:c="4"/>-&gt;find()</text:p>
          <text:p text:style-name="Preformatted_20_Text"><text:s text:c="4"/>-&gt;where(['id &gt;' =&gt; 1])</text:p>
          <text:p text:style-name="Preformatted_20_Text"><text:s text:c="4"/>-&gt;toList();</text:p>
          <text:p text:style-name="Preformatted_20_Text"/>
          <text:p text:style-name="Preformatted_20_Text">foreach ($resultsArray as $article) {</text:p>
          <text:p text:style-name="Preformatted_20_Text"><text:s text:c="4"/>debug($article-&gt;id);</text:p>
          <text:p text:style-name="Preformatted_20_Text">}</text:p>
          <text:p text:style-name="Preformatted_20_Text"/>
          <text:p text:style-name="P18">debug($resultsArray[0]-&gt;title);</text:p>
          <text:p text:style-name="Text_20_body">In the above example, <text:span text:style-name="Source_20_Text">$resultsIteratorObject</text:span> will be an instance of <text:span text:style-name="Source_20_Text">Cake\ORM\ResultSet</text:span>, an object you can iterate and apply several extracting and traversing methods on.</text:p>
          <text:p text:style-name="Text_20_body">Often, there is no need to call <text:span text:style-name="Source_20_Text">all()</text:span>, you can simply iterate the Query object to get its results. Query objects can also be used directly as the result object; trying to iterate the query, calling <text:span text:style-name="Source_20_Text">toList()</text:span> or some of the methods inherited from <text:a xlink:type="simple" xlink:href="https://book.cakephp.org/3.0/en/core-libraries/collections.html" text:style-name="Internet_20_link" text:visited-style-name="Visited_20_Internet_20_Link">Collection</text:a>, will result in the query being executed and results returned to you.</text:p>
        </text:section>
        <text:section text:style-name="Sect1" text:name="selecting-a-single-row-from-a-table">
          <text:h text:style-name="Heading_20_3" text:outline-level="3">Selecting A Single Row From A Table</text:h>
          <text:p text:style-name="Text_20_body">You can use the <text:span text:style-name="Source_20_Text">first()</text:span> method to get the first result in the query:</text:p>
          <text:p text:style-name="Preformatted_20_Text">$article = $articles</text:p>
          <text:p text:style-name="Preformatted_20_Text"><text:s text:c="4"/>-&gt;find()</text:p>
          <text:p text:style-name="Preformatted_20_Text"><text:s text:c="4"/>-&gt;where(['id' =&gt; 1])</text:p>
          <text:p text:style-name="Preformatted_20_Text"><text:soft-page-break/><text:s text:c="4"/>-&gt;first();</text:p>
          <text:p text:style-name="Preformatted_20_Text"/>
          <text:p text:style-name="P18">debug($article-&gt;title);</text:p>
        </text:section>
        <text:section text:style-name="Sect1" text:name="getting-a-list-of-values-from-a-column">
          <text:h text:style-name="Heading_20_3" text:outline-level="3">Getting A List Of Values From A Column</text:h>
          <text:p text:style-name="Preformatted_20_Text">// Use the extract() method from the collections library</text:p>
          <text:p text:style-name="Preformatted_20_Text">// This executes the query as well</text:p>
          <text:p text:style-name="Preformatted_20_Text">$allTitles = $articles-&gt;find()-&gt;extract('title');</text:p>
          <text:p text:style-name="Preformatted_20_Text"/>
          <text:p text:style-name="Preformatted_20_Text">foreach ($allTitles as $title) {</text:p>
          <text:p text:style-name="Preformatted_20_Text"><text:s text:c="4"/>echo $title;</text:p>
          <text:p text:style-name="P18">}</text:p>
          <text:p text:style-name="Text_20_body">You can also get a key-value list out of a query result:</text:p>
          <text:p text:style-name="Preformatted_20_Text">$list = $articles-&gt;find('list');</text:p>
          <text:p text:style-name="Preformatted_20_Text"/>
          <text:p text:style-name="Preformatted_20_Text">foreach ($list as $id =&gt; $title) {</text:p>
          <text:p text:style-name="Preformatted_20_Text"><text:s text:c="4"/>echo "$id : $title"</text:p>
          <text:p text:style-name="P18">}</text:p>
          <text:p text:style-name="Text_20_body">For more information on how to customize the fields used for populating the list refer to <text:a xlink:type="simple" xlink:href="https://book.cakephp.org/3.0/en/orm/retrieving-data-and-resultsets.html#table-find-list" text:style-name="Internet_20_link" text:visited-style-name="Visited_20_Internet_20_Link">Finding Key/Value Pairs</text:a> section.</text:p>
        </text:section>
        <text:section text:style-name="Sect1" text:name="queries-are-collection-objects">
          <text:h text:style-name="Heading_20_3" text:outline-level="3">Queries Are Collection Objects</text:h>
          <text:p text:style-name="Text_20_body">Once you get familiar with the Query object methods, it is strongly encouraged that you visit the <text:a xlink:type="simple" xlink:href="https://book.cakephp.org/3.0/en/core-libraries/collections.html" text:style-name="Internet_20_link" text:visited-style-name="Visited_20_Internet_20_Link">Collection</text:a> section to improve your skills in efficiently traversing the data. In short, it is important to remember that anything you can call on a Collection object, you can also do in a Query object:</text:p>
          <text:p text:style-name="Preformatted_20_Text">// Use the combine() method from the collections library</text:p>
          <text:p text:style-name="Preformatted_20_Text">// This is equivalent to find('list')</text:p>
          <text:p text:style-name="Preformatted_20_Text">$keyValueList = $articles-&gt;find()-&gt;combine('id', 'title');</text:p>
          <text:p text:style-name="Preformatted_20_Text"/>
          <text:p text:style-name="Preformatted_20_Text">// An advanced example</text:p>
          <text:p text:style-name="Preformatted_20_Text">$results = $articles-&gt;find()</text:p>
          <text:p text:style-name="Preformatted_20_Text"><text:s text:c="4"/>-&gt;where(['id &gt;' =&gt; 1])</text:p>
          <text:p text:style-name="Preformatted_20_Text"><text:s text:c="4"/>-&gt;order(['title' =&gt; 'DESC'])</text:p>
          <text:p text:style-name="Preformatted_20_Text"><text:s text:c="4"/>-&gt;map(function ($row) { // map() is a collection method, it executes the query</text:p>
          <text:p text:style-name="Preformatted_20_Text"><text:s text:c="8"/>$row-&gt;trimmedTitle = trim($row-&gt;title);</text:p>
          <text:p text:style-name="Preformatted_20_Text"><text:s text:c="8"/>return $row;</text:p>
          <text:p text:style-name="Preformatted_20_Text"><text:s text:c="4"/>})</text:p>
          <text:p text:style-name="Preformatted_20_Text"><text:s text:c="4"/>-&gt;combine('id', 'trimmedTitle') // combine() is another collection method</text:p>
          <text:p text:style-name="Preformatted_20_Text"><text:s text:c="4"/>-&gt;toArray(); // Also a collections library method</text:p>
          <text:p text:style-name="Preformatted_20_Text"/>
          <text:p text:style-name="Preformatted_20_Text">foreach ($results as $id =&gt; $trimmedTitle) {</text:p>
          <text:p text:style-name="Preformatted_20_Text"><text:s text:c="4"/>echo "$id : $trimmedTitle";</text:p>
          <text:p text:style-name="P18">}</text:p>
        </text:section>
        <text:section text:style-name="Sect1" text:name="how-are-queries-lazily-evaluated">
          <text:h text:style-name="Heading_20_3" text:outline-level="3">How Are Queries Lazily Evaluated</text:h>
          <text:p text:style-name="Text_20_body">Query objects are lazily evaluated. This means a query is not executed until one of the following things occur:</text:p>
          <text:list xml:id="list8816513792981472712" text:style-name="L5">
            <text:list-item>
              <text:p text:style-name="P13">The query is iterated with <text:span text:style-name="Source_20_Text">foreach()</text:span>. </text:p>
            </text:list-item>
            <text:list-item>
              <text:p text:style-name="P13"><text:soft-page-break/>The query’s <text:span text:style-name="Source_20_Text">execute()</text:span> method is called. This will return the underlying statement object, and is to be used with insert/update/delete queries. </text:p>
            </text:list-item>
            <text:list-item>
              <text:p text:style-name="P13">The query’s <text:span text:style-name="Source_20_Text">first()</text:span> method is called. This will return the first result in the set built by <text:span text:style-name="Source_20_Text">SELECT</text:span> (it adds <text:span text:style-name="Source_20_Text">LIMIT 1</text:span> to the query). </text:p>
            </text:list-item>
            <text:list-item>
              <text:p text:style-name="P13">The query’s <text:span text:style-name="Source_20_Text">all()</text:span> method is called. This will return the result set and can only be used with <text:span text:style-name="Source_20_Text">SELECT</text:span> statements. </text:p>
            </text:list-item>
            <text:list-item>
              <text:p text:style-name="P5">The query’s <text:span text:style-name="Source_20_Text">toList()</text:span> or <text:span text:style-name="Source_20_Text">toArray()</text:span> method is called. </text:p>
            </text:list-item>
          </text:list>
          <text:p text:style-name="Text_20_body">Until one of these conditions are met, the query can be modified without additional SQL being sent to the database. It also means that if a Query hasn’t been evaluated, no SQL is ever sent to the database. Once executed, modifying and re-evaluating a query will result in additional SQL being run.</text:p>
          <text:p text:style-name="Text_20_body">If you want to take a look at what SQL CakePHP is generating, you can turn database <text:a xlink:type="simple" xlink:href="https://book.cakephp.org/3.0/en/orm/database-basics.html#database-query-logging" text:style-name="Internet_20_link" text:visited-style-name="Visited_20_Internet_20_Link">query logging</text:a> on.</text:p>
          <text:p text:style-name="Text_20_body">The following sections will show you everything there is to know about using and combining the Query object methods to construct SQL statements and extract data.</text:p>
        </text:section>
      </text:section>
      <text:section text:style-name="Sect1" text:name="selecting-data">
        <text:h text:style-name="Heading_20_2" text:outline-level="2">Selecting Data</text:h>
        <text:p text:style-name="Text_20_body">Most web applications make heavy use of <text:span text:style-name="Source_20_Text">SELECT</text:span> queries. CakePHP makes building them a snap. To limit the fields fetched, you can use the <text:span text:style-name="Source_20_Text">select()</text:span> method:</text:p>
        <text:p text:style-name="Preformatted_20_Text">$query = $articles-&gt;find();</text:p>
        <text:p text:style-name="Preformatted_20_Text">$query-&gt;select(['id', 'title', 'body']);</text:p>
        <text:p text:style-name="Preformatted_20_Text">foreach ($query as $row) {</text:p>
        <text:p text:style-name="Preformatted_20_Text"><text:s text:c="4"/>debug($row-&gt;title);</text:p>
        <text:p text:style-name="P18">}</text:p>
        <text:p text:style-name="Text_20_body">You can set aliases for fields by providing fields as an associative array:</text:p>
        <text:p text:style-name="Preformatted_20_Text">// Results in SELECT id AS pk, title AS aliased_title, body ...</text:p>
        <text:p text:style-name="Preformatted_20_Text">$query = $articles-&gt;find();</text:p>
        <text:p text:style-name="P18">$query-&gt;select(['pk' =&gt; 'id', 'aliased_title' =&gt; 'title', 'body']);</text:p>
        <text:p text:style-name="Text_20_body">To select distinct fields, you can use the <text:span text:style-name="Source_20_Text">distinct()</text:span> method:</text:p>
        <text:p text:style-name="Preformatted_20_Text">// Results in SELECT DISTINCT country FROM ...</text:p>
        <text:p text:style-name="Preformatted_20_Text">$query = $articles-&gt;find();</text:p>
        <text:p text:style-name="Preformatted_20_Text">$query-&gt;select(['country'])</text:p>
        <text:p text:style-name="P18"><text:s text:c="4"/>-&gt;distinct(['country']);</text:p>
        <text:p text:style-name="Text_20_body">To set some basic conditions you can use the <text:span text:style-name="Source_20_Text">where()</text:span> method:</text:p>
        <text:p text:style-name="Preformatted_20_Text">// Conditions are combined with AND</text:p>
        <text:p text:style-name="Preformatted_20_Text">$query = $articles-&gt;find();</text:p>
        <text:p text:style-name="Preformatted_20_Text">$query-&gt;where(['title' =&gt; 'First Post', 'published' =&gt; true]);</text:p>
        <text:p text:style-name="Preformatted_20_Text"/>
        <text:p text:style-name="Preformatted_20_Text">// You can call where() multiple times</text:p>
        <text:p text:style-name="Preformatted_20_Text">$query = $articles-&gt;find();</text:p>
        <text:p text:style-name="Preformatted_20_Text">$query-&gt;where(['title' =&gt; 'First Post'])</text:p>
        <text:p text:style-name="P18"><text:s text:c="4"/>-&gt;where(['published' =&gt; true]);</text:p>
        <text:p text:style-name="Text_20_body"><text:soft-page-break/>You can also pass an anonymous function to the <text:span text:style-name="Source_20_Text">where()</text:span> method. The passed anonymous function will receive an instance of <text:span text:style-name="Source_20_Text">\Cake\Database\Expression\QueryExpression</text:span> as its first argument, and <text:span text:style-name="Source_20_Text">\Cake\ORM\Query</text:span> as its second:</text:p>
        <text:p text:style-name="Preformatted_20_Text">$query = $articles-&gt;find();</text:p>
        <text:p text:style-name="Preformatted_20_Text">$query-&gt;where(function (QueryExpression $exp, Query $q) {</text:p>
        <text:p text:style-name="Preformatted_20_Text"><text:s text:c="4"/>return $exp-&gt;eq('published', true);</text:p>
        <text:p text:style-name="P18">});</text:p>
        <text:p text:style-name="Text_20_body">See the <text:a xlink:type="simple" xlink:href="https://book.cakephp.org/3.0/en/orm/query-builder.html#advanced-query-conditions" text:style-name="Internet_20_link" text:visited-style-name="Visited_20_Internet_20_Link">Advanced Conditions</text:a> section to find out how to construct more complex <text:span text:style-name="Source_20_Text">WHERE</text:span> conditions. To apply ordering, you can use the <text:span text:style-name="Source_20_Text">order</text:span> method:</text:p>
        <text:p text:style-name="Preformatted_20_Text">$query = $articles-&gt;find()</text:p>
        <text:p text:style-name="P18"><text:s text:c="4"/>-&gt;order(['title' =&gt; 'ASC', 'id' =&gt; 'ASC']);</text:p>
        <text:p text:style-name="Text_20_body">When calling <text:span text:style-name="Source_20_Text">order()</text:span> multiple times on a query, multiple clauses will be appended. However, when using finders you may sometimes need to overwrite the <text:span text:style-name="Source_20_Text">ORDER BY</text:span>. Set the second parameter of <text:span text:style-name="Source_20_Text">order()</text:span> (as well as <text:span text:style-name="Source_20_Text">orderAsc()</text:span> or <text:span text:style-name="Source_20_Text">orderDesc()</text:span>) to <text:span text:style-name="Source_20_Text">Query::OVERWRITE</text:span> or to <text:span text:style-name="Source_20_Text">true</text:span>:</text:p>
        <text:p text:style-name="Preformatted_20_Text">$query = $articles-&gt;find()</text:p>
        <text:p text:style-name="Preformatted_20_Text"><text:s text:c="4"/>-&gt;order(['title' =&gt; 'ASC']);</text:p>
        <text:p text:style-name="Preformatted_20_Text">// Later, overwrite the ORDER BY clause instead of appending to it.</text:p>
        <text:p text:style-name="Preformatted_20_Text">$query = $articles-&gt;find()</text:p>
        <text:p text:style-name="P18"><text:s text:c="4"/>-&gt;order(['created' =&gt; 'DESC'], Query::OVERWRITE);</text:p>
        <text:p text:style-name="Text_20_body">New in version 3.0.12: In addition to <text:span text:style-name="Source_20_Text">order</text:span>, the <text:span text:style-name="Source_20_Text">orderAsc</text:span> and <text:span text:style-name="Source_20_Text">orderDesc</text:span> methods can be used when you need to sort on complex expressions:</text:p>
        <text:p text:style-name="Preformatted_20_Text">$query = $articles-&gt;find();</text:p>
        <text:p text:style-name="Preformatted_20_Text">$concat = $query-&gt;func()-&gt;concat([</text:p>
        <text:p text:style-name="Preformatted_20_Text"><text:s text:c="4"/>'title' =&gt; 'identifier',</text:p>
        <text:p text:style-name="Preformatted_20_Text"><text:s text:c="4"/>'synopsis' =&gt; 'identifier'</text:p>
        <text:p text:style-name="Preformatted_20_Text">]);</text:p>
        <text:p text:style-name="P18">$query-&gt;orderAsc($concat);</text:p>
        <text:p text:style-name="Text_20_body">To limit the number of rows or set the row offset you can use the <text:span text:style-name="Source_20_Text">limit()</text:span> and <text:span text:style-name="Source_20_Text">page()</text:span> methods:</text:p>
        <text:p text:style-name="Preformatted_20_Text">// Fetch rows 50 to 100</text:p>
        <text:p text:style-name="Preformatted_20_Text">$query = $articles-&gt;find()</text:p>
        <text:p text:style-name="Preformatted_20_Text"><text:s text:c="4"/>-&gt;limit(50)</text:p>
        <text:p text:style-name="P18"><text:s text:c="4"/>-&gt;page(2);</text:p>
        <text:p text:style-name="Text_20_body">As you can see from the examples above, all the methods that modify the query provide a fluent interface, allowing you to build a query through chained method calls.</text:p>
        <text:section text:style-name="Sect1" text:name="selecting-all-fields-from-a-table">
          <text:h text:style-name="Heading_20_3" text:outline-level="3">Selecting All Fields From a Table</text:h>
          <text:p text:style-name="Text_20_body">By default a query will select all fields from a table, the exception is when you call the <text:span text:style-name="Source_20_Text">select()</text:span> function yourself and pass certain fields:</text:p>
          <text:p text:style-name="Preformatted_20_Text">// Only select id and title from the articles table</text:p>
          <text:p text:style-name="P18">$articles-&gt;find()-&gt;select(['id', 'title']);</text:p>
          <text:p text:style-name="Text_20_body"><text:soft-page-break/>If you wish to still select all fields from a table after having called <text:span text:style-name="Source_20_Text">select($fields)</text:span>, you can pass the table instance to <text:span text:style-name="Source_20_Text">select()</text:span> for this purpose:</text:p>
          <text:p text:style-name="Preformatted_20_Text">// Only all fields from the articles table including</text:p>
          <text:p text:style-name="Preformatted_20_Text">// a calculated slug field.</text:p>
          <text:p text:style-name="Preformatted_20_Text">$query = $articlesTable-&gt;find();</text:p>
          <text:p text:style-name="Preformatted_20_Text">$query</text:p>
          <text:p text:style-name="Preformatted_20_Text"><text:s text:c="4"/>-&gt;select(['slug' =&gt; $query-&gt;func()-&gt;concat(['title' =&gt; 'identifier', '-', 'id' =&gt; 'identifier'])])</text:p>
          <text:p text:style-name="P18"><text:s text:c="4"/>-&gt;select($articlesTable); // Select all fields from articles</text:p>
          <text:p text:style-name="Text_20_body">New in version 3.1: Passing a table object to select() was added in 3.1.</text:p>
        </text:section>
        <text:section text:style-name="Sect1" text:name="using-sql-functions">
          <text:h text:style-name="Heading_20_3" text:outline-level="3"><text:bookmark text:name="id11"/>Using SQL Functions</text:h>
          <text:p text:style-name="Text_20_body">CakePHP’s ORM offers abstraction for some commonly used SQL functions. Using the abstraction allows the ORM to select the platform specific implementation of the function you want. For example, <text:span text:style-name="Source_20_Text">concat</text:span> is implemented differently in MySQL, PostgreSQL and SQL Server. Using the abstraction allows your code to be portable:</text:p>
          <text:p text:style-name="Preformatted_20_Text">// Results in SELECT COUNT(*) count FROM ...</text:p>
          <text:p text:style-name="Preformatted_20_Text">$query = $articles-&gt;find();</text:p>
          <text:p text:style-name="P18">$query-&gt;select(['count' =&gt; $query-&gt;func()-&gt;count('*')]);</text:p>
          <text:p text:style-name="Text_20_body">A number of commonly used functions can be created with the <text:span text:style-name="Source_20_Text">func()</text:span> method:</text:p>
          <text:list xml:id="list670988503341393358" text:style-name="L6">
            <text:list-item>
              <text:p text:style-name="P14"><text:span text:style-name="Source_20_Text">sum()</text:span> Calculate a sum. The arguments will be treated as literal values. </text:p>
            </text:list-item>
            <text:list-item>
              <text:p text:style-name="P14"><text:span text:style-name="Source_20_Text">avg()</text:span> Calculate an average. The arguments will be treated as literal values. </text:p>
            </text:list-item>
            <text:list-item>
              <text:p text:style-name="P14"><text:span text:style-name="Source_20_Text">min()</text:span> Calculate the min of a column. The arguments will be treated as literal values. </text:p>
            </text:list-item>
            <text:list-item>
              <text:p text:style-name="P14"><text:span text:style-name="Source_20_Text">max()</text:span> Calculate the max of a column. The arguments will be treated as literal values. </text:p>
            </text:list-item>
            <text:list-item>
              <text:p text:style-name="P14"><text:span text:style-name="Source_20_Text">count()</text:span> Calculate the count. The arguments will be treated as literal values. </text:p>
            </text:list-item>
            <text:list-item>
              <text:p text:style-name="P14"><text:span text:style-name="Source_20_Text">concat()</text:span> Concatenate two values together. The arguments are treated as bound parameters unless marked as literal. </text:p>
            </text:list-item>
            <text:list-item>
              <text:p text:style-name="P14"><text:span text:style-name="Source_20_Text">coalesce()</text:span> Coalesce values. The arguments are treated as bound parameters unless marked as literal. </text:p>
            </text:list-item>
            <text:list-item>
              <text:p text:style-name="P14"><text:span text:style-name="Source_20_Text">dateDiff()</text:span> Get the difference between two dates/times. The arguments are treated as bound parameters unless marked as literal. </text:p>
            </text:list-item>
            <text:list-item>
              <text:p text:style-name="P14"><text:span text:style-name="Source_20_Text">now()</text:span> Take either ‘time’ or ‘date’ as an argument allowing you to get either the current time, or current date. </text:p>
            </text:list-item>
            <text:list-item>
              <text:p text:style-name="P14"><text:span text:style-name="Source_20_Text">extract()</text:span> Returns the specified date part from the SQL expression. </text:p>
            </text:list-item>
            <text:list-item>
              <text:p text:style-name="P14"><text:span text:style-name="Source_20_Text">dateAdd()</text:span> Add the time unit to the date expression. </text:p>
            </text:list-item>
            <text:list-item>
              <text:p text:style-name="P6"><text:span text:style-name="Source_20_Text">dayOfWeek()</text:span> Returns a FunctionExpression representing a call to SQL WEEKDAY function. </text:p>
            </text:list-item>
          </text:list>
          <text:p text:style-name="Text_20_body">New in version 3.1: <text:span text:style-name="Source_20_Text">extract()</text:span>, <text:span text:style-name="Source_20_Text">dateAdd()</text:span> and <text:span text:style-name="Source_20_Text">dayOfWeek()</text:span> methods have been added.</text:p>
          <text:p text:style-name="Text_20_body"><text:soft-page-break/>When providing arguments for SQL functions, there are two kinds of parameters you can use, literal arguments and bound parameters. Identifier/Literal parameters allow you to reference columns or other SQL literals. Bound parameters can be used to safely add user data to SQL functions. For example:</text:p>
          <text:p text:style-name="Preformatted_20_Text">$query = $articles-&gt;find()-&gt;innerJoinWith('Categories');</text:p>
          <text:p text:style-name="Preformatted_20_Text">$concat = $query-&gt;func()-&gt;concat([</text:p>
          <text:p text:style-name="Preformatted_20_Text"><text:s text:c="4"/>'Articles.title' =&gt; 'identifier',</text:p>
          <text:p text:style-name="Preformatted_20_Text"><text:s text:c="4"/>' - CAT: ',</text:p>
          <text:p text:style-name="Preformatted_20_Text"><text:s text:c="4"/>'Categories.name' =&gt; 'identifier',</text:p>
          <text:p text:style-name="Preformatted_20_Text"><text:s text:c="4"/>' - Age: ',</text:p>
          <text:p text:style-name="Preformatted_20_Text"><text:s text:c="4"/>'(DATEDIFF(NOW(), Articles.created))' =&gt; 'literal',</text:p>
          <text:p text:style-name="Preformatted_20_Text">]);</text:p>
          <text:p text:style-name="P18">$query-&gt;select(['link_title' =&gt; $concat]);</text:p>
          <text:p text:style-name="Text_20_body">By making arguments with a value of <text:span text:style-name="Source_20_Text">literal</text:span>, the ORM will know that the key should be treated as a literal SQL value. By making arguments with a value of <text:span text:style-name="Source_20_Text">identifier</text:span>, the ORM will know that the key should be treated as a field identifier. The above would generate the following SQL on MySQL:</text:p>
          <text:p text:style-name="P18">SELECT CONCAT(Articles.title, :c0, Categories.name, :c1, (DATEDIFF(NOW(), Articles.created))) FROM articles;</text:p>
          <text:p text:style-name="Text_20_body">The <text:span text:style-name="Source_20_Text">:c0</text:span> value will have the <text:span text:style-name="Source_20_Text">' - CAT:'</text:span> text bound when the query is executed.</text:p>
          <text:p text:style-name="Text_20_body">In addition to the above functions, the <text:span text:style-name="Source_20_Text">func()</text:span> method can be used to create any generic SQL function such as <text:span text:style-name="Source_20_Text">year</text:span>, <text:span text:style-name="Source_20_Text">date_format</text:span>, <text:span text:style-name="Source_20_Text">convert</text:span>, etc. For example:</text:p>
          <text:p text:style-name="Preformatted_20_Text">$query = $articles-&gt;find();</text:p>
          <text:p text:style-name="Preformatted_20_Text">$year = $query-&gt;func()-&gt;year([</text:p>
          <text:p text:style-name="Preformatted_20_Text"><text:s text:c="4"/>'created' =&gt; 'identifier'</text:p>
          <text:p text:style-name="Preformatted_20_Text">]);</text:p>
          <text:p text:style-name="Preformatted_20_Text">$time = $query-&gt;func()-&gt;date_format([</text:p>
          <text:p text:style-name="Preformatted_20_Text"><text:s text:c="4"/>'created' =&gt; 'identifier',</text:p>
          <text:p text:style-name="Preformatted_20_Text"><text:s text:c="4"/>"'%H:%i'" =&gt; 'literal'</text:p>
          <text:p text:style-name="Preformatted_20_Text">]);</text:p>
          <text:p text:style-name="Preformatted_20_Text">$query-&gt;select([</text:p>
          <text:p text:style-name="Preformatted_20_Text"><text:s text:c="4"/>'yearCreated' =&gt; $year,</text:p>
          <text:p text:style-name="Preformatted_20_Text"><text:s text:c="4"/>'timeCreated' =&gt; $time</text:p>
          <text:p text:style-name="P18">]);</text:p>
          <text:p text:style-name="Text_20_body">Would result in:</text:p>
          <text:p text:style-name="P18">SELECT YEAR(created) as yearCreated, DATE_FORMAT(created, '%H:%i') as timeCreated FROM articles;</text:p>
          <text:p text:style-name="Text_20_body">You should remember to use the function builder whenever you need to put untrusted data into SQL functions or stored procedures:</text:p>
          <text:p text:style-name="Preformatted_20_Text">// Use a stored procedure</text:p>
          <text:p text:style-name="Preformatted_20_Text">$query = $articles-&gt;find();</text:p>
          <text:p text:style-name="Preformatted_20_Text">$lev = $query-&gt;func()-&gt;levenshtein([$search, 'LOWER(title)' =&gt; 'literal']);</text:p>
          <text:p text:style-name="Preformatted_20_Text">$query-&gt;where(function (QueryExpression $exp) use ($lev) {</text:p>
          <text:p text:style-name="Preformatted_20_Text"><text:s text:c="4"/>return $exp-&gt;between($lev, 0, $tolerance);</text:p>
          <text:p text:style-name="Preformatted_20_Text">});</text:p>
          <text:p text:style-name="Preformatted_20_Text"/>
          <text:p text:style-name="Preformatted_20_Text">// Generated SQL would be</text:p>
          <text:p text:style-name="P18">WHERE levenshtein(:c0, lower(street)) BETWEEN :c1 AND :c2</text:p>
        </text:section>
        <text:section text:style-name="Sect1" text:name="aggregates-group-and-having">
          <text:h text:style-name="Heading_20_3" text:outline-level="3"><text:soft-page-break/>Aggregates - Group and Having</text:h>
          <text:p text:style-name="Text_20_body">When using aggregate functions like <text:span text:style-name="Source_20_Text">count</text:span> and <text:span text:style-name="Source_20_Text">sum</text:span> you may want to use <text:span text:style-name="Source_20_Text">group by</text:span> and <text:span text:style-name="Source_20_Text">having</text:span> clauses:</text:p>
          <text:p text:style-name="Preformatted_20_Text">$query = $articles-&gt;find();</text:p>
          <text:p text:style-name="Preformatted_20_Text">$query-&gt;select([</text:p>
          <text:p text:style-name="Preformatted_20_Text"><text:s text:c="4"/>'count' =&gt; $query-&gt;func()-&gt;count('view_count'),</text:p>
          <text:p text:style-name="Preformatted_20_Text"><text:s text:c="4"/>'published_date' =&gt; 'DATE(created)'</text:p>
          <text:p text:style-name="Preformatted_20_Text">])</text:p>
          <text:p text:style-name="Preformatted_20_Text">-&gt;group('published_date')</text:p>
          <text:p text:style-name="P18">-&gt;having(['count &gt;' =&gt; 3]);</text:p>
        </text:section>
        <text:section text:style-name="Sect1" text:name="case-statements">
          <text:h text:style-name="Heading_20_3" text:outline-level="3">Case statements</text:h>
          <text:p text:style-name="Text_20_body">The ORM also offers the SQL <text:span text:style-name="Source_20_Text">case</text:span> expression. The <text:span text:style-name="Source_20_Text">case</text:span> expression allows for implementing <text:span text:style-name="Source_20_Text">if ... then ... else</text:span> logic inside your SQL. This can be useful for reporting on data where you need to conditionally sum or count data, or where you need to specific data based on a condition.</text:p>
          <text:p text:style-name="Text_20_body">If we wished to know how many published articles are in our database, we could use the following SQL:</text:p>
          <text:p text:style-name="Preformatted_20_Text">SELECT</text:p>
          <text:p text:style-name="Preformatted_20_Text">COUNT(CASE WHEN published = 'Y' THEN 1 END) AS number_published,</text:p>
          <text:p text:style-name="Preformatted_20_Text">COUNT(CASE WHEN published = 'N' THEN 1 END) AS number_unpublished</text:p>
          <text:p text:style-name="P18">FROM articles</text:p>
          <text:p text:style-name="Text_20_body">To do this with the query builder, we’d use the following code:</text:p>
          <text:p text:style-name="Preformatted_20_Text">$query = $articles-&gt;find();</text:p>
          <text:p text:style-name="Preformatted_20_Text">$publishedCase = $query-&gt;newExpr()</text:p>
          <text:p text:style-name="Preformatted_20_Text"><text:s text:c="4"/>-&gt;addCase(</text:p>
          <text:p text:style-name="Preformatted_20_Text"><text:s text:c="8"/>$query-&gt;newExpr()-&gt;add(['published' =&gt; 'Y']),</text:p>
          <text:p text:style-name="Preformatted_20_Text"><text:s text:c="8"/>1,</text:p>
          <text:p text:style-name="Preformatted_20_Text"><text:s text:c="8"/>'integer'</text:p>
          <text:p text:style-name="Preformatted_20_Text"><text:s text:c="4"/>);</text:p>
          <text:p text:style-name="Preformatted_20_Text">$unpublishedCase = $query-&gt;newExpr()</text:p>
          <text:p text:style-name="Preformatted_20_Text"><text:s text:c="4"/>-&gt;addCase(</text:p>
          <text:p text:style-name="Preformatted_20_Text"><text:s text:c="8"/>$query-&gt;newExpr()-&gt;add(['published' =&gt; 'N']),</text:p>
          <text:p text:style-name="Preformatted_20_Text"><text:s text:c="8"/>1,</text:p>
          <text:p text:style-name="Preformatted_20_Text"><text:s text:c="8"/>'integer'</text:p>
          <text:p text:style-name="Preformatted_20_Text"><text:s text:c="4"/>);</text:p>
          <text:p text:style-name="Preformatted_20_Text"/>
          <text:p text:style-name="Preformatted_20_Text">$query-&gt;select([</text:p>
          <text:p text:style-name="Preformatted_20_Text"><text:s text:c="4"/>'number_published' =&gt; $query-&gt;func()-&gt;count($publishedCase),</text:p>
          <text:p text:style-name="Preformatted_20_Text"><text:s text:c="4"/>'number_unpublished' =&gt; $query-&gt;func()-&gt;count($unpublishedCase)</text:p>
          <text:p text:style-name="P18">]);</text:p>
          <text:p text:style-name="Text_20_body">The <text:span text:style-name="Source_20_Text">addCase</text:span> function can also chain together multiple statements to create <text:span text:style-name="Source_20_Text">if .. then .. [elseif .. then .. ] [ .. else ]</text:span> logic inside your SQL.</text:p>
          <text:p text:style-name="Text_20_body">If we wanted to classify cities into SMALL, MEDIUM, or LARGE based on population size, we could do the following:</text:p>
          <text:p text:style-name="Preformatted_20_Text">$query = $cities-&gt;find()</text:p>
          <text:p text:style-name="Preformatted_20_Text"><text:s text:c="4"/>-&gt;where(function (QueryExpression $exp, Query $q) {</text:p>
          <text:p text:style-name="Preformatted_20_Text"><text:s text:c="8"/>return $exp-&gt;addCase(</text:p>
          <text:p text:style-name="Preformatted_20_Text"><text:soft-page-break/><text:s text:c="12"/>[</text:p>
          <text:p text:style-name="Preformatted_20_Text"><text:s text:c="16"/>$q-&gt;newExpr()-&gt;lt('population', 100000),</text:p>
          <text:p text:style-name="Preformatted_20_Text"><text:s text:c="16"/>$q-&gt;newExpr()-&gt;between('population', 100000, 999000),</text:p>
          <text:p text:style-name="Preformatted_20_Text"><text:s text:c="16"/>$q-&gt;newExpr()-&gt;gte('population', 999001),</text:p>
          <text:p text:style-name="Preformatted_20_Text"><text:s text:c="12"/>],</text:p>
          <text:p text:style-name="Preformatted_20_Text"><text:s text:c="12"/>['SMALL', <text:s/>'MEDIUM', 'LARGE'], # values matching conditions</text:p>
          <text:p text:style-name="Preformatted_20_Text"><text:s text:c="12"/>['string', 'string', 'string'] # type of each value</text:p>
          <text:p text:style-name="Preformatted_20_Text"><text:s text:c="8"/>);</text:p>
          <text:p text:style-name="Preformatted_20_Text"><text:s text:c="4"/>});</text:p>
          <text:p text:style-name="Preformatted_20_Text"># WHERE CASE</text:p>
          <text:p text:style-name="Preformatted_20_Text"># <text:s text:c="2"/>WHEN population &lt; 100000 THEN 'SMALL'</text:p>
          <text:p text:style-name="Preformatted_20_Text"># <text:s text:c="2"/>WHEN population BETWEEN 100000 AND 999000 THEN 'MEDIUM'</text:p>
          <text:p text:style-name="Preformatted_20_Text"># <text:s text:c="2"/>WHEN population &gt;= 999001 THEN 'LARGE'</text:p>
          <text:p text:style-name="P18"># <text:s text:c="2"/>END</text:p>
          <text:p text:style-name="Text_20_body">Any time there are fewer case conditions than values, <text:span text:style-name="Source_20_Text">addCase</text:span> will automatically produce an <text:span text:style-name="Source_20_Text">if .. then .. else</text:span> statement:</text:p>
          <text:p text:style-name="Preformatted_20_Text">$query = $cities-&gt;find()</text:p>
          <text:p text:style-name="Preformatted_20_Text"><text:s text:c="4"/>-&gt;where(function (QueryExpression $exp, Query $q) {</text:p>
          <text:p text:style-name="Preformatted_20_Text"><text:s text:c="8"/>return $exp-&gt;addCase(</text:p>
          <text:p text:style-name="Preformatted_20_Text"><text:s text:c="12"/>[</text:p>
          <text:p text:style-name="Preformatted_20_Text"><text:s text:c="16"/>$q-&gt;newExpr()-&gt;eq('population', 0),</text:p>
          <text:p text:style-name="Preformatted_20_Text"><text:s text:c="12"/>],</text:p>
          <text:p text:style-name="Preformatted_20_Text"><text:s text:c="12"/>['DESERTED', 'INHABITED'], # values matching conditions</text:p>
          <text:p text:style-name="Preformatted_20_Text"><text:s text:c="12"/>['string', 'string'] # type of each value</text:p>
          <text:p text:style-name="Preformatted_20_Text"><text:s text:c="8"/>);</text:p>
          <text:p text:style-name="Preformatted_20_Text"><text:s text:c="4"/>});</text:p>
          <text:p text:style-name="Preformatted_20_Text"># WHERE CASE</text:p>
          <text:p text:style-name="P18"># <text:s text:c="2"/>WHEN population = 0 THEN 'DESERTED' ELSE 'INHABITED' END</text:p>
        </text:section>
        <text:section text:style-name="Sect1" text:name="getting-arrays-instead-of-entities">
          <text:h text:style-name="Heading_20_3" text:outline-level="3">Getting Arrays Instead of Entities</text:h>
          <text:p text:style-name="Text_20_body">While ORMs and object result sets are powerful, creating entities is sometimes unnecessary. For example, when accessing aggregated data, building an Entity may not make sense. The process of converting the database results to entities is called hydration. If you wish to disable this process you can do this:</text:p>
          <text:p text:style-name="Preformatted_20_Text">$query = $articles-&gt;find();</text:p>
          <text:p text:style-name="Preformatted_20_Text">$query-&gt;hydrate(false); // Results as arrays instead of entities</text:p>
          <text:p text:style-name="P18">$result = $query-&gt;toList(); // Execute the query and return the array</text:p>
          <text:p text:style-name="Text_20_body">After executing those lines, your result should look similar to this:</text:p>
          <text:p text:style-name="Preformatted_20_Text">[</text:p>
          <text:p text:style-name="Preformatted_20_Text"><text:s text:c="4"/>['id' =&gt; 1, 'title' =&gt; 'First Article', 'body' =&gt; 'Article 1 body' ...],</text:p>
          <text:p text:style-name="Preformatted_20_Text"><text:s text:c="4"/>['id' =&gt; 2, 'title' =&gt; 'Second Article', 'body' =&gt; 'Article 2 body' ...],</text:p>
          <text:p text:style-name="Preformatted_20_Text"><text:s text:c="4"/>...</text:p>
          <text:p text:style-name="P18">]</text:p>
        </text:section>
        <text:section text:style-name="Sect1" text:name="adding-calculated-fields">
          <text:h text:style-name="Heading_20_3" text:outline-level="3"><text:bookmark text:name="format-results"/>Adding Calculated Fields</text:h>
          <text:p text:style-name="Text_20_body">After your queries, you may need to do some post-processing. If you need to add a few calculated fields or derived data, you can use the <text:span text:style-name="Source_20_Text">formatResults()</text:span> method. This is a lightweight way to map over the result sets. If you need more control over the process, or want to reduce results you should use the <text:a xlink:type="simple" xlink:href="https://book.cakephp.org/3.0/en/orm/retrieving-data-and-resultsets.html#map-reduce" text:style-name="Internet_20_link" text:visited-style-name="Visited_20_Internet_20_Link">Map/Reduce</text:a> feature instead. If you were querying a list of people, you could calculate their age with a result formatter:</text:p>
          <text:p text:style-name="Preformatted_20_Text"><text:soft-page-break/>// Assuming we have built the fields, conditions and containments.</text:p>
          <text:p text:style-name="Preformatted_20_Text">$query-&gt;formatResults(function (\Cake\Collection\CollectionInterface $results) {</text:p>
          <text:p text:style-name="Preformatted_20_Text"><text:s text:c="4"/>return $results-&gt;map(function ($row) {</text:p>
          <text:p text:style-name="Preformatted_20_Text"><text:s text:c="8"/>$row['age'] = $row['birth_date']-&gt;diff(new \DateTime)-&gt;y;</text:p>
          <text:p text:style-name="Preformatted_20_Text"><text:s text:c="8"/>return $row;</text:p>
          <text:p text:style-name="Preformatted_20_Text"><text:s text:c="4"/>});</text:p>
          <text:p text:style-name="P18">});</text:p>
          <text:p text:style-name="Text_20_body">As you can see in the example above, formatting callbacks will get a <text:span text:style-name="Source_20_Text">ResultSetDecorator</text:span> as their first argument. The second argument will be the Query instance the formatter was attached to. The <text:span text:style-name="Source_20_Text">$results</text:span> argument can be traversed and modified as necessary.</text:p>
          <text:p text:style-name="Text_20_body">Result formatters are required to return an iterator object, which will be used as the return value for the query. Formatter functions are applied after all the Map/Reduce routines have been executed. Result formatters can be applied from within contained associations as well. CakePHP will ensure that your formatters are properly scoped. For example, doing the following would work as you may expect:</text:p>
          <text:p text:style-name="Preformatted_20_Text">// In a method in the Articles table</text:p>
          <text:p text:style-name="Preformatted_20_Text">$query-&gt;contain(['Authors' =&gt; function ($q) {</text:p>
          <text:p text:style-name="Preformatted_20_Text"><text:s text:c="4"/>return $q-&gt;formatResults(function (\Cake\Collection\CollectionInterface $authors) {</text:p>
          <text:p text:style-name="Preformatted_20_Text"><text:s text:c="8"/>return $authors-&gt;map(function ($author) {</text:p>
          <text:p text:style-name="Preformatted_20_Text"><text:s text:c="12"/>$author['age'] = $author['birth_date']-&gt;diff(new \DateTime)-&gt;y;</text:p>
          <text:p text:style-name="Preformatted_20_Text"><text:s text:c="12"/>return $author;</text:p>
          <text:p text:style-name="Preformatted_20_Text"><text:s text:c="8"/>});</text:p>
          <text:p text:style-name="Preformatted_20_Text"><text:s text:c="4"/>});</text:p>
          <text:p text:style-name="Preformatted_20_Text">}]);</text:p>
          <text:p text:style-name="Preformatted_20_Text"/>
          <text:p text:style-name="Preformatted_20_Text">// Get results</text:p>
          <text:p text:style-name="Preformatted_20_Text">$results = $query-&gt;all();</text:p>
          <text:p text:style-name="Preformatted_20_Text"/>
          <text:p text:style-name="Preformatted_20_Text">// Outputs 29</text:p>
          <text:p text:style-name="P18">echo $results-&gt;first()-&gt;author-&gt;age;</text:p>
          <text:p text:style-name="Text_20_body">As seen above, the formatters attached to associated query builders are scoped to operate only on the data in the association. CakePHP will ensure that computed values are inserted into the correct entity.</text:p>
        </text:section>
      </text:section>
      <text:section text:style-name="Sect1" text:name="advanced-conditions">
        <text:h text:style-name="Heading_20_2" text:outline-level="2"><text:bookmark text:name="advanced-query-conditions"/>Advanced Conditions</text:h>
        <text:p text:style-name="Text_20_body">The query builder makes it simple to build complex <text:span text:style-name="Source_20_Text">where</text:span> clauses. Grouped conditions can be expressed by providing combining <text:span text:style-name="Source_20_Text">where()</text:span>, <text:span text:style-name="Source_20_Text">andWhere()</text:span> and <text:span text:style-name="Source_20_Text">orWhere()</text:span>. The <text:span text:style-name="Source_20_Text">where()</text:span> method works similar to the conditions arrays in previous versions of CakePHP:</text:p>
        <text:p text:style-name="Preformatted_20_Text">$query = $articles-&gt;find()</text:p>
        <text:p text:style-name="Preformatted_20_Text"><text:s text:c="4"/>-&gt;where([</text:p>
        <text:p text:style-name="Preformatted_20_Text"><text:s text:c="8"/>'author_id' =&gt; 3,</text:p>
        <text:p text:style-name="Preformatted_20_Text"><text:s text:c="8"/>'OR' =&gt; [['view_count' =&gt; 2], ['view_count' =&gt; 3]],</text:p>
        <text:p text:style-name="P18"><text:s text:c="4"/>]);</text:p>
        <text:p text:style-name="Text_20_body">The above would generate SQL like:</text:p>
        <text:p text:style-name="P18">SELECT * FROM articles WHERE author_id = 3 AND (view_count = 2 OR view_count = 3)</text:p>
        <text:p text:style-name="Text_20_body"><text:soft-page-break/>If you’d prefer to avoid deeply nested arrays, you can use the <text:span text:style-name="Source_20_Text">orWhere()</text:span> and <text:span text:style-name="Source_20_Text">andWhere()</text:span> methods to build your queries. Each method sets the combining operator used between the current and previous condition. For example:</text:p>
        <text:p text:style-name="Preformatted_20_Text">$query = $articles-&gt;find()</text:p>
        <text:p text:style-name="Preformatted_20_Text"><text:s text:c="4"/>-&gt;where(['author_id' =&gt; 2])</text:p>
        <text:p text:style-name="P18"><text:s text:c="4"/>-&gt;orWhere(['author_id' =&gt; 3]);</text:p>
        <text:p text:style-name="Text_20_body">The above will output SQL similar to:</text:p>
        <text:p text:style-name="P18">SELECT * FROM articles WHERE (author_id = 2 OR author_id = 3)</text:p>
        <text:p text:style-name="Text_20_body">By combining <text:span text:style-name="Source_20_Text">orWhere()</text:span> and <text:span text:style-name="Source_20_Text">andWhere()</text:span>, you can express complex conditions that use a mixture of operators:</text:p>
        <text:p text:style-name="Preformatted_20_Text">$query = $articles-&gt;find()</text:p>
        <text:p text:style-name="Preformatted_20_Text"><text:s text:c="4"/>-&gt;where(['author_id' =&gt; 2])</text:p>
        <text:p text:style-name="Preformatted_20_Text"><text:s text:c="4"/>-&gt;orWhere(['author_id' =&gt; 3])</text:p>
        <text:p text:style-name="Preformatted_20_Text"><text:s text:c="4"/>-&gt;andWhere([</text:p>
        <text:p text:style-name="Preformatted_20_Text"><text:s text:c="8"/>'published' =&gt; true,</text:p>
        <text:p text:style-name="Preformatted_20_Text"><text:s text:c="8"/>'view_count &gt;' =&gt; 10</text:p>
        <text:p text:style-name="Preformatted_20_Text"><text:s text:c="4"/>])</text:p>
        <text:p text:style-name="P18"><text:s text:c="4"/>-&gt;orWhere(['promoted' =&gt; true]);</text:p>
        <text:p text:style-name="Text_20_body">The above generates SQL similar to:</text:p>
        <text:p text:style-name="Preformatted_20_Text">SELECT *</text:p>
        <text:p text:style-name="Preformatted_20_Text">FROM articles</text:p>
        <text:p text:style-name="Preformatted_20_Text">WHERE (</text:p>
        <text:p text:style-name="Preformatted_20_Text"><text:s text:c="4"/>(</text:p>
        <text:p text:style-name="Preformatted_20_Text"><text:s text:c="8"/>(author_id = 2 OR author_id = 3)</text:p>
        <text:p text:style-name="Preformatted_20_Text"><text:s text:c="8"/>AND</text:p>
        <text:p text:style-name="Preformatted_20_Text"><text:s text:c="8"/>(published = 1 AND view_count &gt; 10)</text:p>
        <text:p text:style-name="Preformatted_20_Text"><text:s text:c="4"/>)</text:p>
        <text:p text:style-name="Preformatted_20_Text"><text:s text:c="4"/>OR promoted = 1</text:p>
        <text:p text:style-name="P18">)</text:p>
        <text:p text:style-name="Text_20_body">By using functions as the parameters to <text:span text:style-name="Source_20_Text">orWhere()</text:span> and <text:span text:style-name="Source_20_Text">andWhere()</text:span>, you can compose conditions together with the expression objects:</text:p>
        <text:p text:style-name="Preformatted_20_Text">$query = $articles-&gt;find()</text:p>
        <text:p text:style-name="Preformatted_20_Text"><text:s text:c="4"/>-&gt;where(['title LIKE' =&gt; '%First%'])</text:p>
        <text:p text:style-name="Preformatted_20_Text"><text:s text:c="4"/>-&gt;andWhere(function (QueryExpression $exp) {</text:p>
        <text:p text:style-name="Preformatted_20_Text"><text:s text:c="8"/>return $exp-&gt;or_([</text:p>
        <text:p text:style-name="Preformatted_20_Text"><text:s text:c="12"/>'author_id' =&gt; 2,</text:p>
        <text:p text:style-name="Preformatted_20_Text"><text:s text:c="12"/>'is_highlighted' =&gt; true</text:p>
        <text:p text:style-name="Preformatted_20_Text"><text:s text:c="8"/>]);</text:p>
        <text:p text:style-name="P18"><text:s text:c="4"/>});</text:p>
        <text:p text:style-name="Text_20_body">The above would create SQL like:</text:p>
        <text:p text:style-name="Preformatted_20_Text">SELECT *</text:p>
        <text:p text:style-name="Preformatted_20_Text">FROM articles</text:p>
        <text:p text:style-name="Preformatted_20_Text">WHERE (</text:p>
        <text:p text:style-name="Preformatted_20_Text"><text:s text:c="4"/>title LIKE '%First%'</text:p>
        <text:p text:style-name="Preformatted_20_Text"><text:s text:c="4"/>AND</text:p>
        <text:p text:style-name="Preformatted_20_Text"><text:s text:c="4"/>(author_id = 2 OR is_highlighted = 1)</text:p>
        <text:p text:style-name="P18">)</text:p>
        <text:p text:style-name="Text_20_body"><text:soft-page-break/>The expression object that is passed into <text:span text:style-name="Source_20_Text">where()</text:span> functions has two kinds of methods. The first type of methods are <text:span text:style-name="Strong_20_Emphasis">combinators</text:span>. The <text:span text:style-name="Source_20_Text">and_()</text:span> and <text:span text:style-name="Source_20_Text">or_()</text:span> methods create new expression objects that change <text:span text:style-name="Strong_20_Emphasis">how</text:span> conditions are combined. The second type of methods are <text:span text:style-name="Strong_20_Emphasis">conditions</text:span>. Conditions are added into an expression where they are combined with the current combinator.</text:p>
        <text:p text:style-name="Text_20_body">For example, calling <text:span text:style-name="Source_20_Text">$exp-&gt;and_(...)</text:span> will create a new <text:span text:style-name="Source_20_Text">Expression</text:span> object that combines all conditions it contains with <text:span text:style-name="Source_20_Text">AND</text:span>. While <text:span text:style-name="Source_20_Text">$exp-&gt;or_()</text:span> will create a new <text:span text:style-name="Source_20_Text">Expression</text:span> object that combines all conditions added to it with <text:span text:style-name="Source_20_Text">OR</text:span>. An example of adding conditions with an <text:span text:style-name="Source_20_Text">Expression</text:span> object would be:</text:p>
        <text:p text:style-name="Preformatted_20_Text">$query = $articles-&gt;find()</text:p>
        <text:p text:style-name="Preformatted_20_Text"><text:s text:c="4"/>-&gt;where(function (QueryExpression $exp) {</text:p>
        <text:p text:style-name="Preformatted_20_Text"><text:s text:c="8"/>return $exp</text:p>
        <text:p text:style-name="Preformatted_20_Text"><text:s text:c="12"/>-&gt;eq('author_id', 2)</text:p>
        <text:p text:style-name="Preformatted_20_Text"><text:s text:c="12"/>-&gt;eq('published', true)</text:p>
        <text:p text:style-name="Preformatted_20_Text"><text:s text:c="12"/>-&gt;notEq('spam', true)</text:p>
        <text:p text:style-name="Preformatted_20_Text"><text:s text:c="12"/>-&gt;gt('view_count', 10);</text:p>
        <text:p text:style-name="P18"><text:s text:c="4"/>});</text:p>
        <text:p text:style-name="Text_20_body">Since we started off using <text:span text:style-name="Source_20_Text">where()</text:span>, we don’t need to call <text:span text:style-name="Source_20_Text">and_()</text:span>, as that happens implicitly. The above shows a few new condition methods being combined with <text:span text:style-name="Source_20_Text">AND</text:span>. The resulting SQL would look like:</text:p>
        <text:p text:style-name="Preformatted_20_Text">SELECT *</text:p>
        <text:p text:style-name="Preformatted_20_Text">FROM articles</text:p>
        <text:p text:style-name="Preformatted_20_Text">WHERE (</text:p>
        <text:p text:style-name="Preformatted_20_Text">author_id = 2</text:p>
        <text:p text:style-name="Preformatted_20_Text">AND published = 1</text:p>
        <text:p text:style-name="Preformatted_20_Text">AND spam != 1</text:p>
        <text:p text:style-name="P18">AND view_count &gt; 10)</text:p>
        <text:p text:style-name="Text_20_body">Deprecated since version 3.5.0: As of 3.5.0 the <text:span text:style-name="Source_20_Text">orWhere()</text:span> method is deprecated. This method creates hard to predict SQL based on the current query state. Use <text:span text:style-name="Source_20_Text">where()</text:span> instead as it has more predicatable and easier to understand behavior.</text:p>
        <text:p text:style-name="Text_20_body">However, if we wanted to use both <text:span text:style-name="Source_20_Text">AND</text:span> &amp; <text:span text:style-name="Source_20_Text">OR</text:span> conditions we could do the following:</text:p>
        <text:p text:style-name="Preformatted_20_Text">$query = $articles-&gt;find()</text:p>
        <text:p text:style-name="Preformatted_20_Text"><text:s text:c="4"/>-&gt;where(function (QueryExpression $exp) {</text:p>
        <text:p text:style-name="Preformatted_20_Text"><text:s text:c="8"/>$orConditions = $exp-&gt;or_(['author_id' =&gt; 2])</text:p>
        <text:p text:style-name="Preformatted_20_Text"><text:s text:c="12"/>-&gt;eq('author_id', 5);</text:p>
        <text:p text:style-name="Preformatted_20_Text"><text:s text:c="8"/>return $exp</text:p>
        <text:p text:style-name="Preformatted_20_Text"><text:s text:c="12"/>-&gt;add($orConditions)</text:p>
        <text:p text:style-name="Preformatted_20_Text"><text:s text:c="12"/>-&gt;eq('published', true)</text:p>
        <text:p text:style-name="Preformatted_20_Text"><text:s text:c="12"/>-&gt;gte('view_count', 10);</text:p>
        <text:p text:style-name="P18"><text:s text:c="4"/>});</text:p>
        <text:p text:style-name="Text_20_body">Which would generate the SQL similar to:</text:p>
        <text:p text:style-name="Preformatted_20_Text">SELECT *</text:p>
        <text:p text:style-name="Preformatted_20_Text">FROM articles</text:p>
        <text:p text:style-name="Preformatted_20_Text">WHERE (</text:p>
        <text:p text:style-name="Preformatted_20_Text">(author_id = 2 OR author_id = 5)</text:p>
        <text:p text:style-name="Preformatted_20_Text">AND published = 1</text:p>
        <text:p text:style-name="P18">AND view_count &gt;= 10)</text:p>
        <text:p text:style-name="Text_20_body"><text:soft-page-break/>The <text:span text:style-name="Source_20_Text">or_()</text:span> and <text:span text:style-name="Source_20_Text">and_()</text:span> methods also allow you to use functions as their parameters. This is often easier to read than method chaining:</text:p>
        <text:p text:style-name="Preformatted_20_Text">$query = $articles-&gt;find()</text:p>
        <text:p text:style-name="Preformatted_20_Text"><text:s text:c="4"/>-&gt;where(function (QueryExpression $exp) {</text:p>
        <text:p text:style-name="Preformatted_20_Text"><text:s text:c="8"/>$orConditions = $exp-&gt;or_(function ($or) {</text:p>
        <text:p text:style-name="Preformatted_20_Text"><text:s text:c="12"/>return $or-&gt;eq('author_id', 2)</text:p>
        <text:p text:style-name="Preformatted_20_Text"><text:s text:c="16"/>-&gt;eq('author_id', 5);</text:p>
        <text:p text:style-name="Preformatted_20_Text"><text:s text:c="8"/>});</text:p>
        <text:p text:style-name="Preformatted_20_Text"><text:s text:c="8"/>return $exp</text:p>
        <text:p text:style-name="Preformatted_20_Text"><text:s text:c="12"/>-&gt;not($orConditions)</text:p>
        <text:p text:style-name="Preformatted_20_Text"><text:s text:c="12"/>-&gt;lte('view_count', 10);</text:p>
        <text:p text:style-name="P18"><text:s text:c="4"/>});</text:p>
        <text:p text:style-name="Text_20_body">You can negate sub-expressions using <text:span text:style-name="Source_20_Text">not()</text:span>:</text:p>
        <text:p text:style-name="Preformatted_20_Text">$query = $articles-&gt;find()</text:p>
        <text:p text:style-name="Preformatted_20_Text"><text:s text:c="4"/>-&gt;where(function (QueryExpression $exp) {</text:p>
        <text:p text:style-name="Preformatted_20_Text"><text:s text:c="8"/>$orConditions = $exp-&gt;or_(['author_id' =&gt; 2])</text:p>
        <text:p text:style-name="Preformatted_20_Text"><text:s text:c="12"/>-&gt;eq('author_id', 5);</text:p>
        <text:p text:style-name="Preformatted_20_Text"><text:s text:c="8"/>return $exp</text:p>
        <text:p text:style-name="Preformatted_20_Text"><text:s text:c="12"/>-&gt;not($orConditions)</text:p>
        <text:p text:style-name="Preformatted_20_Text"><text:s text:c="12"/>-&gt;lte('view_count', 10);</text:p>
        <text:p text:style-name="P18"><text:s text:c="4"/>});</text:p>
        <text:p text:style-name="Text_20_body">Which will generate the following SQL looking like:</text:p>
        <text:p text:style-name="Preformatted_20_Text">SELECT *</text:p>
        <text:p text:style-name="Preformatted_20_Text">FROM articles</text:p>
        <text:p text:style-name="Preformatted_20_Text">WHERE (</text:p>
        <text:p text:style-name="Preformatted_20_Text">NOT (author_id = 2 OR author_id = 5)</text:p>
        <text:p text:style-name="P18">AND view_count &lt;= 10)</text:p>
        <text:p text:style-name="Text_20_body">It is also possible to build expressions using SQL functions:</text:p>
        <text:p text:style-name="Preformatted_20_Text">$query = $articles-&gt;find()</text:p>
        <text:p text:style-name="Preformatted_20_Text"><text:s text:c="4"/>-&gt;where(function (QueryExpression $exp, Query $q) {</text:p>
        <text:p text:style-name="Preformatted_20_Text"><text:s text:c="8"/>$year = $q-&gt;func()-&gt;year([</text:p>
        <text:p text:style-name="Preformatted_20_Text"><text:s text:c="12"/>'created' =&gt; 'identifier'</text:p>
        <text:p text:style-name="Preformatted_20_Text"><text:s text:c="8"/>]);</text:p>
        <text:p text:style-name="Preformatted_20_Text"><text:s text:c="8"/>return $exp</text:p>
        <text:p text:style-name="Preformatted_20_Text"><text:s text:c="12"/>-&gt;gte($year, 2014)</text:p>
        <text:p text:style-name="Preformatted_20_Text"><text:s text:c="12"/>-&gt;eq('published', true);</text:p>
        <text:p text:style-name="P18"><text:s text:c="4"/>});</text:p>
        <text:p text:style-name="Text_20_body">Which will generate the following SQL looking like:</text:p>
        <text:p text:style-name="Preformatted_20_Text">SELECT *</text:p>
        <text:p text:style-name="Preformatted_20_Text">FROM articles</text:p>
        <text:p text:style-name="Preformatted_20_Text">WHERE (</text:p>
        <text:p text:style-name="Preformatted_20_Text">YEAR(created) &gt;= 2014</text:p>
        <text:p text:style-name="Preformatted_20_Text">AND published = 1</text:p>
        <text:p text:style-name="P18">)</text:p>
        <text:p text:style-name="Text_20_body">When using the expression objects you can use the following methods to create conditions:</text:p>
        <text:list xml:id="list3341413961356424392" text:style-name="L7">
          <text:list-item>
            <text:p text:style-name="P7"><text:span text:style-name="Source_20_Text">eq()</text:span> Creates an equality condition:</text:p>
            <text:p text:style-name="P17">$query = $cities-&gt;find()</text:p>
            <text:p text:style-name="P17"><text:s text:c="4"/>-&gt;where(function (QueryExpression $exp, Query $q) {</text:p>
            <text:p text:style-name="P17"><text:soft-page-break/><text:s text:c="8"/>return $exp-&gt;eq('population', '10000');</text:p>
            <text:p text:style-name="P17"><text:s text:c="4"/>});</text:p>
            <text:p text:style-name="P19"># WHERE population = 10000</text:p>
          </text:list-item>
          <text:list-item>
            <text:p text:style-name="P7"><text:span text:style-name="Source_20_Text">notEq()</text:span> Creates an inequality condition:</text:p>
            <text:p text:style-name="P17">$query = $cities-&gt;find()</text:p>
            <text:p text:style-name="P17"><text:s text:c="4"/>-&gt;where(function (QueryExpression $exp, Query $q) {</text:p>
            <text:p text:style-name="P17"><text:s text:c="8"/>return $exp-&gt;notEq('population', '10000');</text:p>
            <text:p text:style-name="P17"><text:s text:c="4"/>});</text:p>
            <text:p text:style-name="P19"># WHERE population != 10000</text:p>
          </text:list-item>
          <text:list-item>
            <text:p text:style-name="P7"><text:span text:style-name="Source_20_Text">like()</text:span> Creates a condition using the <text:span text:style-name="Source_20_Text">LIKE</text:span> operator:</text:p>
            <text:p text:style-name="P17">$query = $cities-&gt;find()</text:p>
            <text:p text:style-name="P17"><text:s text:c="4"/>-&gt;where(function (QueryExpression $exp, Query $q) {</text:p>
            <text:p text:style-name="P17"><text:s text:c="8"/>return $exp-&gt;like('name', '%A%');</text:p>
            <text:p text:style-name="P17"><text:s text:c="4"/>});</text:p>
            <text:p text:style-name="P19"># WHERE name LIKE "%A%"</text:p>
          </text:list-item>
          <text:list-item>
            <text:p text:style-name="P7"><text:span text:style-name="Source_20_Text">notLike()</text:span> Creates a negated <text:span text:style-name="Source_20_Text">LIKE</text:span> condition:</text:p>
            <text:p text:style-name="P17">$query = $cities-&gt;find()</text:p>
            <text:p text:style-name="P17"><text:s text:c="4"/>-&gt;where(function (QueryExpression $exp, Query $q) {</text:p>
            <text:p text:style-name="P17"><text:s text:c="8"/>return $exp-&gt;notLike('name', '%A%');</text:p>
            <text:p text:style-name="P17"><text:s text:c="4"/>});</text:p>
            <text:p text:style-name="P19"># WHERE name NOT LIKE "%A%"</text:p>
          </text:list-item>
          <text:list-item>
            <text:p text:style-name="P7"><text:span text:style-name="Source_20_Text">in()</text:span> Create a condition using <text:span text:style-name="Source_20_Text">IN</text:span>:</text:p>
            <text:p text:style-name="P17">$query = $cities-&gt;find()</text:p>
            <text:p text:style-name="P17"><text:s text:c="4"/>-&gt;where(function (QueryExpression $exp, Query $q) {</text:p>
            <text:p text:style-name="P17"><text:s text:c="8"/>return $exp-&gt;in('country_id', ['AFG', 'USA', 'EST']);</text:p>
            <text:p text:style-name="P17"><text:s text:c="4"/>});</text:p>
            <text:p text:style-name="P19"># WHERE country_id IN ('AFG', 'USA', 'EST')</text:p>
          </text:list-item>
          <text:list-item>
            <text:p text:style-name="P7"><text:span text:style-name="Source_20_Text">notIn()</text:span> Create a negated condition using <text:span text:style-name="Source_20_Text">IN</text:span>:</text:p>
            <text:p text:style-name="P17">$query = $cities-&gt;find()</text:p>
            <text:p text:style-name="P17"><text:s text:c="4"/>-&gt;where(function (QueryExpression $exp, Query $q) {</text:p>
            <text:p text:style-name="P17"><text:s text:c="8"/>return $exp-&gt;notIn('country_id', ['AFG', 'USA', 'EST']);</text:p>
            <text:p text:style-name="P17"><text:s text:c="4"/>});</text:p>
            <text:p text:style-name="P19"># WHERE country_id NOT IN ('AFG', 'USA', 'EST')</text:p>
          </text:list-item>
          <text:list-item>
            <text:p text:style-name="P7"><text:span text:style-name="Source_20_Text">gt()</text:span> Create a <text:span text:style-name="Source_20_Text">&gt;</text:span> condition:</text:p>
            <text:p text:style-name="P17">$query = $cities-&gt;find()</text:p>
            <text:p text:style-name="P17"><text:s text:c="4"/>-&gt;where(function (QueryExpression $exp, Query $q) {</text:p>
            <text:p text:style-name="P17"><text:s text:c="8"/>return $exp-&gt;gt('population', '10000');</text:p>
            <text:p text:style-name="P17"><text:s text:c="4"/>});</text:p>
            <text:p text:style-name="P19"># WHERE population &gt; 10000</text:p>
          </text:list-item>
          <text:list-item>
            <text:p text:style-name="P7"><text:span text:style-name="Source_20_Text">gte()</text:span> Create a <text:span text:style-name="Source_20_Text">&gt;=</text:span> condition:</text:p>
            <text:p text:style-name="P17">$query = $cities-&gt;find()</text:p>
            <text:p text:style-name="P17"><text:s text:c="4"/>-&gt;where(function (QueryExpression $exp, Query $q) {</text:p>
            <text:p text:style-name="P17"><text:s text:c="8"/>return $exp-&gt;gte('population', '10000');</text:p>
            <text:p text:style-name="P17"><text:s text:c="4"/>});</text:p>
            <text:p text:style-name="P19"># WHERE population &gt;= 10000</text:p>
          </text:list-item>
          <text:list-item>
            <text:p text:style-name="P7"><text:soft-page-break/><text:span text:style-name="Source_20_Text">lt()</text:span> Create a <text:span text:style-name="Source_20_Text">&lt;</text:span> condition:</text:p>
            <text:p text:style-name="P17">$query = $cities-&gt;find()</text:p>
            <text:p text:style-name="P17"><text:s text:c="4"/>-&gt;where(function (QueryExpression $exp, Query $q) {</text:p>
            <text:p text:style-name="P17"><text:s text:c="8"/>return $exp-&gt;lt('population', '10000');</text:p>
            <text:p text:style-name="P17"><text:s text:c="4"/>});</text:p>
            <text:p text:style-name="P19"># WHERE population &lt; 10000</text:p>
          </text:list-item>
          <text:list-item>
            <text:p text:style-name="P7"><text:span text:style-name="Source_20_Text">lte()</text:span> Create a <text:span text:style-name="Source_20_Text">&lt;=</text:span> condition:</text:p>
            <text:p text:style-name="P17">$query = $cities-&gt;find()</text:p>
            <text:p text:style-name="P17"><text:s text:c="4"/>-&gt;where(function (QueryExpression $exp, Query $q) {</text:p>
            <text:p text:style-name="P17"><text:s text:c="8"/>return $exp-&gt;lte('population', '10000');</text:p>
            <text:p text:style-name="P17"><text:s text:c="4"/>});</text:p>
            <text:p text:style-name="P19"># WHERE population &lt;= 10000</text:p>
          </text:list-item>
          <text:list-item>
            <text:p text:style-name="P7"><text:span text:style-name="Source_20_Text">isNull()</text:span> Create an <text:span text:style-name="Source_20_Text">IS NULL</text:span> condition:</text:p>
            <text:p text:style-name="P17">$query = $cities-&gt;find()</text:p>
            <text:p text:style-name="P17"><text:s text:c="4"/>-&gt;where(function (QueryExpression $exp, Query $q) {</text:p>
            <text:p text:style-name="P17"><text:s text:c="8"/>return $exp-&gt;isNull('population');</text:p>
            <text:p text:style-name="P17"><text:s text:c="4"/>});</text:p>
            <text:p text:style-name="P19"># WHERE (population) IS NULL</text:p>
          </text:list-item>
          <text:list-item>
            <text:p text:style-name="P7"><text:span text:style-name="Source_20_Text">isNotNull()</text:span> Create a negated <text:span text:style-name="Source_20_Text">IS NULL</text:span> condition:</text:p>
            <text:p text:style-name="P17">$query = $cities-&gt;find()</text:p>
            <text:p text:style-name="P17"><text:s text:c="4"/>-&gt;where(function (QueryExpression $exp, Query $q) {</text:p>
            <text:p text:style-name="P17"><text:s text:c="8"/>return $exp-&gt;isNotNull('population');</text:p>
            <text:p text:style-name="P17"><text:s text:c="4"/>});</text:p>
            <text:p text:style-name="P19"># WHERE (population) IS NOT NULL</text:p>
          </text:list-item>
          <text:list-item>
            <text:p text:style-name="P7"><text:span text:style-name="Source_20_Text">between()</text:span> Create a <text:span text:style-name="Source_20_Text">BETWEEN</text:span> condition:</text:p>
            <text:p text:style-name="P17">$query = $cities-&gt;find()</text:p>
            <text:p text:style-name="P17"><text:s text:c="4"/>-&gt;where(function (QueryExpression $exp, Query $q) {</text:p>
            <text:p text:style-name="P17"><text:s text:c="8"/>return $exp-&gt;between('population', 999, 5000000);</text:p>
            <text:p text:style-name="P17"><text:s text:c="4"/>});</text:p>
            <text:p text:style-name="P19"># WHERE population BETWEEN 999 AND 5000000,</text:p>
          </text:list-item>
          <text:list-item>
            <text:p text:style-name="P7"><text:span text:style-name="Source_20_Text">exists()</text:span> Create a condition using <text:span text:style-name="Source_20_Text">EXISTS</text:span>:</text:p>
            <text:p text:style-name="P17">$subquery = $cities-&gt;find()</text:p>
            <text:p text:style-name="P17"><text:s text:c="4"/>-&gt;select(['id'])</text:p>
            <text:p text:style-name="P17"><text:s text:c="4"/>-&gt;where(function (QueryExpression $exp, Query $q) {</text:p>
            <text:p text:style-name="P17"><text:s text:c="8"/>return $exp-&gt;equalFields('countries.id', 'cities.country_id');</text:p>
            <text:p text:style-name="P17"><text:s text:c="4"/>})</text:p>
            <text:p text:style-name="P17"><text:s text:c="4"/>-&gt;andWhere(['population &gt;', 5000000]);</text:p>
            <text:p text:style-name="P17"/>
            <text:p text:style-name="P17">$query = $countries-&gt;find()</text:p>
            <text:p text:style-name="P17"><text:s text:c="4"/>-&gt;where(function (QueryExpression $exp, Query $q) use ($subquery) {</text:p>
            <text:p text:style-name="P17"><text:s text:c="8"/>return $exp-&gt;exists($subquery);</text:p>
            <text:p text:style-name="P17"><text:s text:c="4"/>});</text:p>
            <text:p text:style-name="P19"># WHERE EXISTS (SELECT id FROM cities WHERE countries.id = cities.country_id AND population &gt; 5000000)</text:p>
          </text:list-item>
          <text:list-item>
            <text:p text:style-name="P7"><text:span text:style-name="Source_20_Text">notExists()</text:span> Create a negated condition using <text:span text:style-name="Source_20_Text">EXISTS</text:span>:</text:p>
            <text:p text:style-name="P17">$subquery = $cities-&gt;find()</text:p>
            <text:p text:style-name="P17"><text:s text:c="4"/>-&gt;select(['id'])</text:p>
            <text:p text:style-name="P17"><text:s text:c="4"/>-&gt;where(function (QueryExpression $exp, Query $q) {</text:p>
            <text:p text:style-name="P17"><text:soft-page-break/><text:s text:c="8"/>return $exp-&gt;equalFields('countries.id', 'cities.country_id');</text:p>
            <text:p text:style-name="P17"><text:s text:c="4"/>})</text:p>
            <text:p text:style-name="P17"><text:s text:c="4"/>-&gt;andWhere(['population &gt;', 5000000]);</text:p>
            <text:p text:style-name="P17"/>
            <text:p text:style-name="P17">$query = $countries-&gt;find()</text:p>
            <text:p text:style-name="P17"><text:s text:c="4"/>-&gt;where(function (QueryExpression $exp, Query $q) use ($subquery) {</text:p>
            <text:p text:style-name="P17"><text:s text:c="8"/>return $exp-&gt;notExists($subquery);</text:p>
            <text:p text:style-name="P17"><text:s text:c="4"/>});</text:p>
            <text:p text:style-name="P19"># WHERE NOT EXISTS (SELECT id FROM cities WHERE countries.id = cities.country_id AND population &gt; 5000000)</text:p>
          </text:list-item>
        </text:list>
        <text:p text:style-name="Text_20_body">In situations when you can’t get, or don’t want to use the builder methods to create the conditions you want you can also use snippets of SQL in where clauses:</text:p>
        <text:p text:style-name="Preformatted_20_Text">// Compare two fields to each other</text:p>
        <text:p text:style-name="P18">$query-&gt;where(['Categories.parent_id != Parents.id']);</text:p>
        <text:p text:style-name="Text_20_body">The field names used in expressions, and SQL snippets should <text:span text:style-name="Strong_20_Emphasis">never</text:span> contain untrusted content. See the <text:a xlink:type="simple" xlink:href="https://book.cakephp.org/3.0/en/orm/query-builder.html#using-sql-functions" text:style-name="Internet_20_link" text:visited-style-name="Visited_20_Internet_20_Link">Using SQL Functions</text:a> section for how to safely include unsafe data into function calls.</text:p>
        <text:section text:style-name="Sect1" text:name="automatically-creating-in-clauses">
          <text:h text:style-name="Heading_20_3" text:outline-level="3">Automatically Creating IN Clauses</text:h>
          <text:p text:style-name="Text_20_body">When building queries using the ORM, you will generally not have to indicate the data types of the columns you are interacting with, as CakePHP can infer the types based on the schema data. If in your queries you’d like CakePHP to automatically convert equality to <text:span text:style-name="Source_20_Text">IN</text:span> comparisons, you’ll need to indicate the column data type:</text:p>
          <text:p text:style-name="Preformatted_20_Text">$query = $articles-&gt;find()</text:p>
          <text:p text:style-name="Preformatted_20_Text"><text:s text:c="4"/>-&gt;where(['id' =&gt; $ids], ['id' =&gt; 'integer[]']);</text:p>
          <text:p text:style-name="Preformatted_20_Text"/>
          <text:p text:style-name="Preformatted_20_Text">// Or include IN to automatically cast to an array.</text:p>
          <text:p text:style-name="Preformatted_20_Text">$query = $articles-&gt;find()</text:p>
          <text:p text:style-name="P18"><text:s text:c="4"/>-&gt;where(['id IN' =&gt; $ids]);</text:p>
          <text:p text:style-name="Text_20_body">The above will automatically create <text:span text:style-name="Source_20_Text">id IN (...)</text:span> instead of <text:span text:style-name="Source_20_Text">id = ?</text:span>. This can be useful when you do not know whether you will get a scalar or array of parameters. The <text:span text:style-name="Source_20_Text">[]</text:span> suffix on any data type name indicates to the query builder that you want the data handled as an array. If the data is not an array, it will first be cast to an array. After that, each value in the array will be cast using the <text:a xlink:type="simple" xlink:href="https://book.cakephp.org/3.0/en/orm/database-basics.html#database-data-types" text:style-name="Internet_20_link" text:visited-style-name="Visited_20_Internet_20_Link">type system</text:a>. This works with complex types as well. For example, you could take a list of DateTime objects using:</text:p>
          <text:p text:style-name="Preformatted_20_Text">$query = $articles-&gt;find()</text:p>
          <text:p text:style-name="P18"><text:s text:c="4"/>-&gt;where(['post_date' =&gt; $dates], ['post_date' =&gt; 'date[]']);</text:p>
        </text:section>
        <text:section text:style-name="Sect1" text:name="automatic-is-null-creation">
          <text:h text:style-name="Heading_20_3" text:outline-level="3">Automatic IS NULL Creation</text:h>
          <text:p text:style-name="Text_20_body">When a condition value is expected to be <text:span text:style-name="Source_20_Text">null</text:span> or any other value, you can use the <text:span text:style-name="Source_20_Text">IS</text:span> operator to automatically create the correct expression:</text:p>
          <text:p text:style-name="Preformatted_20_Text">$query = $categories-&gt;find()</text:p>
          <text:p text:style-name="P18"><text:s text:c="4"/>-&gt;where(['parent_id IS' =&gt; $parentId]);</text:p>
          <text:p text:style-name="Text_20_body"><text:soft-page-break/>The above will create <text:span text:style-name="Source_20_Text">parent_id` = :c1</text:span> or <text:span text:style-name="Source_20_Text">parent_id IS NULL</text:span> depending on the type of <text:span text:style-name="Source_20_Text">$parentId</text:span></text:p>
        </text:section>
        <text:section text:style-name="Sect1" text:name="automatic-is-not-null-creation">
          <text:h text:style-name="Heading_20_3" text:outline-level="3">Automatic IS NOT NULL Creation</text:h>
          <text:p text:style-name="Text_20_body">When a condition value is expected not to be <text:span text:style-name="Source_20_Text">null</text:span> or any other value, you can use the <text:span text:style-name="Source_20_Text">IS NOT</text:span> operator to automatically create the correct expression:</text:p>
          <text:p text:style-name="Preformatted_20_Text">$query = $categories-&gt;find()</text:p>
          <text:p text:style-name="P18"><text:s text:c="4"/>-&gt;where(['parent_id IS NOT' =&gt; $parentId]);</text:p>
          <text:p text:style-name="Text_20_body">The above will create <text:span text:style-name="Source_20_Text">parent_id` != :c1</text:span> or <text:span text:style-name="Source_20_Text">parent_id IS NOT NULL</text:span> depending on the type of <text:span text:style-name="Source_20_Text">$parentId</text:span></text:p>
        </text:section>
        <text:section text:style-name="Sect1" text:name="raw-expressions">
          <text:h text:style-name="Heading_20_3" text:outline-level="3">Raw Expressions</text:h>
          <text:p text:style-name="Text_20_body">When you cannot construct the SQL you need using the query builder, you can use expression objects to add snippets of SQL to your queries:</text:p>
          <text:p text:style-name="Preformatted_20_Text">$query = $articles-&gt;find();</text:p>
          <text:p text:style-name="Preformatted_20_Text">$expr = $query-&gt;newExpr()-&gt;add('1 + 1');</text:p>
          <text:p text:style-name="P18">$query-&gt;select(['two' =&gt; $expr]);</text:p>
          <text:p text:style-name="Text_20_body"><text:span text:style-name="Source_20_Text">Expression</text:span> objects can be used with any query builder methods like <text:span text:style-name="Source_20_Text">where()</text:span>, <text:span text:style-name="Source_20_Text">limit()</text:span>, <text:span text:style-name="Source_20_Text">group()</text:span>, <text:span text:style-name="Source_20_Text">select()</text:span> and many other methods.</text:p>
          <text:p text:style-name="Text_20_body">Using expression objects leaves you vulnerable to SQL injection. You should avoid interpolating user data into expressions.</text:p>
        </text:section>
      </text:section>
      <text:section text:style-name="Sect1" text:name="getting-results">
        <text:h text:style-name="Heading_20_2" text:outline-level="2">Getting Results</text:h>
        <text:p text:style-name="Text_20_body">Once you’ve made your query, you’ll want to retrieve rows from it. There are a few ways of doing this:</text:p>
        <text:p text:style-name="Preformatted_20_Text">// Iterate the query</text:p>
        <text:p text:style-name="Preformatted_20_Text">foreach ($query as $row) {</text:p>
        <text:p text:style-name="Preformatted_20_Text"><text:s text:c="4"/>// Do stuff.</text:p>
        <text:p text:style-name="Preformatted_20_Text">}</text:p>
        <text:p text:style-name="Preformatted_20_Text"/>
        <text:p text:style-name="Preformatted_20_Text">// Get the results</text:p>
        <text:p text:style-name="P18">$results = $query-&gt;all();</text:p>
        <text:p text:style-name="Text_20_body">You can use <text:a xlink:type="simple" xlink:href="https://book.cakephp.org/3.0/en/core-libraries/collections.html" text:style-name="Internet_20_link" text:visited-style-name="Visited_20_Internet_20_Link">any of the collection</text:a> methods on your query objects to pre-process or transform the results:</text:p>
        <text:p text:style-name="Preformatted_20_Text">// Use one of the collection methods.</text:p>
        <text:p text:style-name="Preformatted_20_Text">$ids = $query-&gt;map(function ($row) {</text:p>
        <text:p text:style-name="Preformatted_20_Text"><text:s text:c="4"/>return $row-&gt;id;</text:p>
        <text:p text:style-name="Preformatted_20_Text">});</text:p>
        <text:p text:style-name="Preformatted_20_Text"/>
        <text:p text:style-name="Preformatted_20_Text">$maxAge = $query-&gt;max(function ($max) {</text:p>
        <text:p text:style-name="Preformatted_20_Text"><text:s text:c="4"/>return $max-&gt;age;</text:p>
        <text:p text:style-name="P18">});</text:p>
        <text:p text:style-name="Text_20_body"><text:soft-page-break/>You can use <text:span text:style-name="Source_20_Text">first</text:span> or <text:span text:style-name="Source_20_Text">firstOrFail</text:span> to retrieve a single record. These methods will alter the query adding a <text:span text:style-name="Source_20_Text">LIMIT 1</text:span> clause:</text:p>
        <text:p text:style-name="Preformatted_20_Text">// Get just the first row</text:p>
        <text:p text:style-name="Preformatted_20_Text">$row = $query-&gt;first();</text:p>
        <text:p text:style-name="Preformatted_20_Text"/>
        <text:p text:style-name="Preformatted_20_Text">// Get the first row or an exception.</text:p>
        <text:p text:style-name="P18">$row = $query-&gt;firstOrFail();</text:p>
        <text:section text:style-name="Sect1" text:name="returning-the-total-count-of-records">
          <text:h text:style-name="Heading_20_3" text:outline-level="3"><text:bookmark text:name="query-count"/>Returning the Total Count of Records</text:h>
          <text:p text:style-name="Text_20_body">Using a single query object, it is possible to obtain the total number of rows found for a set of conditions:</text:p>
          <text:p text:style-name="P18">$total = $articles-&gt;find()-&gt;where(['is_active' =&gt; true])-&gt;count();</text:p>
          <text:p text:style-name="Text_20_body">The <text:span text:style-name="Source_20_Text">count()</text:span> method will ignore the <text:span text:style-name="Source_20_Text">limit</text:span>, <text:span text:style-name="Source_20_Text">offset</text:span> and <text:span text:style-name="Source_20_Text">page</text:span> clauses, thus the following will return the same result:</text:p>
          <text:p text:style-name="P18">$total = $articles-&gt;find()-&gt;where(['is_active' =&gt; true])-&gt;limit(10)-&gt;count();</text:p>
          <text:p text:style-name="Text_20_body">This is useful when you need to know the total result set size in advance, without having to construct another <text:span text:style-name="Source_20_Text">Query</text:span> object. Likewise, all result formatting and map-reduce routines are ignored when using the <text:span text:style-name="Source_20_Text">count()</text:span> method.</text:p>
          <text:p text:style-name="Text_20_body">Moreover, it is possible to return the total count for a query containing group by clauses without having to rewrite the query in any way. For example, consider this query for retrieving article ids and their comments count:</text:p>
          <text:p text:style-name="Preformatted_20_Text">$query = $articles-&gt;find();</text:p>
          <text:p text:style-name="Preformatted_20_Text">$query-&gt;select(['Articles.id', $query-&gt;func()-&gt;count('Comments.id')])</text:p>
          <text:p text:style-name="Preformatted_20_Text"><text:s text:c="4"/>-&gt;matching('Comments')</text:p>
          <text:p text:style-name="Preformatted_20_Text"><text:s text:c="4"/>-&gt;group(['Articles.id']);</text:p>
          <text:p text:style-name="P18">$total = $query-&gt;count();</text:p>
          <text:p text:style-name="Text_20_body">After counting, the query can still be used for fetching the associated records:</text:p>
          <text:p text:style-name="P18">$list = $query-&gt;all();</text:p>
          <text:p text:style-name="Text_20_body">Sometimes, you may want to provide an alternate method for counting the total records of a query. One common use case for this is providing a cached value or an estimate of the total rows, or to alter the query to remove expensive unneeded parts such as left joins. This becomes particularly handy when using the CakePHP built-in pagination system which calls the <text:span text:style-name="Source_20_Text">count()</text:span> method:</text:p>
          <text:p text:style-name="Preformatted_20_Text">$query = $query-&gt;where(['is_active' =&gt; true])-&gt;counter(function ($query) {</text:p>
          <text:p text:style-name="Preformatted_20_Text"><text:s text:c="4"/>return 100000;</text:p>
          <text:p text:style-name="Preformatted_20_Text">});</text:p>
          <text:p text:style-name="P18">$query-&gt;count(); // Returns 100000</text:p>
          <text:p text:style-name="Text_20_body">In the example above, when the pagination component calls the count method, it will receive the estimated hard-coded number of rows.</text:p>
        </text:section>
        <text:section text:style-name="Sect1" text:name="caching-loaded-results">
          <text:h text:style-name="Heading_20_3" text:outline-level="3"><text:bookmark text:name="caching-query-results"/><text:soft-page-break/>Caching Loaded Results</text:h>
          <text:p text:style-name="Text_20_body">When fetching entities that don’t change often you may want to cache the results. The <text:span text:style-name="Source_20_Text">Query</text:span> class makes this simple:</text:p>
          <text:p text:style-name="P18">$query-&gt;cache('recent_articles');</text:p>
          <text:p text:style-name="Text_20_body">Will enable caching on the query’s result set. If only one argument is provided to <text:span text:style-name="Source_20_Text">cache()</text:span> then the ‘default’ cache configuration will be used. You can control which caching configuration is used with the second parameter:</text:p>
          <text:p text:style-name="Preformatted_20_Text">// String config name.</text:p>
          <text:p text:style-name="Preformatted_20_Text">$query-&gt;cache('recent_articles', 'dbResults');</text:p>
          <text:p text:style-name="Preformatted_20_Text"/>
          <text:p text:style-name="Preformatted_20_Text">// Instance of CacheEngine</text:p>
          <text:p text:style-name="P18">$query-&gt;cache('recent_articles', $memcache);</text:p>
          <text:p text:style-name="Text_20_body">In addition to supporting static keys, the <text:span text:style-name="Source_20_Text">cache()</text:span> method accepts a function to generate the key. The function you give it will receive the query as an argument. You can then read aspects of the query to dynamically generate the cache key:</text:p>
          <text:p text:style-name="Preformatted_20_Text">// Generate a key based on a simple checksum</text:p>
          <text:p text:style-name="Preformatted_20_Text">// of the query's where clause</text:p>
          <text:p text:style-name="Preformatted_20_Text">$query-&gt;cache(function ($q) {</text:p>
          <text:p text:style-name="Preformatted_20_Text"><text:s text:c="4"/>return 'articles-' . md5(serialize($q-&gt;clause('where')));</text:p>
          <text:p text:style-name="P18">});</text:p>
          <text:p text:style-name="Text_20_body">The cache method makes it simple to add cached results to your custom finders or through event listeners.</text:p>
          <text:p text:style-name="Text_20_body">When the results for a cached query are fetched the following happens:</text:p>
          <text:list xml:id="list6166355071614341191" text:style-name="L8">
            <text:list-item>
              <text:p text:style-name="P15">The <text:span text:style-name="Source_20_Text">Model.beforeFind</text:span> event is triggered. </text:p>
            </text:list-item>
            <text:list-item>
              <text:p text:style-name="P15">If the query has results set, those will be returned. </text:p>
            </text:list-item>
            <text:list-item>
              <text:p text:style-name="P15">The cache key will be resolved and cache data will be read. If the cache data is not empty, those results will be returned. </text:p>
            </text:list-item>
            <text:list-item>
              <text:p text:style-name="P8">If the cache misses, the query will be executed and a new <text:span text:style-name="Source_20_Text">ResultSet</text:span> will be created. This <text:span text:style-name="Source_20_Text">ResultSet</text:span> will be written to the cache and returned. </text:p>
            </text:list-item>
          </text:list>
          <text:p text:style-name="Text_20_body">You cannot cache a streaming query result.</text:p>
        </text:section>
      </text:section>
      <text:section text:style-name="Sect1" text:name="loading-associations">
        <text:h text:style-name="Heading_20_2" text:outline-level="2">Loading Associations</text:h>
        <text:p text:style-name="Text_20_body">The builder can help you retrieve data from multiple tables at the same time with the minimum amount of queries possible. To be able to fetch associated data, you first need to setup associations between the tables as described in the <text:a xlink:type="simple" xlink:href="https://book.cakephp.org/3.0/en/orm/associations.html" text:style-name="Internet_20_link" text:visited-style-name="Visited_20_Internet_20_Link">Associations - Linking Tables Together</text:a> section. This technique of combining queries to fetch associated data from other tables is called <text:span text:style-name="Strong_20_Emphasis">eager loading</text:span>.</text:p>
        <text:p text:style-name="Text_20_body">Eager loading helps avoid many of the potential performance problems surrounding lazy-loading in an ORM. The queries generated by eager loading can better leverage joins, <text:soft-page-break/>allowing more efficient queries to be made. In CakePHP you define eager loaded associations using the ‘contain’ method:</text:p>
        <text:p text:style-name="Preformatted_20_Text">// In a controller or table method.</text:p>
        <text:p text:style-name="Preformatted_20_Text"/>
        <text:p text:style-name="Preformatted_20_Text">// As an option to find()</text:p>
        <text:p text:style-name="Preformatted_20_Text">$query = $articles-&gt;find('all', ['contain' =&gt; ['Authors', 'Comments']]);</text:p>
        <text:p text:style-name="Preformatted_20_Text"/>
        <text:p text:style-name="Preformatted_20_Text">// As a method on the query object</text:p>
        <text:p text:style-name="Preformatted_20_Text">$query = $articles-&gt;find('all');</text:p>
        <text:p text:style-name="P18">$query-&gt;contain(['Authors', 'Comments']);</text:p>
        <text:p text:style-name="Text_20_body">The above will load the related author and comments for each article in the result set. You can load nested associations using nested arrays to define the associations to be loaded:</text:p>
        <text:p text:style-name="Preformatted_20_Text">$query = $articles-&gt;find()-&gt;contain([</text:p>
        <text:p text:style-name="Preformatted_20_Text"><text:s text:c="4"/>'Authors' =&gt; ['Addresses'], 'Comments' =&gt; ['Authors']</text:p>
        <text:p text:style-name="P18">]);</text:p>
        <text:p text:style-name="Text_20_body">Alternatively, you can express nested associations using the dot notation:</text:p>
        <text:p text:style-name="Preformatted_20_Text">$query = $articles-&gt;find()-&gt;contain([</text:p>
        <text:p text:style-name="Preformatted_20_Text"><text:s text:c="4"/>'Authors.Addresses',</text:p>
        <text:p text:style-name="Preformatted_20_Text"><text:s text:c="4"/>'Comments.Authors'</text:p>
        <text:p text:style-name="P18">]);</text:p>
        <text:p text:style-name="Text_20_body">You can eager load associations as deep as you like:</text:p>
        <text:p text:style-name="Preformatted_20_Text">$query = $products-&gt;find()-&gt;contain([</text:p>
        <text:p text:style-name="Preformatted_20_Text"><text:s text:c="4"/>'Shops.Cities.Countries',</text:p>
        <text:p text:style-name="Preformatted_20_Text"><text:s text:c="4"/>'Shops.Managers'</text:p>
        <text:p text:style-name="P18">]);</text:p>
        <text:p text:style-name="Text_20_body">You can select fields from all associations with multiple easy <text:span text:style-name="Source_20_Text">contain()</text:span> statements:</text:p>
        <text:p text:style-name="Preformatted_20_Text">$query = $this-&gt;find()-&gt;select([</text:p>
        <text:p text:style-name="Preformatted_20_Text"><text:s text:c="4"/>'Realestates.id',</text:p>
        <text:p text:style-name="Preformatted_20_Text"><text:s text:c="4"/>'Realestates.title',</text:p>
        <text:p text:style-name="Preformatted_20_Text"><text:s text:c="4"/>'Realestates.description'</text:p>
        <text:p text:style-name="Preformatted_20_Text">])</text:p>
        <text:p text:style-name="Preformatted_20_Text">-&gt;contain([</text:p>
        <text:p text:style-name="Preformatted_20_Text"><text:s text:c="4"/>'RealestateAttributes' =&gt; [</text:p>
        <text:p text:style-name="Preformatted_20_Text"><text:s text:c="8"/>'Attributes' =&gt; [</text:p>
        <text:p text:style-name="Preformatted_20_Text"><text:s text:c="12"/>'fields' =&gt; [</text:p>
        <text:p text:style-name="Preformatted_20_Text"><text:s text:c="16"/>// Aliased fields in contain() must include</text:p>
        <text:p text:style-name="Preformatted_20_Text"><text:s text:c="16"/>// the model prefix to be mapped correctly.</text:p>
        <text:p text:style-name="Preformatted_20_Text"><text:s text:c="16"/>'Attributes__name' =&gt; 'attr_name'</text:p>
        <text:p text:style-name="Preformatted_20_Text"><text:s text:c="12"/>]</text:p>
        <text:p text:style-name="Preformatted_20_Text"><text:s text:c="8"/>]</text:p>
        <text:p text:style-name="Preformatted_20_Text"><text:s text:c="4"/>]</text:p>
        <text:p text:style-name="Preformatted_20_Text">])</text:p>
        <text:p text:style-name="Preformatted_20_Text">-&gt;contain([</text:p>
        <text:p text:style-name="Preformatted_20_Text"><text:s text:c="4"/>'RealestateAttributes' =&gt; [</text:p>
        <text:p text:style-name="Preformatted_20_Text"><text:s text:c="8"/>'fields' =&gt; [</text:p>
        <text:p text:style-name="Preformatted_20_Text"><text:s text:c="12"/>'RealestateAttributes.realestate_id',</text:p>
        <text:p text:style-name="Preformatted_20_Text"><text:s text:c="12"/>'RealestateAttributes.value'</text:p>
        <text:p text:style-name="Preformatted_20_Text"><text:s text:c="8"/>]</text:p>
        <text:p text:style-name="Preformatted_20_Text"><text:s text:c="4"/>]</text:p>
        <text:p text:style-name="Preformatted_20_Text">])</text:p>
        <text:p text:style-name="P18">-&gt;where($condition);</text:p>
        <text:p text:style-name="Text_20_body"><text:soft-page-break/>If you need to reset the containments on a query you can set the second argument to <text:span text:style-name="Source_20_Text">true</text:span>:</text:p>
        <text:p text:style-name="Preformatted_20_Text">$query = $articles-&gt;find();</text:p>
        <text:p text:style-name="P18">$query-&gt;contain(['Authors', 'Comments'], true);</text:p>
        <text:section text:style-name="Sect1" text:name="Seção1">
          <text:h text:style-name="Heading_20_3" text:outline-level="3"><text:bookmark text:name="passing-conditions-to-contain"/>Passing Conditions to Contain</text:h>
          <text:p text:style-name="Text_20_body">When using <text:span text:style-name="Source_20_Text">contain()</text:span> you are able to restrict the data returned by the associations and filter them by conditions:</text:p>
          <text:p text:style-name="Preformatted_20_Text">// In a controller or table method.</text:p>
          <text:p text:style-name="Preformatted_20_Text">// Prior to 3.5.0 you would use contain(['Comments' =&gt; function () { ... }])</text:p>
          <text:p text:style-name="Preformatted_20_Text"/>
          <text:p text:style-name="Preformatted_20_Text">$query = $articles-&gt;find()-&gt;contain('Comments', function ($q) {</text:p>
          <text:p text:style-name="Preformatted_20_Text"><text:s text:c="4"/>return $q</text:p>
          <text:p text:style-name="Preformatted_20_Text"><text:s text:c="8"/>-&gt;select(['body', 'author_id'])</text:p>
          <text:p text:style-name="Preformatted_20_Text"><text:s text:c="8"/>-&gt;where(['Comments.approved' =&gt; true]);</text:p>
          <text:p text:style-name="P18">});</text:p>
          <text:p text:style-name="Text_20_body">This also works for pagination at the Controller level:</text:p>
          <text:p text:style-name="Preformatted_20_Text">$this-&gt;paginate['contain'] = [</text:p>
          <text:p text:style-name="Preformatted_20_Text"><text:s text:c="4"/>'Comments' =&gt; function (\Cake\ORM\Query $query) {</text:p>
          <text:p text:style-name="Preformatted_20_Text"><text:s text:c="8"/>return $query-&gt;select(['body', 'author_id'])</text:p>
          <text:p text:style-name="Preformatted_20_Text"><text:s text:c="8"/>-&gt;where(['Comments.approved' =&gt; true]);</text:p>
          <text:p text:style-name="Preformatted_20_Text"><text:s text:c="4"/>}</text:p>
          <text:p text:style-name="P18">];</text:p>
          <text:p text:style-name="Text_20_body">When you limit the fields that are fetched from an association, you <text:span text:style-name="Strong_20_Emphasis">must</text:span> ensure that the foreign key columns are selected. Failing to select foreign key fields will cause associated data to not be present in the final result.</text:p>
          <text:p text:style-name="Text_20_body">It is also possible to restrict deeply-nested associations using the dot notation:</text:p>
          <text:p text:style-name="Preformatted_20_Text">$query = $articles-&gt;find()-&gt;contain([</text:p>
          <text:p text:style-name="Preformatted_20_Text"><text:s text:c="4"/>'Comments',</text:p>
          <text:p text:style-name="Preformatted_20_Text"><text:s text:c="4"/>'Authors.Profiles' =&gt; function ($q) {</text:p>
          <text:p text:style-name="Preformatted_20_Text"><text:s text:c="8"/>return $q-&gt;where(['Profiles.is_published' =&gt; true]);</text:p>
          <text:p text:style-name="Preformatted_20_Text"><text:s text:c="4"/>}</text:p>
          <text:p text:style-name="P18">]);</text:p>
          <text:p text:style-name="Text_20_body">In the above example, you’ll still get authors even if they don’t have a published profile. To only get authors with a published profile use <text:a xlink:type="simple" xlink:href="https://book.cakephp.org/3.0/en/orm/retrieving-data-and-resultsets.html#filtering-by-associated-data" text:style-name="Internet_20_link" text:visited-style-name="Visited_20_Internet_20_Link">matching()</text:a>. If you have defined custom finders in your associations, you can use them inside <text:span text:style-name="Source_20_Text">contain()</text:span>:</text:p>
          <text:p text:style-name="Preformatted_20_Text">// Bring all articles, but only bring the comments that are approved and</text:p>
          <text:p text:style-name="Preformatted_20_Text">// popular.</text:p>
          <text:p text:style-name="Preformatted_20_Text">$query = $articles-&gt;find()-&gt;contain('Comments', function ($q) {</text:p>
          <text:p text:style-name="Preformatted_20_Text"><text:s text:c="4"/>return $q-&gt;find('approved')-&gt;find('popular');</text:p>
          <text:p text:style-name="P18">});</text:p>
          <text:p text:style-name="Text_20_body">For <text:span text:style-name="Source_20_Text">BelongsTo</text:span> and <text:span text:style-name="Source_20_Text">HasOne</text:span> associations only the <text:span text:style-name="Source_20_Text">where</text:span> and <text:span text:style-name="Source_20_Text">select</text:span> clauses are used when loading the associated records. For the rest of the association types you can use every clause that the query object provides.</text:p>
          <text:p text:style-name="Text_20_body"><text:soft-page-break/>If you need full control over the query that is generated, you can tell <text:span text:style-name="Source_20_Text">contain()</text:span> to not append the <text:span text:style-name="Source_20_Text">foreignKey</text:span> constraints to the generated query. In that case you should use an array passing <text:span text:style-name="Source_20_Text">foreignKey</text:span> and <text:span text:style-name="Source_20_Text">queryBuilder</text:span>:</text:p>
          <text:p text:style-name="Preformatted_20_Text">$query = $articles-&gt;find()-&gt;contain([</text:p>
          <text:p text:style-name="Preformatted_20_Text"><text:s text:c="4"/>'Authors' =&gt; [</text:p>
          <text:p text:style-name="Preformatted_20_Text"><text:s text:c="8"/>'foreignKey' =&gt; false,</text:p>
          <text:p text:style-name="Preformatted_20_Text"><text:s text:c="8"/>'queryBuilder' =&gt; function ($q) {</text:p>
          <text:p text:style-name="Preformatted_20_Text"><text:s text:c="12"/>return $q-&gt;where(...); // Full conditions for filtering</text:p>
          <text:p text:style-name="Preformatted_20_Text"><text:s text:c="8"/>}</text:p>
          <text:p text:style-name="Preformatted_20_Text"><text:s text:c="4"/>]</text:p>
          <text:p text:style-name="P18">]);</text:p>
          <text:p text:style-name="Text_20_body">If you have limited the fields you are loading with <text:span text:style-name="Source_20_Text">select()</text:span> but also want to load fields off of contained associations, you can pass the association object to <text:span text:style-name="Source_20_Text">select()</text:span>:</text:p>
          <text:p text:style-name="Preformatted_20_Text">// Select id &amp; title from articles, but all fields off of Users.</text:p>
          <text:p text:style-name="Preformatted_20_Text">$query = $articles-&gt;find()</text:p>
          <text:p text:style-name="Preformatted_20_Text"><text:s text:c="4"/>-&gt;select(['id', 'title'])</text:p>
          <text:p text:style-name="Preformatted_20_Text"><text:s text:c="4"/>-&gt;select($articles-&gt;Users)</text:p>
          <text:p text:style-name="P18"><text:s text:c="4"/>-&gt;contain(['Users']);</text:p>
          <text:p text:style-name="Text_20_body">Alternatively, if you have multiple associations, you can use <text:span text:style-name="Source_20_Text">enableAutoFields()</text:span>:</text:p>
          <text:p text:style-name="Preformatted_20_Text">// Select id &amp; title from articles, but all fields off of Users, Comments</text:p>
          <text:p text:style-name="Preformatted_20_Text">// and Tags.</text:p>
          <text:p text:style-name="Preformatted_20_Text">$query-&gt;select(['id', 'title'])</text:p>
          <text:p text:style-name="Preformatted_20_Text"><text:s text:c="4"/>-&gt;contain(['Comments', 'Tags'])</text:p>
          <text:p text:style-name="Preformatted_20_Text"><text:s text:c="4"/>-&gt;enableAutoFields(true) // Prior to 3.4.0 use autoFields(true)</text:p>
          <text:p text:style-name="Preformatted_20_Text"><text:s text:c="4"/>-&gt;contain(['Users' =&gt; function($q) {</text:p>
          <text:p text:style-name="Preformatted_20_Text"><text:s text:c="8"/>return $q-&gt;autoFields(true);</text:p>
          <text:p text:style-name="P18"><text:s text:c="4"/>}]);</text:p>
          <text:p text:style-name="Text_20_body">New in version 3.1: Selecting columns via an association object was added in 3.1</text:p>
        </text:section>
        <text:section text:style-name="Sect1" text:name="Seção2">
          <text:h text:style-name="Heading_20_3" text:outline-level="3"><text:bookmark text:name="sorting-contained-associations"/>Sorting Contained Associations</text:h>
          <text:p text:style-name="Text_20_body">When loading HasMany and BelongsToMany associations, you can use the <text:span text:style-name="Source_20_Text">sort</text:span> option to sort the data in those associations:</text:p>
          <text:p text:style-name="Preformatted_20_Text">$query-&gt;contain([</text:p>
          <text:p text:style-name="Preformatted_20_Text"><text:s text:c="4"/>'Comments' =&gt; [</text:p>
          <text:p text:style-name="Preformatted_20_Text"><text:s text:c="8"/>'sort' =&gt; ['Comments.created' =&gt; 'DESC']</text:p>
          <text:p text:style-name="Preformatted_20_Text"><text:s text:c="4"/>]</text:p>
          <text:p text:style-name="P18">]);</text:p>
        </text:section>
        <text:section text:style-name="Sect1" text:name="filtering-by-associated-data">
          <text:h text:style-name="Heading_20_3" text:outline-level="3">Filtering by Associated Data</text:h>
          <text:p text:style-name="Text_20_body">A fairly common query case with associations is finding records ‘matching’ specific associated data. For example if you have ‘Articles belongsToMany Tags’ you will probably want to find Articles that have the CakePHP tag. This is extremely simple to do with the ORM in CakePHP:</text:p>
          <text:p text:style-name="Preformatted_20_Text">// In a controller or table method.</text:p>
          <text:p text:style-name="Preformatted_20_Text"/>
          <text:p text:style-name="Preformatted_20_Text">$query = $articles-&gt;find();</text:p>
          <text:p text:style-name="Preformatted_20_Text">$query-&gt;matching('Tags', function ($q) {</text:p>
          <text:p text:style-name="Preformatted_20_Text"><text:soft-page-break/><text:s text:c="4"/>return $q-&gt;where(['Tags.name' =&gt; 'CakePHP']);</text:p>
          <text:p text:style-name="P18">});</text:p>
          <text:p text:style-name="Text_20_body">You can apply this strategy to HasMany associations as well. For example if ‘Authors HasMany Articles’, you could find all the authors with recently published articles using the following:</text:p>
          <text:p text:style-name="Preformatted_20_Text">$query = $authors-&gt;find();</text:p>
          <text:p text:style-name="Preformatted_20_Text">$query-&gt;matching('Articles', function ($q) {</text:p>
          <text:p text:style-name="Preformatted_20_Text"><text:s text:c="4"/>return $q-&gt;where(['Articles.created &gt;=' =&gt; new DateTime('-10 days')]);</text:p>
          <text:p text:style-name="P18">});</text:p>
          <text:p text:style-name="Text_20_body">Filtering by deep associations is surprisingly easy, and the syntax should be already familiar to you:</text:p>
          <text:p text:style-name="Preformatted_20_Text">// In a controller or table method.</text:p>
          <text:p text:style-name="Preformatted_20_Text">$query = $products-&gt;find()-&gt;matching(</text:p>
          <text:p text:style-name="Preformatted_20_Text"><text:s text:c="4"/>'Shops.Cities.Countries', function ($q) {</text:p>
          <text:p text:style-name="Preformatted_20_Text"><text:s text:c="8"/>return $q-&gt;where(['Countries.name' =&gt; 'Japan']);</text:p>
          <text:p text:style-name="Preformatted_20_Text"><text:s text:c="4"/>}</text:p>
          <text:p text:style-name="Preformatted_20_Text">);</text:p>
          <text:p text:style-name="Preformatted_20_Text"/>
          <text:p text:style-name="Preformatted_20_Text">// Bring unique articles that were commented by 'markstory' using passed variable</text:p>
          <text:p text:style-name="Preformatted_20_Text">// Dotted matching paths should be used over nested matching() calls</text:p>
          <text:p text:style-name="Preformatted_20_Text">$username = 'markstory';</text:p>
          <text:p text:style-name="Preformatted_20_Text">$query = $articles-&gt;find()-&gt;matching('Comments.Users', function ($q) use ($username) {</text:p>
          <text:p text:style-name="Preformatted_20_Text"><text:s text:c="4"/>return $q-&gt;where(['username' =&gt; $username]);</text:p>
          <text:p text:style-name="P18">});</text:p>
          <text:p text:style-name="Text_20_body">As this function will create an <text:span text:style-name="Source_20_Text">INNER JOIN</text:span>, you might want to consider calling <text:span text:style-name="Source_20_Text">distinct</text:span> on the find query as you might get duplicate rows if your conditions don’t exclude them already. This might be the case, for example, when the same users comments more than once on a single article.</text:p>
          <text:p text:style-name="Text_20_body">The data from the association that is ‘matched’ will be available on the <text:span text:style-name="Source_20_Text">_matchingData</text:span> property of entities. If you both match and contain the same association, you can expect to get both the <text:span text:style-name="Source_20_Text">_matchingData</text:span> and standard association properties in your results.</text:p>
        </text:section>
        <text:section text:style-name="Sect1" text:name="Seção3">
          <text:h text:style-name="Heading_20_3" text:outline-level="3"><text:bookmark text:name="using-innerjoinwith"/>Using innerJoinWith</text:h>
          <text:p text:style-name="Text_20_body">Using the <text:span text:style-name="Source_20_Text">matching()</text:span> function, as we saw already, will create an <text:span text:style-name="Source_20_Text">INNER JOIN</text:span> with the specified association and will also load the fields into the result set.</text:p>
          <text:p text:style-name="Text_20_body">There may be cases where you want to use <text:span text:style-name="Source_20_Text">matching()</text:span> but are not interested in loading the fields into the result set. For this purpose, you can use <text:span text:style-name="Source_20_Text">innerJoinWith()</text:span>:</text:p>
          <text:p text:style-name="Preformatted_20_Text">$query = $articles-&gt;find();</text:p>
          <text:p text:style-name="Preformatted_20_Text">$query-&gt;innerJoinWith('Tags', function ($q) {</text:p>
          <text:p text:style-name="Preformatted_20_Text"><text:s text:c="4"/>return $q-&gt;where(['Tags.name' =&gt; 'CakePHP']);</text:p>
          <text:p text:style-name="P18">});</text:p>
          <text:p text:style-name="Text_20_body">The <text:span text:style-name="Source_20_Text">innerJoinWith()</text:span> method works the same as <text:span text:style-name="Source_20_Text">matching()</text:span>, that means that you can use dot notation to join deeply nested associations:</text:p>
          <text:p text:style-name="Preformatted_20_Text"><text:soft-page-break/>$query = $products-&gt;find()-&gt;innerJoinWith(</text:p>
          <text:p text:style-name="Preformatted_20_Text"><text:s text:c="4"/>'Shops.Cities.Countries', function ($q) {</text:p>
          <text:p text:style-name="Preformatted_20_Text"><text:s text:c="8"/>return $q-&gt;where(['Countries.name' =&gt; 'Japan']);</text:p>
          <text:p text:style-name="Preformatted_20_Text"><text:s text:c="4"/>}</text:p>
          <text:p text:style-name="P18">);</text:p>
          <text:p text:style-name="Text_20_body">Again, the only difference is that no additional columns will be added to the result set, and no <text:span text:style-name="Source_20_Text">_matchingData</text:span> property will be set.</text:p>
          <text:p text:style-name="Text_20_body">New in version 3.1: Query::innerJoinWith() was added in 3.1</text:p>
        </text:section>
        <text:section text:style-name="Sect1" text:name="Seção4">
          <text:h text:style-name="Heading_20_3" text:outline-level="3"><text:bookmark text:name="using-notmatching"/>Using notMatching</text:h>
          <text:p text:style-name="Text_20_body">The opposite of <text:span text:style-name="Source_20_Text">matching()</text:span> is <text:span text:style-name="Source_20_Text">notMatching()</text:span>. This function will change the query so that it filters results that have no relation to the specified association:</text:p>
          <text:p text:style-name="Preformatted_20_Text">// In a controller or table method.</text:p>
          <text:p text:style-name="Preformatted_20_Text"/>
          <text:p text:style-name="Preformatted_20_Text">$query = $articlesTable</text:p>
          <text:p text:style-name="Preformatted_20_Text"><text:s text:c="4"/>-&gt;find()</text:p>
          <text:p text:style-name="Preformatted_20_Text"><text:s text:c="4"/>-&gt;notMatching('Tags', function ($q) {</text:p>
          <text:p text:style-name="Preformatted_20_Text"><text:s text:c="8"/>return $q-&gt;where(['Tags.name' =&gt; 'boring']);</text:p>
          <text:p text:style-name="P18"><text:s text:c="4"/>});</text:p>
          <text:p text:style-name="Text_20_body">The above example will find all articles that were not tagged with the word <text:span text:style-name="Source_20_Text">boring</text:span>. You can apply this method to HasMany associations as well. You could, for example, find all the authors with no published articles in the last 10 days:</text:p>
          <text:p text:style-name="Preformatted_20_Text">$query = $authorsTable</text:p>
          <text:p text:style-name="Preformatted_20_Text"><text:s text:c="4"/>-&gt;find()</text:p>
          <text:p text:style-name="Preformatted_20_Text"><text:s text:c="4"/>-&gt;notMatching('Articles', function ($q) {</text:p>
          <text:p text:style-name="Preformatted_20_Text"><text:s text:c="8"/>return $q-&gt;where(['Articles.created &gt;=' =&gt; new \DateTime('-10 days')]);</text:p>
          <text:p text:style-name="P18"><text:s text:c="4"/>});</text:p>
          <text:p text:style-name="Text_20_body">It is also possible to use this method for filtering out records not matching deep associations. For example, you could find articles that have not been commented on by a certain user:</text:p>
          <text:p text:style-name="Preformatted_20_Text">$query = $articlesTable</text:p>
          <text:p text:style-name="Preformatted_20_Text"><text:s text:c="4"/>-&gt;find()</text:p>
          <text:p text:style-name="Preformatted_20_Text"><text:s text:c="4"/>-&gt;notMatching('Comments.Users', function ($q) {</text:p>
          <text:p text:style-name="Preformatted_20_Text"><text:s text:c="8"/>return $q-&gt;where(['username' =&gt; 'jose']);</text:p>
          <text:p text:style-name="P18"><text:s text:c="4"/>});</text:p>
          <text:p text:style-name="Text_20_body">Since articles with no comments at all also satisfy the condition above, you may want to combine <text:span text:style-name="Source_20_Text">matching()</text:span> and <text:span text:style-name="Source_20_Text">notMatching()</text:span> in the same query. The following example will find articles having at least one comment, but not commented by a certain user:</text:p>
          <text:p text:style-name="Preformatted_20_Text">$query = $articlesTable</text:p>
          <text:p text:style-name="Preformatted_20_Text"><text:s text:c="4"/>-&gt;find()</text:p>
          <text:p text:style-name="Preformatted_20_Text"><text:s text:c="4"/>-&gt;notMatching('Comments.Users', function ($q) {</text:p>
          <text:p text:style-name="Preformatted_20_Text"><text:s text:c="8"/>return $q-&gt;where(['username' =&gt; 'jose']);</text:p>
          <text:p text:style-name="Preformatted_20_Text"><text:s text:c="4"/>})</text:p>
          <text:p text:style-name="P18"><text:s text:c="4"/>-&gt;matching('Comments');</text:p>
          <text:p text:style-name="Text_20_body"><text:soft-page-break/>As <text:span text:style-name="Source_20_Text">notMatching()</text:span> will create a <text:span text:style-name="Source_20_Text">LEFT JOIN</text:span>, you might want to consider calling <text:span text:style-name="Source_20_Text">distinct</text:span> on the find query as you can get duplicate rows otherwise.</text:p>
          <text:p text:style-name="Text_20_body">Keep in mind that contrary to the <text:span text:style-name="Source_20_Text">matching()</text:span> function, <text:span text:style-name="Source_20_Text">notMatching()</text:span> will not add any data to the <text:span text:style-name="Source_20_Text">_matchingData</text:span> property in the results.</text:p>
          <text:p text:style-name="Text_20_body">New in version 3.1: Query::notMatching() was added in 3.1</text:p>
        </text:section>
        <text:section text:style-name="Sect1" text:name="Seção5">
          <text:h text:style-name="Heading_20_3" text:outline-level="3"><text:bookmark text:name="using-leftjoinwith"/>Using leftJoinWith</text:h>
          <text:p text:style-name="Text_20_body">On certain occasions you may want to calculate a result based on an association, without having to load all the records for it. For example, if you wanted to load the total number of comments an article has along with all the article data, you can use the <text:span text:style-name="Source_20_Text">leftJoinWith()</text:span> function:</text:p>
          <text:p text:style-name="Preformatted_20_Text">$query = $articlesTable-&gt;find();</text:p>
          <text:p text:style-name="Preformatted_20_Text">$query-&gt;select(['total_comments' =&gt; $query-&gt;func()-&gt;count('Comments.id')])</text:p>
          <text:p text:style-name="Preformatted_20_Text"><text:s text:c="4"/>-&gt;leftJoinWith('Comments')</text:p>
          <text:p text:style-name="Preformatted_20_Text"><text:s text:c="4"/>-&gt;group(['Articles.id'])</text:p>
          <text:p text:style-name="P18"><text:s text:c="4"/>-&gt;enableAutoFields(true); // Prior to 3.4.0 use autoFields(true);</text:p>
          <text:p text:style-name="Text_20_body">The results for the above query will contain the article data and the <text:span text:style-name="Source_20_Text">total_comments</text:span> property for each of them.</text:p>
          <text:p text:style-name="Text_20_body"><text:span text:style-name="Source_20_Text">leftJoinWith()</text:span> can also be used with deeply nested associations. This is useful, for example, for bringing the count of articles tagged with a certain word, per author:</text:p>
          <text:p text:style-name="Preformatted_20_Text">$query = $authorsTable</text:p>
          <text:p text:style-name="Preformatted_20_Text"><text:s text:c="4"/>-&gt;find()</text:p>
          <text:p text:style-name="Preformatted_20_Text"><text:s text:c="4"/>-&gt;select(['total_articles' =&gt; $query-&gt;func()-&gt;count('Articles.id')])</text:p>
          <text:p text:style-name="Preformatted_20_Text"><text:s text:c="4"/>-&gt;leftJoinWith('Articles.Tags', function ($q) {</text:p>
          <text:p text:style-name="Preformatted_20_Text"><text:s text:c="8"/>return $q-&gt;where(['Tags.name' =&gt; 'awesome']);</text:p>
          <text:p text:style-name="Preformatted_20_Text"><text:s text:c="4"/>})</text:p>
          <text:p text:style-name="Preformatted_20_Text"><text:s text:c="4"/>-&gt;group(['Authors.id'])</text:p>
          <text:p text:style-name="P18"><text:s text:c="4"/>-&gt;enableAutoFields(true); // Prior to 3.4.0 use autoFields(true);</text:p>
          <text:p text:style-name="Text_20_body">This function will not load any columns from the specified associations into the result set.</text:p>
          <text:p text:style-name="Text_20_body">New in version 3.1: Query::leftJoinWith() was added in 3.1</text:p>
        </text:section>
        <text:section text:style-name="Sect1" text:name="adding-joins">
          <text:h text:style-name="Heading_20_3" text:outline-level="3"><text:bookmark text:name="id21"/>Adding Joins</text:h>
          <text:p text:style-name="Text_20_body">In addition to loading related data with <text:span text:style-name="Source_20_Text">contain()</text:span>, you can also add additional joins with the query builder:</text:p>
          <text:p text:style-name="Preformatted_20_Text">$query = $articles-&gt;find()</text:p>
          <text:p text:style-name="Preformatted_20_Text"><text:s text:c="4"/>-&gt;hydrate(false)</text:p>
          <text:p text:style-name="Preformatted_20_Text"><text:s text:c="4"/>-&gt;join([</text:p>
          <text:p text:style-name="Preformatted_20_Text"><text:s text:c="8"/>'table' =&gt; 'comments',</text:p>
          <text:p text:style-name="Preformatted_20_Text"><text:s text:c="8"/>'alias' =&gt; 'c',</text:p>
          <text:p text:style-name="Preformatted_20_Text"><text:s text:c="8"/>'type' =&gt; 'LEFT',</text:p>
          <text:p text:style-name="Preformatted_20_Text"><text:s text:c="8"/>'conditions' =&gt; 'c.article_id = articles.id',</text:p>
          <text:p text:style-name="P18"><text:s text:c="4"/>]);</text:p>
          <text:p text:style-name="Text_20_body">You can append multiple joins at the same time by passing an associative array with multiple joins:</text:p>
          <text:p text:style-name="Preformatted_20_Text"><text:soft-page-break/>$query = $articles-&gt;find()</text:p>
          <text:p text:style-name="Preformatted_20_Text"><text:s text:c="4"/>-&gt;hydrate(false)</text:p>
          <text:p text:style-name="Preformatted_20_Text"><text:s text:c="4"/>-&gt;join([</text:p>
          <text:p text:style-name="Preformatted_20_Text"><text:s text:c="8"/>'c' =&gt; [</text:p>
          <text:p text:style-name="Preformatted_20_Text"><text:s text:c="12"/>'table' =&gt; 'comments',</text:p>
          <text:p text:style-name="Preformatted_20_Text"><text:s text:c="12"/>'type' =&gt; 'LEFT',</text:p>
          <text:p text:style-name="Preformatted_20_Text"><text:s text:c="12"/>'conditions' =&gt; 'c.article_id = articles.id',</text:p>
          <text:p text:style-name="Preformatted_20_Text"><text:s text:c="8"/>],</text:p>
          <text:p text:style-name="Preformatted_20_Text"><text:s text:c="8"/>'u' =&gt; [</text:p>
          <text:p text:style-name="Preformatted_20_Text"><text:s text:c="12"/>'table' =&gt; 'users',</text:p>
          <text:p text:style-name="Preformatted_20_Text"><text:s text:c="12"/>'type' =&gt; 'INNER',</text:p>
          <text:p text:style-name="Preformatted_20_Text"><text:s text:c="12"/>'conditions' =&gt; 'u.id = articles.user_id',</text:p>
          <text:p text:style-name="Preformatted_20_Text"><text:s text:c="8"/>]</text:p>
          <text:p text:style-name="P18"><text:s text:c="4"/>]);</text:p>
          <text:p text:style-name="Text_20_body">As seen above, when adding joins the alias can be the outer array key. Join conditions can also be expressed as an array of conditions:</text:p>
          <text:p text:style-name="Preformatted_20_Text">$query = $articles-&gt;find()</text:p>
          <text:p text:style-name="Preformatted_20_Text"><text:s text:c="4"/>-&gt;hydrate(false)</text:p>
          <text:p text:style-name="Preformatted_20_Text"><text:s text:c="4"/>-&gt;join([</text:p>
          <text:p text:style-name="Preformatted_20_Text"><text:s text:c="8"/>'c' =&gt; [</text:p>
          <text:p text:style-name="Preformatted_20_Text"><text:s text:c="12"/>'table' =&gt; 'comments',</text:p>
          <text:p text:style-name="Preformatted_20_Text"><text:s text:c="12"/>'type' =&gt; 'LEFT',</text:p>
          <text:p text:style-name="Preformatted_20_Text"><text:s text:c="12"/>'conditions' =&gt; [</text:p>
          <text:p text:style-name="Preformatted_20_Text"><text:s text:c="16"/>'c.created &gt;' =&gt; new DateTime('-5 days'),</text:p>
          <text:p text:style-name="Preformatted_20_Text"><text:s text:c="16"/>'c.moderated' =&gt; true,</text:p>
          <text:p text:style-name="Preformatted_20_Text"><text:s text:c="16"/>'c.article_id = articles.id'</text:p>
          <text:p text:style-name="Preformatted_20_Text"><text:s text:c="12"/>]</text:p>
          <text:p text:style-name="Preformatted_20_Text"><text:s text:c="8"/>],</text:p>
          <text:p text:style-name="P18"><text:s text:c="4"/>], ['c.created' =&gt; 'datetime', 'c.moderated' =&gt; 'boolean']);</text:p>
          <text:p text:style-name="Text_20_body">When creating joins by hand and using array based conditions, you need to provide the datatypes for each column in the join conditions. By providing datatypes for the join conditions, the ORM can correctly convert data types into SQL. In addition to <text:span text:style-name="Source_20_Text">join()</text:span> you can use <text:span text:style-name="Source_20_Text">rightJoin()</text:span>, <text:span text:style-name="Source_20_Text">leftJoin()</text:span> and <text:span text:style-name="Source_20_Text">innerJoin()</text:span> to create joins:</text:p>
          <text:p text:style-name="Preformatted_20_Text">// Join with an alias and string conditions</text:p>
          <text:p text:style-name="Preformatted_20_Text">$query = $articles-&gt;find();</text:p>
          <text:p text:style-name="Preformatted_20_Text">$query-&gt;leftJoin(</text:p>
          <text:p text:style-name="Preformatted_20_Text"><text:s text:c="4"/>['Authors' =&gt; 'authors'],</text:p>
          <text:p text:style-name="Preformatted_20_Text"><text:s text:c="4"/>['Authors.id = Articles.author_id']);</text:p>
          <text:p text:style-name="Preformatted_20_Text"/>
          <text:p text:style-name="Preformatted_20_Text">// Join with an alias, array conditions, and types</text:p>
          <text:p text:style-name="Preformatted_20_Text">$query = $articles-&gt;find();</text:p>
          <text:p text:style-name="Preformatted_20_Text">$query-&gt;innerJoin(</text:p>
          <text:p text:style-name="Preformatted_20_Text"><text:s text:c="4"/>['Authors' =&gt; 'authors'],</text:p>
          <text:p text:style-name="Preformatted_20_Text"><text:s text:c="4"/>[</text:p>
          <text:p text:style-name="Preformatted_20_Text"><text:s text:c="4"/>'Authors.promoted' =&gt; true,</text:p>
          <text:p text:style-name="Preformatted_20_Text"><text:s text:c="4"/>'Authors.created' =&gt; new DateTime('-5 days'),</text:p>
          <text:p text:style-name="Preformatted_20_Text"><text:s text:c="4"/>'Authors.id = Articles.author_id'</text:p>
          <text:p text:style-name="Preformatted_20_Text"><text:s text:c="4"/>],</text:p>
          <text:p text:style-name="P18"><text:s text:c="4"/>['Authors.promoted' =&gt; 'boolean', 'Authors.created' =&gt; 'datetime']);</text:p>
          <text:p text:style-name="Text_20_body">It should be noted that if you set the <text:span text:style-name="Source_20_Text">quoteIdentifiers</text:span> option to <text:span text:style-name="Source_20_Text">true</text:span> when defining your <text:span text:style-name="Source_20_Text">Connection</text:span>, join conditions between table fields should be set as follow:</text:p>
          <text:p text:style-name="Preformatted_20_Text">$query = $articles-&gt;find()</text:p>
          <text:p text:style-name="Preformatted_20_Text"><text:s text:c="4"/>-&gt;join([</text:p>
          <text:p text:style-name="Preformatted_20_Text"><text:s text:c="8"/>'c' =&gt; [</text:p>
          <text:p text:style-name="Preformatted_20_Text"><text:soft-page-break/><text:s text:c="12"/>'table' =&gt; 'comments',</text:p>
          <text:p text:style-name="Preformatted_20_Text"><text:s text:c="12"/>'type' =&gt; 'LEFT',</text:p>
          <text:p text:style-name="Preformatted_20_Text"><text:s text:c="12"/>'conditions' =&gt; [</text:p>
          <text:p text:style-name="Preformatted_20_Text"><text:s text:c="16"/>'c.article_id' =&gt; new \Cake\Database\Expression\IdentifierExpression('articles.id')</text:p>
          <text:p text:style-name="Preformatted_20_Text"><text:s text:c="12"/>]</text:p>
          <text:p text:style-name="Preformatted_20_Text"><text:s text:c="8"/>],</text:p>
          <text:p text:style-name="P18"><text:s text:c="4"/>]);</text:p>
          <text:p text:style-name="Text_20_body">This ensures that all of your identifiers will be quoted across the Query, avoiding errors with some database Drivers (PostgreSQL notably)</text:p>
        </text:section>
      </text:section>
      <text:section text:style-name="Sect1" text:name="inserting-data">
        <text:h text:style-name="Heading_20_2" text:outline-level="2">Inserting Data</text:h>
        <text:p text:style-name="Text_20_body">Unlike earlier examples, you should not use <text:span text:style-name="Source_20_Text">find()</text:span> to create insert queries. Instead, create a new <text:span text:style-name="Source_20_Text">Query</text:span> object using <text:span text:style-name="Source_20_Text">query()</text:span>:</text:p>
        <text:p text:style-name="Preformatted_20_Text">$query = $articles-&gt;query();</text:p>
        <text:p text:style-name="Preformatted_20_Text">$query-&gt;insert(['title', 'body'])</text:p>
        <text:p text:style-name="Preformatted_20_Text"><text:s text:c="4"/>-&gt;values([</text:p>
        <text:p text:style-name="Preformatted_20_Text"><text:s text:c="8"/>'title' =&gt; 'First post',</text:p>
        <text:p text:style-name="Preformatted_20_Text"><text:s text:c="8"/>'body' =&gt; 'Some body text'</text:p>
        <text:p text:style-name="Preformatted_20_Text"><text:s text:c="4"/>])</text:p>
        <text:p text:style-name="P18"><text:s text:c="4"/>-&gt;execute();</text:p>
        <text:p text:style-name="Text_20_body">To insert multiple rows with only one query, you can chain the <text:span text:style-name="Source_20_Text">values()</text:span> method as many times as you need:</text:p>
        <text:p text:style-name="Preformatted_20_Text">$query = $articles-&gt;query();</text:p>
        <text:p text:style-name="Preformatted_20_Text">$query-&gt;insert(['title', 'body'])</text:p>
        <text:p text:style-name="Preformatted_20_Text"><text:s text:c="4"/>-&gt;values([</text:p>
        <text:p text:style-name="Preformatted_20_Text"><text:s text:c="8"/>'title' =&gt; 'First post',</text:p>
        <text:p text:style-name="Preformatted_20_Text"><text:s text:c="8"/>'body' =&gt; 'Some body text'</text:p>
        <text:p text:style-name="Preformatted_20_Text"><text:s text:c="4"/>])</text:p>
        <text:p text:style-name="Preformatted_20_Text"><text:s text:c="4"/>-&gt;values([</text:p>
        <text:p text:style-name="Preformatted_20_Text"><text:s text:c="8"/>'title' =&gt; 'Second post',</text:p>
        <text:p text:style-name="Preformatted_20_Text"><text:s text:c="8"/>'body' =&gt; 'Another body text'</text:p>
        <text:p text:style-name="Preformatted_20_Text"><text:s text:c="4"/>])</text:p>
        <text:p text:style-name="P18"><text:s text:c="4"/>-&gt;execute();</text:p>
        <text:p text:style-name="Text_20_body">Generally, it is easier to insert data using entities and <text:a xlink:type="simple" xlink:href="https://book.cakephp.org/3.0/en/orm/saving-data.html#Cake%5CORM%5CTable::save" text:style-name="Internet_20_link" text:visited-style-name="Visited_20_Internet_20_Link"><text:span text:style-name="Source_20_Text">ORM\Table::save()</text:span></text:a>. By composing a <text:span text:style-name="Source_20_Text">SELECT</text:span> and <text:span text:style-name="Source_20_Text">INSERT</text:span> query together, you can create <text:span text:style-name="Source_20_Text">INSERT INTO ... SELECT</text:span> style queries:</text:p>
        <text:p text:style-name="Preformatted_20_Text">$select = $articles-&gt;find()</text:p>
        <text:p text:style-name="Preformatted_20_Text"><text:s text:c="4"/>-&gt;select(['title', 'body', 'published'])</text:p>
        <text:p text:style-name="Preformatted_20_Text"><text:s text:c="4"/>-&gt;where(['id' =&gt; 3]);</text:p>
        <text:p text:style-name="Preformatted_20_Text"/>
        <text:p text:style-name="Preformatted_20_Text">$query = $articles-&gt;query()</text:p>
        <text:p text:style-name="Preformatted_20_Text"><text:s text:c="4"/>-&gt;insert(['title', 'body', 'published'])</text:p>
        <text:p text:style-name="Preformatted_20_Text"><text:s text:c="4"/>-&gt;values($select)</text:p>
        <text:p text:style-name="P18"><text:s text:c="4"/>-&gt;execute();</text:p>
        <text:p text:style-name="Text_20_body">Inserting records with the query builder will not trigger events such as <text:span text:style-name="Source_20_Text">Model.afterSave</text:span>. Instead you should use the <text:a xlink:type="simple" xlink:href="https://book.cakephp.org/3.0/en/orm/saving-data.html" text:style-name="Internet_20_link" text:visited-style-name="Visited_20_Internet_20_Link">ORM to save data</text:a>.</text:p>
      </text:section>
      <text:section text:style-name="Sect1" text:name="updating-data">
        <text:h text:style-name="Heading_20_2" text:outline-level="2"><text:bookmark text:name="query-builder-updating-data"/><text:soft-page-break/>Updating Data</text:h>
        <text:p text:style-name="Text_20_body">As with insert queries, you should not use <text:span text:style-name="Source_20_Text">find()</text:span> to create update queries. Instead, create new a <text:span text:style-name="Source_20_Text">Query</text:span> object using <text:span text:style-name="Source_20_Text">query()</text:span>:</text:p>
        <text:p text:style-name="Preformatted_20_Text">$query = $articles-&gt;query();</text:p>
        <text:p text:style-name="Preformatted_20_Text">$query-&gt;update()</text:p>
        <text:p text:style-name="Preformatted_20_Text"><text:s text:c="4"/>-&gt;set(['published' =&gt; true])</text:p>
        <text:p text:style-name="Preformatted_20_Text"><text:s text:c="4"/>-&gt;where(['id' =&gt; $id])</text:p>
        <text:p text:style-name="P18"><text:s text:c="4"/>-&gt;execute();</text:p>
        <text:p text:style-name="Text_20_body">Generally, it is easier to update data using entities and <text:span text:style-name="Source_20_Text">ORM\Table::patchEntity()</text:span>.</text:p>
        <text:p text:style-name="Text_20_body">Updating records with the query builder will not trigger events such as <text:span text:style-name="Source_20_Text">Model.afterSave</text:span>. Instead you should use the <text:a xlink:type="simple" xlink:href="https://book.cakephp.org/3.0/en/orm/saving-data.html" text:style-name="Internet_20_link" text:visited-style-name="Visited_20_Internet_20_Link">ORM to save data</text:a>.</text:p>
      </text:section>
      <text:section text:style-name="Sect1" text:name="deleting-data">
        <text:h text:style-name="Heading_20_2" text:outline-level="2">Deleting Data</text:h>
        <text:p text:style-name="Text_20_body">As with insert queries, you should not use <text:span text:style-name="Source_20_Text">find()</text:span> to create delete queries. Instead, create new a query object using <text:span text:style-name="Source_20_Text">query()</text:span>:</text:p>
        <text:p text:style-name="Preformatted_20_Text">$query = $articles-&gt;query();</text:p>
        <text:p text:style-name="Preformatted_20_Text">$query-&gt;delete()</text:p>
        <text:p text:style-name="Preformatted_20_Text"><text:s text:c="4"/>-&gt;where(['id' =&gt; $id])</text:p>
        <text:p text:style-name="P18"><text:s text:c="4"/>-&gt;execute();</text:p>
        <text:p text:style-name="Text_20_body">Generally, it is easier to delete data using entities and <text:a xlink:type="simple" xlink:href="https://book.cakephp.org/3.0/en/orm/deleting-data.html#Cake%5CORM%5CTable::delete" text:style-name="Internet_20_link" text:visited-style-name="Visited_20_Internet_20_Link"><text:span text:style-name="Source_20_Text">ORM\Table::delete()</text:span></text:a>.</text:p>
      </text:section>
      <text:section text:style-name="Sect1" text:name="sql-injection-prevention">
        <text:h text:style-name="Heading_20_2" text:outline-level="2">SQL Injection Prevention</text:h>
        <text:p text:style-name="Text_20_body">While the ORM and database abstraction layers prevent most SQL injections issues, it is still possible to leave yourself vulnerable through improper use.</text:p>
        <text:p text:style-name="Text_20_body">When using condition arrays, the key/left-hand side as well as single value entries must not contain user data:</text:p>
        <text:p text:style-name="Preformatted_20_Text">$query-&gt;where([</text:p>
        <text:p text:style-name="Preformatted_20_Text"><text:s text:c="4"/>// Data on the key/left-hand side is unsafe, as it will be</text:p>
        <text:p text:style-name="Preformatted_20_Text"><text:s text:c="4"/>// inserted into the generated query as-is</text:p>
        <text:p text:style-name="Preformatted_20_Text"><text:s text:c="4"/>$userData =&gt; $value,</text:p>
        <text:p text:style-name="Preformatted_20_Text"/>
        <text:p text:style-name="Preformatted_20_Text"><text:s text:c="4"/>// The same applies to single value entries, they are not</text:p>
        <text:p text:style-name="Preformatted_20_Text"><text:s text:c="4"/>// safe to use with user data in any form</text:p>
        <text:p text:style-name="Preformatted_20_Text"><text:s text:c="4"/>$userData,</text:p>
        <text:p text:style-name="Preformatted_20_Text"><text:s text:c="4"/>"MATCH (comment) AGAINST ($userData)",</text:p>
        <text:p text:style-name="Preformatted_20_Text"><text:s text:c="4"/>'created &lt; NOW() - ' . $userData</text:p>
        <text:p text:style-name="P18">]);</text:p>
        <text:p text:style-name="Text_20_body">When using the expression builder, column names must not contain user data:</text:p>
        <text:p text:style-name="Preformatted_20_Text">$query-&gt;where(function (QueryExpression $exp) use ($userData, $values) {</text:p>
        <text:p text:style-name="Preformatted_20_Text"><text:s text:c="4"/>// Column names in all expressions are not safe.</text:p>
        <text:p text:style-name="Preformatted_20_Text"><text:s text:c="4"/>return $exp-&gt;in($userData, $values);</text:p>
        <text:p text:style-name="P18">});</text:p>
        <text:p text:style-name="Text_20_body">When building function expressions, function names should never contain user data:</text:p>
        <text:p text:style-name="Preformatted_20_Text"><text:soft-page-break/>// Not safe.</text:p>
        <text:p text:style-name="Preformatted_20_Text">$query-&gt;func()-&gt;{$userData}($arg1);</text:p>
        <text:p text:style-name="Preformatted_20_Text"/>
        <text:p text:style-name="Preformatted_20_Text">// Also not safe to use an array of</text:p>
        <text:p text:style-name="Preformatted_20_Text">// user data in a function expression</text:p>
        <text:p text:style-name="P18">$query-&gt;func()-&gt;coalesce($userData);</text:p>
        <text:p text:style-name="Text_20_body">Raw expressions are never safe:</text:p>
        <text:p text:style-name="Preformatted_20_Text">$expr = $query-&gt;newExpr()-&gt;add($userData);</text:p>
        <text:p text:style-name="P18">$query-&gt;select(['two' =&gt; $expr]);</text:p>
        <text:section text:style-name="Sect1" text:name="binding-values">
          <text:h text:style-name="Heading_20_3" text:outline-level="3">Binding values</text:h>
          <text:p text:style-name="Text_20_body">It is possible to protect against many unsafe situations by using bindings. Similar to <text:a xlink:type="simple" xlink:href="https://book.cakephp.org/3.0/en/orm/database-basics.html#database-basics-binding-values" text:style-name="Internet_20_link" text:visited-style-name="Visited_20_Internet_20_Link">binding values to prepared statements</text:a>, values can be bound to queries using the <text:span text:style-name="Source_20_Text">Cake\Database\Query::bind()</text:span> method.</text:p>
          <text:p text:style-name="Text_20_body">The following example would be a safe variant of the unsafe, SQL injection prone example given above:</text:p>
          <text:p text:style-name="Preformatted_20_Text">$query</text:p>
          <text:p text:style-name="Preformatted_20_Text"><text:s text:c="4"/>-&gt;where([</text:p>
          <text:p text:style-name="Preformatted_20_Text"><text:s text:c="8"/>'MATCH (comment) AGAINST (:userData)',</text:p>
          <text:p text:style-name="Preformatted_20_Text"><text:s text:c="8"/>'created &lt; NOW() - :moreUserData'</text:p>
          <text:p text:style-name="Preformatted_20_Text"><text:s text:c="4"/>])</text:p>
          <text:p text:style-name="Preformatted_20_Text"><text:s text:c="4"/>-&gt;bind(':userData', $userData, 'string')</text:p>
          <text:p text:style-name="P18"><text:s text:c="4"/>-&gt;bind(':moreUserData', $moreUserData, 'datetime');</text:p>
          <text:p text:style-name="Text_20_body">Unlike <text:span text:style-name="Source_20_Text">Cake\Database\StatementInterface::bindValue()</text:span>, <text:span text:style-name="Source_20_Text">Query::bind()</text:span> requires to pass the named placeholders including the colon!</text:p>
        </text:section>
      </text:section>
      <text:section text:style-name="Sect1" text:name="more-complex-queries">
        <text:h text:style-name="Heading_20_2" text:outline-level="2">More Complex Queries</text:h>
        <text:p text:style-name="Text_20_body">The query builder is capable of building complex queries like <text:span text:style-name="Source_20_Text">UNION</text:span> queries and sub-queries.</text:p>
        <text:section text:style-name="Sect1" text:name="unions">
          <text:h text:style-name="Heading_20_3" text:outline-level="3">Unions</text:h>
          <text:p text:style-name="Text_20_body">Unions are created by composing one or more select queries together:</text:p>
          <text:p text:style-name="Preformatted_20_Text">$inReview = $articles-&gt;find()</text:p>
          <text:p text:style-name="Preformatted_20_Text"><text:s text:c="4"/>-&gt;where(['need_review' =&gt; true]);</text:p>
          <text:p text:style-name="Preformatted_20_Text"/>
          <text:p text:style-name="Preformatted_20_Text">$unpublished = $articles-&gt;find()</text:p>
          <text:p text:style-name="Preformatted_20_Text"><text:s text:c="4"/>-&gt;where(['published' =&gt; false]);</text:p>
          <text:p text:style-name="Preformatted_20_Text"/>
          <text:p text:style-name="P18">$unpublished-&gt;union($inReview);</text:p>
          <text:p text:style-name="Text_20_body">You can create <text:span text:style-name="Source_20_Text">UNION ALL</text:span> queries using the <text:span text:style-name="Source_20_Text">unionAll()</text:span> method:</text:p>
          <text:p text:style-name="Preformatted_20_Text">$inReview = $articles-&gt;find()</text:p>
          <text:p text:style-name="Preformatted_20_Text"><text:s text:c="4"/>-&gt;where(['need_review' =&gt; true]);</text:p>
          <text:p text:style-name="Preformatted_20_Text"/>
          <text:p text:style-name="Preformatted_20_Text">$unpublished = $articles-&gt;find()</text:p>
          <text:p text:style-name="Preformatted_20_Text"><text:s text:c="4"/>-&gt;where(['published' =&gt; false]);</text:p>
          <text:p text:style-name="Preformatted_20_Text"/>
          <text:p text:style-name="P18"><text:soft-page-break/>$unpublished-&gt;unionAll($inReview);</text:p>
        </text:section>
        <text:section text:style-name="Sect1" text:name="subqueries">
          <text:h text:style-name="Heading_20_3" text:outline-level="3">Subqueries</text:h>
          <text:p text:style-name="Text_20_body">Subqueries are a powerful feature in relational databases and building them in CakePHP is fairly intuitive. By composing queries together, you can make subqueries:</text:p>
          <text:p text:style-name="Preformatted_20_Text">$matchingComment = $articles-&gt;association('Comments')-&gt;find()</text:p>
          <text:p text:style-name="Preformatted_20_Text"><text:s text:c="4"/>-&gt;select(['article_id'])</text:p>
          <text:p text:style-name="Preformatted_20_Text"><text:s text:c="4"/>-&gt;distinct()</text:p>
          <text:p text:style-name="Preformatted_20_Text"><text:s text:c="4"/>-&gt;where(['comment LIKE' =&gt; '%CakePHP%']);</text:p>
          <text:p text:style-name="Preformatted_20_Text"/>
          <text:p text:style-name="Preformatted_20_Text">$query = $articles-&gt;find()</text:p>
          <text:p text:style-name="P18"><text:s text:c="4"/>-&gt;where(['id IN' =&gt; $matchingComment]);</text:p>
          <text:p text:style-name="Text_20_body">Subqueries are accepted anywhere a query expression can be used. For example, in the <text:span text:style-name="Source_20_Text">select()</text:span> and <text:span text:style-name="Source_20_Text">join()</text:span> methods.</text:p>
        </text:section>
        <text:section text:style-name="Sect1" text:name="adding-locking-statements">
          <text:h text:style-name="Heading_20_3" text:outline-level="3">Adding Locking Statements</text:h>
          <text:p text:style-name="Text_20_body">Most relational database vendors support taking out locks when doing select operations. You can use the <text:span text:style-name="Source_20_Text">epilog()</text:span> method for this:</text:p>
          <text:p text:style-name="Preformatted_20_Text">// In MySQL</text:p>
          <text:p text:style-name="P18">$query-&gt;epilog('FOR UPDATE');</text:p>
          <text:p text:style-name="Text_20_body">The <text:span text:style-name="Source_20_Text">epilog()</text:span> method allows you to append raw SQL to the end of queries. You should never put raw user data into <text:span text:style-name="Source_20_Text">epilog()</text:span>.</text:p>
        </text:section>
        <text:section text:style-name="Sect1" text:name="executing-complex-queries">
          <text:h text:style-name="Heading_20_3" text:outline-level="3">Executing Complex Queries</text:h>
          <text:p text:style-name="Text_20_body">While the query builder makes it easy to build most queries, very complex queries can be tedious and complicated to build. You may want to <text:a xlink:type="simple" xlink:href="https://book.cakephp.org/3.0/en/orm/database-basics.html#running-select-statements" text:style-name="Internet_20_link" text:visited-style-name="Visited_20_Internet_20_Link">execute the desired SQL directly</text:a>.</text:p>
          <text:p text:style-name="Text_20_body">Executing SQL directly allows you to fine tune the query that will be run. However, doing so doesn’t let you use <text:span text:style-name="Source_20_Text">contain</text:span> or other higher level ORM features.</text:p>
        </text:section>
      </text:section>
      <text:p text:style-name="Text_20_body"/>
      <text:h text:style-name="Heading_20_1" text:outline-level="1">Retrieving Data &amp; Results Sets</text:h>
      <text:p text:style-name="P16"><text:bookmark text:name="Cake\ORM\Table"/><text:span text:style-name="Emphasis">class </text:span><text:span text:style-name="Source_20_Text">Cake\ORM\Table</text:span> </text:p>
      <text:p text:style-name="Text_20_body">While table objects provide an abstraction around a ‘repository’ or collection of objects, when you query for individual records you get ‘entity’ objects. While this section discusses the different ways you can find and load entities, you should read the <text:a xlink:type="simple" xlink:href="https://book.cakephp.org/3.0/en/orm/entities.html" text:style-name="Internet_20_link" text:visited-style-name="Visited_20_Internet_20_Link">Entities</text:a> section for more information on entities.</text:p>
      <text:section text:style-name="Sect1" text:name="debugging-queries-and-resultsets">
        <text:h text:style-name="Heading_20_2" text:outline-level="2"><text:soft-page-break/>Debugging Queries and ResultSets</text:h>
        <text:p text:style-name="Text_20_body">Since the ORM now returns Collections and Entities, debugging these objects can be more complicated than in previous CakePHP versions. There are now various ways to inspect the data returned by the ORM.</text:p>
        <text:list xml:id="list1942129891896691260" text:style-name="L1">
          <text:list-item>
            <text:p text:style-name="P9"><text:span text:style-name="Source_20_Text">debug($query)</text:span> Shows the SQL and bound params, does not show results. </text:p>
          </text:list-item>
          <text:list-item>
            <text:p text:style-name="P9"><text:span text:style-name="Source_20_Text">sql($query)</text:span> Shows the final rendered SQL, but only when having DebugKit installed. </text:p>
          </text:list-item>
          <text:list-item>
            <text:p text:style-name="P9"><text:span text:style-name="Source_20_Text">debug($query-&gt;all())</text:span> Shows the ResultSet properties (not the results). </text:p>
          </text:list-item>
          <text:list-item>
            <text:p text:style-name="P9"><text:span text:style-name="Source_20_Text">debug($query-&gt;toList())</text:span> An easy way to show each of the results. </text:p>
          </text:list-item>
          <text:list-item>
            <text:p text:style-name="P9"><text:span text:style-name="Source_20_Text">debug(iterator_to_array($query))</text:span> Shows query results in an array format. </text:p>
          </text:list-item>
          <text:list-item>
            <text:p text:style-name="P9"><text:span text:style-name="Source_20_Text">debug(json_encode($query, JSON_PRETTY_PRINT))</text:span> More human readable results. </text:p>
          </text:list-item>
          <text:list-item>
            <text:p text:style-name="P9"><text:span text:style-name="Source_20_Text">debug($query-&gt;first())</text:span> Show the properties of a single entity. </text:p>
          </text:list-item>
          <text:list-item>
            <text:p text:style-name="P1"><text:span text:style-name="Source_20_Text">debug((string)$query-&gt;first())</text:span> Show the properties of a single entity as JSON. </text:p>
          </text:list-item>
        </text:list>
      </text:section>
      <text:section text:style-name="Sect1" text:name="getting-a-single-entity-by-primary-key">
        <text:h text:style-name="Heading_20_2" text:outline-level="2">Getting a Single Entity by Primary Key</text:h>
        <text:p text:style-name="P16"><text:bookmark text:name="Cake\ORM\Table::get"/><text:span text:style-name="Source_20_Text">Cake\ORM\Table::get</text:span>(<text:span text:style-name="Emphasis">$id</text:span>, <text:span text:style-name="Emphasis">$options = []</text:span>) </text:p>
        <text:p text:style-name="Text_20_body">It is often convenient to load a single entity from the database when editing or viewing entities and their related data. You can do this by using <text:span text:style-name="Source_20_Text">get()</text:span>:</text:p>
        <text:p text:style-name="Preformatted_20_Text">// In a controller or table method.</text:p>
        <text:p text:style-name="Preformatted_20_Text"/>
        <text:p text:style-name="Preformatted_20_Text">// Get a single article</text:p>
        <text:p text:style-name="Preformatted_20_Text">$article = $articles-&gt;get($id);</text:p>
        <text:p text:style-name="Preformatted_20_Text"/>
        <text:p text:style-name="Preformatted_20_Text">// Get a single article, and related comments</text:p>
        <text:p text:style-name="Preformatted_20_Text">$article = $articles-&gt;get($id, [</text:p>
        <text:p text:style-name="Preformatted_20_Text"><text:s text:c="4"/>'contain' =&gt; ['Comments']</text:p>
        <text:p text:style-name="P18">]);</text:p>
        <text:p text:style-name="Text_20_body">If the get operation does not find any results a <text:span text:style-name="Source_20_Text">Cake\Datasource\Exception\RecordNotFoundException</text:span> will be raised. You can either catch this exception yourself, or allow CakePHP to convert it into a 404 error.</text:p>
        <text:p text:style-name="Text_20_body">Like <text:span text:style-name="Source_20_Text">find()</text:span>, <text:span text:style-name="Source_20_Text">get()</text:span> also has caching integrated. You can use the <text:span text:style-name="Source_20_Text">cache</text:span> option when calling <text:span text:style-name="Source_20_Text">get()</text:span> to perform read-through caching:</text:p>
        <text:p text:style-name="Preformatted_20_Text">// In a controller or table method.</text:p>
        <text:p text:style-name="Preformatted_20_Text"/>
        <text:p text:style-name="Preformatted_20_Text">// Use any cache config or CacheEngine instance &amp; a generated key</text:p>
        <text:p text:style-name="Preformatted_20_Text">$article = $articles-&gt;get($id, [</text:p>
        <text:p text:style-name="Preformatted_20_Text"><text:s text:c="4"/>'cache' =&gt; 'custom',</text:p>
        <text:p text:style-name="Preformatted_20_Text">]);</text:p>
        <text:p text:style-name="Preformatted_20_Text"/>
        <text:p text:style-name="Preformatted_20_Text">// Use any cache config or CacheEngine instance &amp; specific key</text:p>
        <text:p text:style-name="Preformatted_20_Text">$article = $articles-&gt;get($id, [</text:p>
        <text:p text:style-name="Preformatted_20_Text"><text:s text:c="4"/>'cache' =&gt; 'custom', 'key' =&gt; 'mykey'</text:p>
        <text:p text:style-name="Preformatted_20_Text"><text:soft-page-break/>]);</text:p>
        <text:p text:style-name="Preformatted_20_Text"/>
        <text:p text:style-name="Preformatted_20_Text">// Explicitly disable caching</text:p>
        <text:p text:style-name="Preformatted_20_Text">$article = $articles-&gt;get($id, [</text:p>
        <text:p text:style-name="Preformatted_20_Text"><text:s text:c="4"/>'cache' =&gt; false</text:p>
        <text:p text:style-name="P18">]);</text:p>
        <text:p text:style-name="Text_20_body">Optionally you can <text:span text:style-name="Source_20_Text">get()</text:span> an entity using <text:a xlink:type="simple" xlink:href="https://book.cakephp.org/3.0/en/orm/retrieving-data-and-resultsets.html#custom-find-methods" text:style-name="Internet_20_link" text:visited-style-name="Visited_20_Internet_20_Link">Custom Finder Methods</text:a>. For example you may want to get all translations for an entity. You can achieve that by using the <text:span text:style-name="Source_20_Text">finder</text:span> option:</text:p>
        <text:p text:style-name="Preformatted_20_Text">$article = $articles-&gt;get($id, [</text:p>
        <text:p text:style-name="Preformatted_20_Text"><text:s text:c="4"/>'finder' =&gt; 'translations',</text:p>
        <text:p text:style-name="P18">]);</text:p>
      </text:section>
      <text:section text:style-name="Sect1" text:name="using-finders-to-load-data">
        <text:h text:style-name="Heading_20_2" text:outline-level="2">Using Finders to Load Data</text:h>
        <text:p text:style-name="P16"><text:bookmark text:name="Cake\ORM\Table::find"/><text:span text:style-name="Source_20_Text">Cake\ORM\Table::find</text:span>(<text:span text:style-name="Emphasis">$type</text:span>, <text:span text:style-name="Emphasis">$options = []</text:span>) </text:p>
        <text:p text:style-name="Text_20_body">Before you can work with entities, you’ll need to load them. The easiest way to do this is using the <text:span text:style-name="Source_20_Text">find()</text:span> method. The find method provides an easy and extensible way to find the data you are interested in:</text:p>
        <text:p text:style-name="Preformatted_20_Text">// In a controller or table method.</text:p>
        <text:p text:style-name="Preformatted_20_Text"/>
        <text:p text:style-name="Preformatted_20_Text">// Find all the articles</text:p>
        <text:p text:style-name="P18">$query = $articles-&gt;find('all');</text:p>
        <text:p text:style-name="Text_20_body">The return value of any <text:span text:style-name="Source_20_Text">find()</text:span> method is always a <text:a xlink:type="simple" xlink:href="https://book.cakephp.org/3.0/en/orm/query-builder.html#Cake%5CORM%5CQuery" text:style-name="Internet_20_link" text:visited-style-name="Visited_20_Internet_20_Link"><text:span text:style-name="Source_20_Text">Cake\ORM\Query</text:span></text:a> object. The Query class allows you to further refine a query after creating it. Query objects are evaluated lazily, and do not execute until you start fetching rows, convert it to an array, or when the <text:span text:style-name="Source_20_Text">all()</text:span> method is called:</text:p>
        <text:p text:style-name="Preformatted_20_Text">// In a controller or table method.</text:p>
        <text:p text:style-name="Preformatted_20_Text"/>
        <text:p text:style-name="Preformatted_20_Text">// Find all the articles.</text:p>
        <text:p text:style-name="Preformatted_20_Text">// At this point the query has not run.</text:p>
        <text:p text:style-name="Preformatted_20_Text">$query = $articles-&gt;find('all');</text:p>
        <text:p text:style-name="Preformatted_20_Text"/>
        <text:p text:style-name="Preformatted_20_Text">// Iteration will execute the query.</text:p>
        <text:p text:style-name="Preformatted_20_Text">foreach ($query as $row) {</text:p>
        <text:p text:style-name="Preformatted_20_Text">}</text:p>
        <text:p text:style-name="Preformatted_20_Text"/>
        <text:p text:style-name="Preformatted_20_Text">// Calling all() will execute the query</text:p>
        <text:p text:style-name="Preformatted_20_Text">// and return the result set.</text:p>
        <text:p text:style-name="Preformatted_20_Text">$results = $query-&gt;all();</text:p>
        <text:p text:style-name="Preformatted_20_Text"/>
        <text:p text:style-name="Preformatted_20_Text">// Once we have a result set we can get all the rows</text:p>
        <text:p text:style-name="Preformatted_20_Text">$data = $results-&gt;toList();</text:p>
        <text:p text:style-name="Preformatted_20_Text"/>
        <text:p text:style-name="Preformatted_20_Text">// Converting the query to a key-value array will also execute it.</text:p>
        <text:p text:style-name="P18">$data = $query-&gt;toArray();</text:p>
        <text:p text:style-name="Text_20_body">Once you’ve started a query you can use the <text:a xlink:type="simple" xlink:href="https://book.cakephp.org/3.0/en/orm/query-builder.html" text:style-name="Internet_20_link" text:visited-style-name="Visited_20_Internet_20_Link">Query Builder</text:a> interface to build more complex queries, adding additional conditions, limits, or include associations using the fluent interface.</text:p>
        <text:p text:style-name="Preformatted_20_Text"><text:soft-page-break/>// In a controller or table method.</text:p>
        <text:p text:style-name="Preformatted_20_Text">$query = $articles-&gt;find('all')</text:p>
        <text:p text:style-name="Preformatted_20_Text"><text:s text:c="4"/>-&gt;where(['Articles.created &gt;' =&gt; new DateTime('-10 days')])</text:p>
        <text:p text:style-name="Preformatted_20_Text"><text:s text:c="4"/>-&gt;contain(['Comments', 'Authors'])</text:p>
        <text:p text:style-name="P18"><text:s text:c="4"/>-&gt;limit(10);</text:p>
        <text:p text:style-name="Text_20_body">You can also provide many commonly used options to <text:span text:style-name="Source_20_Text">find()</text:span>. This can help with testing as there are fewer methods to mock:</text:p>
        <text:p text:style-name="Preformatted_20_Text">// In a controller or table method.</text:p>
        <text:p text:style-name="Preformatted_20_Text">$query = $articles-&gt;find('all', [</text:p>
        <text:p text:style-name="Preformatted_20_Text"><text:s text:c="4"/>'conditions' =&gt; ['Articles.created &gt;' =&gt; new DateTime('-10 days')],</text:p>
        <text:p text:style-name="Preformatted_20_Text"><text:s text:c="4"/>'contain' =&gt; ['Authors', 'Comments'],</text:p>
        <text:p text:style-name="Preformatted_20_Text"><text:s text:c="4"/>'limit' =&gt; 10</text:p>
        <text:p text:style-name="P18">]);</text:p>
        <text:p text:style-name="Text_20_body">The list of options supported by find() are:</text:p>
        <text:list xml:id="list4939075378632028218" text:style-name="L2">
          <text:list-item>
            <text:p text:style-name="P10"><text:span text:style-name="Source_20_Text">conditions</text:span> provide conditions for the WHERE clause of your query. </text:p>
          </text:list-item>
          <text:list-item>
            <text:p text:style-name="P10"><text:span text:style-name="Source_20_Text">limit</text:span> Set the number of rows you want. </text:p>
          </text:list-item>
          <text:list-item>
            <text:p text:style-name="P10"><text:span text:style-name="Source_20_Text">offset</text:span> Set the page offset you want. You can also use <text:span text:style-name="Source_20_Text">page</text:span> to make the calculation simpler. </text:p>
          </text:list-item>
          <text:list-item>
            <text:p text:style-name="P10"><text:span text:style-name="Source_20_Text">contain</text:span> define the associations to eager load. </text:p>
          </text:list-item>
          <text:list-item>
            <text:p text:style-name="P10"><text:span text:style-name="Source_20_Text">fields</text:span> limit the fields loaded into the entity. Only loading some fields can cause entities to behave incorrectly. </text:p>
          </text:list-item>
          <text:list-item>
            <text:p text:style-name="P10"><text:span text:style-name="Source_20_Text">group</text:span> add a GROUP BY clause to your query. This is useful when using aggregating functions. </text:p>
          </text:list-item>
          <text:list-item>
            <text:p text:style-name="P10"><text:span text:style-name="Source_20_Text">having</text:span> add a HAVING clause to your query. </text:p>
          </text:list-item>
          <text:list-item>
            <text:p text:style-name="P10"><text:span text:style-name="Source_20_Text">join</text:span> define additional custom joins. </text:p>
          </text:list-item>
          <text:list-item>
            <text:p text:style-name="P2"><text:span text:style-name="Source_20_Text">order</text:span> order the result set. </text:p>
          </text:list-item>
        </text:list>
        <text:p text:style-name="Text_20_body">Any options that are not in this list will be passed to beforeFind listeners where they can be used to modify the query object. You can use the <text:span text:style-name="Source_20_Text">getOptions()</text:span> method on a query object to retrieve the options used. While you can pass query objects to your controllers, we recommend that you package your queries up as <text:a xlink:type="simple" xlink:href="https://book.cakephp.org/3.0/en/orm/retrieving-data-and-resultsets.html#custom-find-methods" text:style-name="Internet_20_link" text:visited-style-name="Visited_20_Internet_20_Link">Custom Finder Methods</text:a> instead. Using custom finder methods will let you re-use your queries and make testing easier.</text:p>
        <text:p text:style-name="Text_20_body">By default queries and result sets will return <text:a xlink:type="simple" xlink:href="https://book.cakephp.org/3.0/en/orm/entities.html" text:style-name="Internet_20_link" text:visited-style-name="Visited_20_Internet_20_Link">Entities</text:a> objects. You can retrieve basic arrays by disabling hydration:</text:p>
        <text:p text:style-name="Preformatted_20_Text">$query-&gt;enableHydration(false);</text:p>
        <text:p text:style-name="Preformatted_20_Text">// Prior to 3.4.0</text:p>
        <text:p text:style-name="Preformatted_20_Text">$query-&gt;hydrate(false);</text:p>
        <text:p text:style-name="Preformatted_20_Text"/>
        <text:p text:style-name="Preformatted_20_Text">// $data is ResultSet that contains array data.</text:p>
        <text:p text:style-name="P18">$data = $query-&gt;all();</text:p>
      </text:section>
      <text:section text:style-name="Sect1" text:name="getting-the-first-result">
        <text:h text:style-name="Heading_20_2" text:outline-level="2"><text:bookmark text:name="table-find-first"/>Getting the First Result</text:h>
        <text:p text:style-name="Text_20_body">The <text:span text:style-name="Source_20_Text">first()</text:span> method allows you to fetch only the first row from a query. If the query has not been executed, a <text:span text:style-name="Source_20_Text">LIMIT 1</text:span> clause will be applied:</text:p>
        <text:p text:style-name="Preformatted_20_Text"><text:soft-page-break/>// In a controller or table method.</text:p>
        <text:p text:style-name="Preformatted_20_Text">$query = $articles-&gt;find('all', [</text:p>
        <text:p text:style-name="Preformatted_20_Text"><text:s text:c="4"/>'order' =&gt; ['Articles.created' =&gt; 'DESC']</text:p>
        <text:p text:style-name="Preformatted_20_Text">]);</text:p>
        <text:p text:style-name="P18">$row = $query-&gt;first();</text:p>
        <text:p text:style-name="Text_20_body">This approach replaces <text:span text:style-name="Source_20_Text">find('first')</text:span> in previous versions of CakePHP. You may also want to use the <text:span text:style-name="Source_20_Text">get()</text:span> method if you are loading entities by primary key.</text:p>
        <text:p text:style-name="Text_20_body">The <text:span text:style-name="Source_20_Text">first()</text:span> method will return <text:span text:style-name="Source_20_Text">null</text:span> if no results are found.</text:p>
      </text:section>
      <text:section text:style-name="Sect1" text:name="getting-a-count-of-results">
        <text:h text:style-name="Heading_20_2" text:outline-level="2">Getting a Count of Results</text:h>
        <text:p text:style-name="Text_20_body">Once you have created a query object, you can use the <text:span text:style-name="Source_20_Text">count()</text:span> method to get a result count of that query:</text:p>
        <text:p text:style-name="Preformatted_20_Text">// In a controller or table method.</text:p>
        <text:p text:style-name="Preformatted_20_Text">$query = $articles-&gt;find('all', [</text:p>
        <text:p text:style-name="Preformatted_20_Text"><text:s text:c="4"/>'conditions' =&gt; ['Articles.title LIKE' =&gt; '%Ovens%']</text:p>
        <text:p text:style-name="Preformatted_20_Text">]);</text:p>
        <text:p text:style-name="P18">$number = $query-&gt;count();</text:p>
        <text:p text:style-name="Text_20_body">See <text:a xlink:type="simple" xlink:href="https://book.cakephp.org/3.0/en/orm/query-builder.html#query-count" text:style-name="Internet_20_link" text:visited-style-name="Visited_20_Internet_20_Link">Returning the Total Count of Records</text:a> for additional usage of the <text:span text:style-name="Source_20_Text">count()</text:span> method.</text:p>
      </text:section>
      <text:section text:style-name="Sect1" text:name="finding-key-value-pairs">
        <text:h text:style-name="Heading_20_2" text:outline-level="2"><text:bookmark text:name="table-find-list"/>Finding Key/Value Pairs</text:h>
        <text:p text:style-name="Text_20_body">It is often useful to generate an associative array of data from your application’s data. For example, this is very useful when creating <text:span text:style-name="Source_20_Text">&lt;select&gt;</text:span> elements. CakePHP provides a simple to use method for generating ‘lists’ of data:</text:p>
        <text:p text:style-name="Preformatted_20_Text">// In a controller or table method.</text:p>
        <text:p text:style-name="Preformatted_20_Text">$query = $articles-&gt;find('list');</text:p>
        <text:p text:style-name="Preformatted_20_Text">$data = $query-&gt;toArray();</text:p>
        <text:p text:style-name="Preformatted_20_Text"/>
        <text:p text:style-name="Preformatted_20_Text">// Data now looks like</text:p>
        <text:p text:style-name="Preformatted_20_Text">$data = [</text:p>
        <text:p text:style-name="Preformatted_20_Text"><text:s text:c="4"/>1 =&gt; 'First post',</text:p>
        <text:p text:style-name="Preformatted_20_Text"><text:s text:c="4"/>2 =&gt; 'Second article I wrote',</text:p>
        <text:p text:style-name="P18">];</text:p>
        <text:p text:style-name="Text_20_body">With no additional options the keys of <text:span text:style-name="Source_20_Text">$data</text:span> will be the primary key of your table, while the values will be the ‘displayField’ of the table. You can use the <text:span text:style-name="Source_20_Text">setDisplayField()</text:span> method on a table object to configure the display field of a table:</text:p>
        <text:p text:style-name="Preformatted_20_Text">class ArticlesTable extends Table</text:p>
        <text:p text:style-name="Preformatted_20_Text">{</text:p>
        <text:p text:style-name="Preformatted_20_Text"/>
        <text:p text:style-name="Preformatted_20_Text"><text:s text:c="4"/>public function initialize(array $config)</text:p>
        <text:p text:style-name="Preformatted_20_Text"><text:s text:c="4"/>{</text:p>
        <text:p text:style-name="Preformatted_20_Text"><text:s text:c="8"/>$this-&gt;setDisplayField('title');</text:p>
        <text:p text:style-name="Preformatted_20_Text"><text:s text:c="8"/>// Prior to 3.4.0</text:p>
        <text:p text:style-name="Preformatted_20_Text"><text:s text:c="8"/>$this-&gt;displayField('title');</text:p>
        <text:p text:style-name="Preformatted_20_Text"><text:s text:c="4"/>}</text:p>
        <text:p text:style-name="P18">}</text:p>
        <text:p text:style-name="Text_20_body"><text:soft-page-break/>When calling <text:span text:style-name="Source_20_Text">list</text:span> you can configure the fields used for the key and value with the <text:span text:style-name="Source_20_Text">keyField</text:span> and <text:span text:style-name="Source_20_Text">valueField</text:span> options respectively:</text:p>
        <text:p text:style-name="Preformatted_20_Text">// In a controller or table method.</text:p>
        <text:p text:style-name="Preformatted_20_Text">$query = $articles-&gt;find('list', [</text:p>
        <text:p text:style-name="Preformatted_20_Text"><text:s text:c="4"/>'keyField' =&gt; 'slug',</text:p>
        <text:p text:style-name="Preformatted_20_Text"><text:s text:c="4"/>'valueField' =&gt; 'title'</text:p>
        <text:p text:style-name="Preformatted_20_Text">]);</text:p>
        <text:p text:style-name="Preformatted_20_Text">$data = $query-&gt;toArray();</text:p>
        <text:p text:style-name="Preformatted_20_Text"/>
        <text:p text:style-name="Preformatted_20_Text">// Data now looks like</text:p>
        <text:p text:style-name="Preformatted_20_Text">$data = [</text:p>
        <text:p text:style-name="Preformatted_20_Text"><text:s text:c="4"/>'first-post' =&gt; 'First post',</text:p>
        <text:p text:style-name="Preformatted_20_Text"><text:s text:c="4"/>'second-article-i-wrote' =&gt; 'Second article I wrote',</text:p>
        <text:p text:style-name="P18">];</text:p>
        <text:p text:style-name="Text_20_body">Results can be grouped into nested sets. This is useful when you want bucketed sets, or want to build <text:span text:style-name="Source_20_Text">&lt;optgroup&gt;</text:span> elements with FormHelper:</text:p>
        <text:p text:style-name="Preformatted_20_Text">// In a controller or table method.</text:p>
        <text:p text:style-name="Preformatted_20_Text">$query = $articles-&gt;find('list', [</text:p>
        <text:p text:style-name="Preformatted_20_Text"><text:s text:c="4"/>'keyField' =&gt; 'slug',</text:p>
        <text:p text:style-name="Preformatted_20_Text"><text:s text:c="4"/>'valueField' =&gt; 'title',</text:p>
        <text:p text:style-name="Preformatted_20_Text"><text:s text:c="4"/>'groupField' =&gt; 'author_id'</text:p>
        <text:p text:style-name="Preformatted_20_Text">]);</text:p>
        <text:p text:style-name="Preformatted_20_Text">$data = $query-&gt;toArray();</text:p>
        <text:p text:style-name="Preformatted_20_Text"/>
        <text:p text:style-name="Preformatted_20_Text">// Data now looks like</text:p>
        <text:p text:style-name="Preformatted_20_Text">$data = [</text:p>
        <text:p text:style-name="Preformatted_20_Text"><text:s text:c="4"/>1 =&gt; [</text:p>
        <text:p text:style-name="Preformatted_20_Text"><text:s text:c="8"/>'first-post' =&gt; 'First post',</text:p>
        <text:p text:style-name="Preformatted_20_Text"><text:s text:c="8"/>'second-article-i-wrote' =&gt; 'Second article I wrote',</text:p>
        <text:p text:style-name="Preformatted_20_Text"><text:s text:c="4"/>],</text:p>
        <text:p text:style-name="Preformatted_20_Text"><text:s text:c="4"/>2 =&gt; [</text:p>
        <text:p text:style-name="Preformatted_20_Text"><text:s text:c="8"/>// More data.</text:p>
        <text:p text:style-name="Preformatted_20_Text"><text:s text:c="4"/>]</text:p>
        <text:p text:style-name="P18">];</text:p>
        <text:p text:style-name="Text_20_body">You can also create list data from associations that can be reached with joins:</text:p>
        <text:p text:style-name="Preformatted_20_Text">$query = $articles-&gt;find('list', [</text:p>
        <text:p text:style-name="Preformatted_20_Text"><text:s text:c="4"/>'keyField' =&gt; 'id',</text:p>
        <text:p text:style-name="Preformatted_20_Text"><text:s text:c="4"/>'valueField' =&gt; 'author.name'</text:p>
        <text:p text:style-name="P18">])-&gt;contain(['Authors']);</text:p>
        <text:section text:style-name="Sect1" text:name="customize-key-value-output">
          <text:h text:style-name="Heading_20_3" text:outline-level="3">Customize Key-Value Output</text:h>
          <text:p text:style-name="Text_20_body">Lastly it is possible to use closures to access entity accessor methods in your list finds.</text:p>
          <text:p text:style-name="Preformatted_20_Text">// In your Authors Entity create a virtual field to be used as the displayField:</text:p>
          <text:p text:style-name="Preformatted_20_Text">protected function _getLabel()</text:p>
          <text:p text:style-name="Preformatted_20_Text">{</text:p>
          <text:p text:style-name="Preformatted_20_Text"><text:s text:c="4"/>return $this-&gt;_properties['first_name'] . ' ' . $this-&gt;_properties['last_name']</text:p>
          <text:p text:style-name="Preformatted_20_Text"><text:s text:c="6"/>. ' / ' . __('User ID %s', $this-&gt;_properties['user_id']);</text:p>
          <text:p text:style-name="P18">}</text:p>
          <text:p text:style-name="Text_20_body">This example shows using the <text:span text:style-name="Source_20_Text">_getLabel()</text:span> accessor method from the Author entity.</text:p>
          <text:p text:style-name="Preformatted_20_Text">// In your finders/controller:</text:p>
          <text:p text:style-name="Preformatted_20_Text"><text:soft-page-break/>$query = $articles-&gt;find('list', [</text:p>
          <text:p text:style-name="Preformatted_20_Text"><text:s text:c="4"/>'keyField' =&gt; 'id',</text:p>
          <text:p text:style-name="Preformatted_20_Text"><text:s text:c="4"/>'valueField' =&gt; function ($article) {</text:p>
          <text:p text:style-name="Preformatted_20_Text"><text:s text:c="8"/>return $article-&gt;author-&gt;get('label');</text:p>
          <text:p text:style-name="Preformatted_20_Text"><text:s text:c="4"/>}</text:p>
          <text:p text:style-name="P18">]);</text:p>
          <text:p text:style-name="Text_20_body">You can also fetch the label in the list directly using.</text:p>
          <text:p text:style-name="Preformatted_20_Text">// In AuthorsTable::initialize():</text:p>
          <text:p text:style-name="Preformatted_20_Text">$this-&gt;setDisplayField('label'); // Will utilize Author::_getLabel()</text:p>
          <text:p text:style-name="Preformatted_20_Text">// In your finders/controller:</text:p>
          <text:p text:style-name="P18">$query = $authors-&gt;find('list'); // Will utilize AuthorsTable::getDisplayField()</text:p>
        </text:section>
      </text:section>
      <text:section text:style-name="Sect1" text:name="finding-threaded-data">
        <text:h text:style-name="Heading_20_2" text:outline-level="2">Finding Threaded Data</text:h>
        <text:p text:style-name="Text_20_body">The <text:span text:style-name="Source_20_Text">find('threaded')</text:span> finder returns nested entities that are threaded together through a key field. By default this field is <text:span text:style-name="Source_20_Text">parent_id</text:span>. This finder allows you to access data stored in an ‘adjacency list’ style table. All entities matching a given <text:span text:style-name="Source_20_Text">parent_id</text:span> are placed under the <text:span text:style-name="Source_20_Text">children</text:span> attribute:</text:p>
        <text:p text:style-name="Preformatted_20_Text">// In a controller or table method.</text:p>
        <text:p text:style-name="Preformatted_20_Text">$query = $comments-&gt;find('threaded');</text:p>
        <text:p text:style-name="Preformatted_20_Text"/>
        <text:p text:style-name="Preformatted_20_Text">// Expanded default values</text:p>
        <text:p text:style-name="Preformatted_20_Text">$query = $comments-&gt;find('threaded', [</text:p>
        <text:p text:style-name="Preformatted_20_Text"><text:s text:c="4"/>'keyField' =&gt; $comments-&gt;primaryKey(),</text:p>
        <text:p text:style-name="Preformatted_20_Text"><text:s text:c="4"/>'parentField' =&gt; 'parent_id'</text:p>
        <text:p text:style-name="Preformatted_20_Text">]);</text:p>
        <text:p text:style-name="Preformatted_20_Text">$results = $query-&gt;toArray();</text:p>
        <text:p text:style-name="Preformatted_20_Text"/>
        <text:p text:style-name="Preformatted_20_Text">echo count($results[0]-&gt;children);</text:p>
        <text:p text:style-name="P18">echo $results[0]-&gt;children[0]-&gt;comment;</text:p>
        <text:p text:style-name="Text_20_body">The <text:span text:style-name="Source_20_Text">parentField</text:span> and <text:span text:style-name="Source_20_Text">keyField</text:span> keys can be used to define the fields that threading will occur on.</text:p>
        <text:p text:style-name="Text_20_body">If you need to manage more advanced trees of data, consider using <text:a xlink:type="simple" xlink:href="https://book.cakephp.org/3.0/en/orm/behaviors/tree.html" text:style-name="Internet_20_link" text:visited-style-name="Visited_20_Internet_20_Link">Tree</text:a> instead.</text:p>
      </text:section>
      <text:section text:style-name="Sect1" text:name="custom-finder-methods">
        <text:h text:style-name="Heading_20_2" text:outline-level="2"><text:bookmark text:name="custom-find-methods"/>Custom Finder Methods</text:h>
        <text:p text:style-name="Text_20_body">The examples above show how to use the built-in <text:span text:style-name="Source_20_Text">all</text:span> and <text:span text:style-name="Source_20_Text">list</text:span> finders. However, it is possible and recommended that you implement your own finder methods. Finder methods are the ideal way to package up commonly used queries, allowing you to abstract query details into a simple to use method. Finder methods are defined by creating methods following the convention of <text:span text:style-name="Source_20_Text">findFoo</text:span> where <text:span text:style-name="Source_20_Text">Foo</text:span> is the name of the finder you want to create. For example if we wanted to add a finder to our articles table for finding published articles we would do the following:</text:p>
        <text:p text:style-name="Preformatted_20_Text">use Cake\ORM\Query;</text:p>
        <text:p text:style-name="Preformatted_20_Text">use Cake\ORM\Table;</text:p>
        <text:p text:style-name="Preformatted_20_Text"/>
        <text:p text:style-name="Preformatted_20_Text">class ArticlesTable extends Table</text:p>
        <text:p text:style-name="Preformatted_20_Text">{</text:p>
        <text:p text:style-name="Preformatted_20_Text"/>
        <text:p text:style-name="Preformatted_20_Text"><text:soft-page-break/><text:s text:c="4"/>public function findOwnedBy(Query $query, array $options)</text:p>
        <text:p text:style-name="Preformatted_20_Text"><text:s text:c="4"/>{</text:p>
        <text:p text:style-name="Preformatted_20_Text"><text:s text:c="8"/>$user = $options['user'];</text:p>
        <text:p text:style-name="Preformatted_20_Text"><text:s text:c="8"/>return $query-&gt;where(['author_id' =&gt; $user-&gt;id]);</text:p>
        <text:p text:style-name="Preformatted_20_Text"><text:s text:c="4"/>}</text:p>
        <text:p text:style-name="Preformatted_20_Text"/>
        <text:p text:style-name="Preformatted_20_Text">}</text:p>
        <text:p text:style-name="Preformatted_20_Text"/>
        <text:p text:style-name="Preformatted_20_Text">// In a controller or table method.</text:p>
        <text:p text:style-name="Preformatted_20_Text">$articles = TableRegistry::get('Articles');</text:p>
        <text:p text:style-name="P18">$query = $articles-&gt;find('ownedBy', ['user' =&gt; $userEntity]);</text:p>
        <text:p text:style-name="Text_20_body">Finder methods can modify the query as required, or use the <text:span text:style-name="Source_20_Text">$options</text:span> to customize the finder operation with relevant application logic. You can also ‘stack’ finders, allowing you to express complex queries effortlessly. Assuming you have both the ‘published’ and ‘recent’ finders, you could do the following:</text:p>
        <text:p text:style-name="Preformatted_20_Text">// In a controller or table method.</text:p>
        <text:p text:style-name="Preformatted_20_Text">$articles = TableRegistry::get('Articles');</text:p>
        <text:p text:style-name="P18">$query = $articles-&gt;find('published')-&gt;find('recent');</text:p>
        <text:p text:style-name="Text_20_body">While all the examples so far have show finder methods on table classes, finder methods can also be defined on <text:a xlink:type="simple" xlink:href="https://book.cakephp.org/3.0/en/orm/behaviors.html" text:style-name="Internet_20_link" text:visited-style-name="Visited_20_Internet_20_Link">Behaviors</text:a>.</text:p>
        <text:p text:style-name="Text_20_body">If you need to modify the results after they have been fetched you should use a <text:a xlink:type="simple" xlink:href="https://book.cakephp.org/3.0/en/orm/retrieving-data-and-resultsets.html#map-reduce" text:style-name="Internet_20_link" text:visited-style-name="Visited_20_Internet_20_Link">Modifying Results with Map/Reduce</text:a> function to modify the results. The map reduce features replace the ‘afterFind’ callback found in previous versions of CakePHP.</text:p>
      </text:section>
      <text:section text:style-name="Sect1" text:name="dynamic-finders">
        <text:h text:style-name="Heading_20_2" text:outline-level="2"><text:bookmark text:name="id1"/>Dynamic Finders</text:h>
        <text:p text:style-name="Text_20_body">CakePHP’s ORM provides dynamically constructed finder methods which allow you to express simple queries with no additional code. For example if you wanted to find a user by username you could do:</text:p>
        <text:p text:style-name="Preformatted_20_Text">// In a controller</text:p>
        <text:p text:style-name="Preformatted_20_Text">// The following two calls are equal.</text:p>
        <text:p text:style-name="Preformatted_20_Text">$query = $this-&gt;Users-&gt;findByUsername('joebob');</text:p>
        <text:p text:style-name="Preformatted_20_Text">$query = $this-&gt;Users-&gt;findAllByUsername('joebob');</text:p>
        <text:p text:style-name="Preformatted_20_Text"/>
        <text:p text:style-name="Preformatted_20_Text">// In a table method</text:p>
        <text:p text:style-name="Preformatted_20_Text">$users = TableRegistry::get('Users');</text:p>
        <text:p text:style-name="Preformatted_20_Text">// The following two calls are equal.</text:p>
        <text:p text:style-name="Preformatted_20_Text">$query = $users-&gt;findByUsername('joebob');</text:p>
        <text:p text:style-name="P18">$query = $users-&gt;findAllByUsername('joebob');</text:p>
        <text:p text:style-name="Text_20_body">When using dynamic finders you can constrain on multiple fields:</text:p>
        <text:p text:style-name="P18">$query = $users-&gt;findAllByUsernameAndApproved('joebob', 1);</text:p>
        <text:p text:style-name="Text_20_body">You can also create <text:span text:style-name="Source_20_Text">OR</text:span> conditions:</text:p>
        <text:p text:style-name="P18">$query = $users-&gt;findAllByUsernameOrEmail('joebob', 'joe@example.com');</text:p>
        <text:p text:style-name="Text_20_body">While you can use either OR or AND conditions, you cannot combine the two in a single dynamic finder. Other query options like <text:span text:style-name="Source_20_Text">contain</text:span> are also not supported with dynamic <text:soft-page-break/>finders. You should use <text:a xlink:type="simple" xlink:href="https://book.cakephp.org/3.0/en/orm/retrieving-data-and-resultsets.html#custom-find-methods" text:style-name="Internet_20_link" text:visited-style-name="Visited_20_Internet_20_Link">Custom Finder Methods</text:a> to encapsulate more complex queries. Lastly, you can also combine dynamic finders with custom finders:</text:p>
        <text:p text:style-name="P18">$query = $users-&gt;findTrollsByUsername('bro');</text:p>
        <text:p text:style-name="Text_20_body">The above would translate into the following:</text:p>
        <text:p text:style-name="Preformatted_20_Text">$users-&gt;find('trolls', [</text:p>
        <text:p text:style-name="Preformatted_20_Text"><text:s text:c="4"/>'conditions' =&gt; ['username' =&gt; 'bro']</text:p>
        <text:p text:style-name="P18">]);</text:p>
        <text:p text:style-name="Text_20_body">Once you have a query object from a dynamic finder, you’ll need to call <text:span text:style-name="Source_20_Text">first()</text:span> if you want the first result.</text:p>
        <text:p text:style-name="Text_20_body">While dynamic finders make it simple to express queries, they come with some additional performance overhead.</text:p>
      </text:section>
      <text:section text:style-name="Sect1" text:name="retrieving-associated-data">
        <text:h text:style-name="Heading_20_2" text:outline-level="2">Retrieving Associated Data</text:h>
        <text:p text:style-name="Text_20_body">When you want to grab associated data, or filter based on associated data, there are two ways:</text:p>
        <text:list xml:id="list184533666139616620" text:style-name="L3">
          <text:list-item>
            <text:p text:style-name="P11">use CakePHP ORM query functions like <text:span text:style-name="Source_20_Text">contain()</text:span> and <text:span text:style-name="Source_20_Text">matching()</text:span> </text:p>
          </text:list-item>
          <text:list-item>
            <text:p text:style-name="P3">use join functions like <text:span text:style-name="Source_20_Text">innerJoin()</text:span>, <text:span text:style-name="Source_20_Text">leftJoin()</text:span>, and <text:span text:style-name="Source_20_Text">rightJoin()</text:span> </text:p>
          </text:list-item>
        </text:list>
        <text:p text:style-name="Text_20_body">You should use <text:span text:style-name="Source_20_Text">contain()</text:span> when you want to load the primary model, and its associated data. While <text:span text:style-name="Source_20_Text">contain()</text:span> will let you apply additional conditions to the loaded associations, you cannot constrain the primary model based on the associations. For more details on the <text:span text:style-name="Source_20_Text">contain()</text:span>, look at <text:a xlink:type="simple" xlink:href="https://book.cakephp.org/3.0/en/orm/retrieving-data-and-resultsets.html#eager-loading-associations" text:style-name="Internet_20_link" text:visited-style-name="Visited_20_Internet_20_Link">Eager Loading Associations Via Contain</text:a>.</text:p>
        <text:p text:style-name="Text_20_body">You should use <text:span text:style-name="Source_20_Text">matching()</text:span> when you want to restrict the primary model based on associations. For example, you want to load all the articles that have a specific tag on them. For more details on the <text:span text:style-name="Source_20_Text">matching()</text:span>, look at <text:a xlink:type="simple" xlink:href="https://book.cakephp.org/3.0/en/orm/retrieving-data-and-resultsets.html#filtering-by-associated-data" text:style-name="Internet_20_link" text:visited-style-name="Visited_20_Internet_20_Link">Filtering by Associated Data Via Matching And Joins</text:a>.</text:p>
        <text:p text:style-name="Text_20_body">If you prefer to use join functions, you can look at <text:a xlink:type="simple" xlink:href="https://book.cakephp.org/3.0/en/orm/query-builder.html#adding-joins" text:style-name="Internet_20_link" text:visited-style-name="Visited_20_Internet_20_Link">Adding Joins</text:a> for more information.</text:p>
      </text:section>
      <text:section text:style-name="Sect1" text:name="eager-loading-associations-via-contain">
        <text:h text:style-name="Heading_20_2" text:outline-level="2"><text:bookmark text:name="eager-loading-associations"/>Eager Loading Associations Via Contain</text:h>
        <text:p text:style-name="Text_20_body">By default CakePHP does not load <text:span text:style-name="Strong_20_Emphasis">any</text:span> associated data when using <text:span text:style-name="Source_20_Text">find()</text:span>. You need to ‘contain’ or eager-load each association you want loaded in your results.</text:p>
        <text:p text:style-name="Text_20_body">Eager loading helps avoid many of the potential performance problems surrounding lazy-loading in an ORM. The queries generated by eager loading can better leverage joins, allowing more efficient queries to be made. In CakePHP you define eager loaded associations using the ‘contain’ method:</text:p>
        <text:p text:style-name="Preformatted_20_Text">// In a controller or table method.</text:p>
        <text:p text:style-name="Preformatted_20_Text"/>
        <text:p text:style-name="Preformatted_20_Text">// As an option to find()</text:p>
        <text:p text:style-name="Preformatted_20_Text">$query = $articles-&gt;find('all', ['contain' =&gt; ['Authors', 'Comments']]);</text:p>
        <text:p text:style-name="Preformatted_20_Text"/>
        <text:p text:style-name="Preformatted_20_Text"><text:soft-page-break/>// As a method on the query object</text:p>
        <text:p text:style-name="Preformatted_20_Text">$query = $articles-&gt;find('all');</text:p>
        <text:p text:style-name="P18">$query-&gt;contain(['Authors', 'Comments']);</text:p>
        <text:p text:style-name="Text_20_body">The above will load the related author and comments for each article in the result set. You can load nested associations using nested arrays to define the associations to be loaded:</text:p>
        <text:p text:style-name="Preformatted_20_Text">$query = $articles-&gt;find()-&gt;contain([</text:p>
        <text:p text:style-name="Preformatted_20_Text"><text:s text:c="4"/>'Authors' =&gt; ['Addresses'], 'Comments' =&gt; ['Authors']</text:p>
        <text:p text:style-name="P18">]);</text:p>
        <text:p text:style-name="Text_20_body">Alternatively, you can express nested associations using the dot notation:</text:p>
        <text:p text:style-name="Preformatted_20_Text">$query = $articles-&gt;find()-&gt;contain([</text:p>
        <text:p text:style-name="Preformatted_20_Text"><text:s text:c="4"/>'Authors.Addresses',</text:p>
        <text:p text:style-name="Preformatted_20_Text"><text:s text:c="4"/>'Comments.Authors'</text:p>
        <text:p text:style-name="P18">]);</text:p>
        <text:p text:style-name="Text_20_body">You can eager load associations as deep as you like:</text:p>
        <text:p text:style-name="Preformatted_20_Text">$query = $products-&gt;find()-&gt;contain([</text:p>
        <text:p text:style-name="Preformatted_20_Text"><text:s text:c="4"/>'Shops.Cities.Countries',</text:p>
        <text:p text:style-name="Preformatted_20_Text"><text:s text:c="4"/>'Shops.Managers'</text:p>
        <text:p text:style-name="P18">]);</text:p>
        <text:p text:style-name="Text_20_body">You can select fields from all associations with multiple easy <text:span text:style-name="Source_20_Text">contain()</text:span> statements:</text:p>
        <text:p text:style-name="Preformatted_20_Text">$query = $this-&gt;find()-&gt;select([</text:p>
        <text:p text:style-name="Preformatted_20_Text"><text:s text:c="4"/>'Realestates.id',</text:p>
        <text:p text:style-name="Preformatted_20_Text"><text:s text:c="4"/>'Realestates.title',</text:p>
        <text:p text:style-name="Preformatted_20_Text"><text:s text:c="4"/>'Realestates.description'</text:p>
        <text:p text:style-name="Preformatted_20_Text">])</text:p>
        <text:p text:style-name="Preformatted_20_Text">-&gt;contain([</text:p>
        <text:p text:style-name="Preformatted_20_Text"><text:s text:c="4"/>'RealestateAttributes' =&gt; [</text:p>
        <text:p text:style-name="Preformatted_20_Text"><text:s text:c="8"/>'Attributes' =&gt; [</text:p>
        <text:p text:style-name="Preformatted_20_Text"><text:s text:c="12"/>'fields' =&gt; [</text:p>
        <text:p text:style-name="Preformatted_20_Text"><text:s text:c="16"/>// Aliased fields in contain() must include</text:p>
        <text:p text:style-name="Preformatted_20_Text"><text:s text:c="16"/>// the model prefix to be mapped correctly.</text:p>
        <text:p text:style-name="Preformatted_20_Text"><text:s text:c="16"/>'Attributes__name' =&gt; 'attr_name'</text:p>
        <text:p text:style-name="Preformatted_20_Text"><text:s text:c="12"/>]</text:p>
        <text:p text:style-name="Preformatted_20_Text"><text:s text:c="8"/>]</text:p>
        <text:p text:style-name="Preformatted_20_Text"><text:s text:c="4"/>]</text:p>
        <text:p text:style-name="Preformatted_20_Text">])</text:p>
        <text:p text:style-name="Preformatted_20_Text">-&gt;contain([</text:p>
        <text:p text:style-name="Preformatted_20_Text"><text:s text:c="4"/>'RealestateAttributes' =&gt; [</text:p>
        <text:p text:style-name="Preformatted_20_Text"><text:s text:c="8"/>'fields' =&gt; [</text:p>
        <text:p text:style-name="Preformatted_20_Text"><text:s text:c="12"/>'RealestateAttributes.realestate_id',</text:p>
        <text:p text:style-name="Preformatted_20_Text"><text:s text:c="12"/>'RealestateAttributes.value'</text:p>
        <text:p text:style-name="Preformatted_20_Text"><text:s text:c="8"/>]</text:p>
        <text:p text:style-name="Preformatted_20_Text"><text:s text:c="4"/>]</text:p>
        <text:p text:style-name="Preformatted_20_Text">])</text:p>
        <text:p text:style-name="P18">-&gt;where($condition);</text:p>
        <text:p text:style-name="Text_20_body">If you need to reset the containments on a query you can set the second argument to <text:span text:style-name="Source_20_Text">true</text:span>:</text:p>
        <text:p text:style-name="Preformatted_20_Text">$query = $articles-&gt;find();</text:p>
        <text:p text:style-name="P18">$query-&gt;contain(['Authors', 'Comments'], true);</text:p>
        <text:section text:style-name="Sect1" text:name="passing-conditions-to-contain">
          <text:h text:style-name="Heading_20_3" text:outline-level="3"><text:soft-page-break/>Passing Conditions to Contain</text:h>
          <text:p text:style-name="Text_20_body">When using <text:span text:style-name="Source_20_Text">contain()</text:span> you are able to restrict the data returned by the associations and filter them by conditions:</text:p>
          <text:p text:style-name="Preformatted_20_Text">// In a controller or table method.</text:p>
          <text:p text:style-name="Preformatted_20_Text">// Prior to 3.5.0 you would use contain(['Comments' =&gt; function () { ... }])</text:p>
          <text:p text:style-name="Preformatted_20_Text"/>
          <text:p text:style-name="Preformatted_20_Text">$query = $articles-&gt;find()-&gt;contain('Comments', function ($q) {</text:p>
          <text:p text:style-name="Preformatted_20_Text"><text:s text:c="4"/>return $q</text:p>
          <text:p text:style-name="Preformatted_20_Text"><text:s text:c="8"/>-&gt;select(['body', 'author_id'])</text:p>
          <text:p text:style-name="Preformatted_20_Text"><text:s text:c="8"/>-&gt;where(['Comments.approved' =&gt; true]);</text:p>
          <text:p text:style-name="P18">});</text:p>
          <text:p text:style-name="Text_20_body">This also works for pagination at the Controller level:</text:p>
          <text:p text:style-name="Preformatted_20_Text">$this-&gt;paginate['contain'] = [</text:p>
          <text:p text:style-name="Preformatted_20_Text"><text:s text:c="4"/>'Comments' =&gt; function (\Cake\ORM\Query $query) {</text:p>
          <text:p text:style-name="Preformatted_20_Text"><text:s text:c="8"/>return $query-&gt;select(['body', 'author_id'])</text:p>
          <text:p text:style-name="Preformatted_20_Text"><text:s text:c="8"/>-&gt;where(['Comments.approved' =&gt; true]);</text:p>
          <text:p text:style-name="Preformatted_20_Text"><text:s text:c="4"/>}</text:p>
          <text:p text:style-name="P18">];</text:p>
          <text:p text:style-name="Text_20_body">When you limit the fields that are fetched from an association, you <text:span text:style-name="Strong_20_Emphasis">must</text:span> ensure that the foreign key columns are selected. Failing to select foreign key fields will cause associated data to not be present in the final result.</text:p>
          <text:p text:style-name="Text_20_body">It is also possible to restrict deeply-nested associations using the dot notation:</text:p>
          <text:p text:style-name="Preformatted_20_Text">$query = $articles-&gt;find()-&gt;contain([</text:p>
          <text:p text:style-name="Preformatted_20_Text"><text:s text:c="4"/>'Comments',</text:p>
          <text:p text:style-name="Preformatted_20_Text"><text:s text:c="4"/>'Authors.Profiles' =&gt; function ($q) {</text:p>
          <text:p text:style-name="Preformatted_20_Text"><text:s text:c="8"/>return $q-&gt;where(['Profiles.is_published' =&gt; true]);</text:p>
          <text:p text:style-name="Preformatted_20_Text"><text:s text:c="4"/>}</text:p>
          <text:p text:style-name="P18">]);</text:p>
          <text:p text:style-name="Text_20_body">In the above example, you’ll still get authors even if they don’t have a published profile. To only get authors with a published profile use <text:a xlink:type="simple" xlink:href="https://book.cakephp.org/3.0/en/orm/retrieving-data-and-resultsets.html#filtering-by-associated-data" text:style-name="Internet_20_link" text:visited-style-name="Visited_20_Internet_20_Link">matching()</text:a>. If you have defined custom finders in your associations, you can use them inside <text:span text:style-name="Source_20_Text">contain()</text:span>:</text:p>
          <text:p text:style-name="Preformatted_20_Text">// Bring all articles, but only bring the comments that are approved and</text:p>
          <text:p text:style-name="Preformatted_20_Text">// popular.</text:p>
          <text:p text:style-name="Preformatted_20_Text">$query = $articles-&gt;find()-&gt;contain('Comments', function ($q) {</text:p>
          <text:p text:style-name="Preformatted_20_Text"><text:s text:c="4"/>return $q-&gt;find('approved')-&gt;find('popular');</text:p>
          <text:p text:style-name="P18">});</text:p>
          <text:p text:style-name="Text_20_body">For <text:span text:style-name="Source_20_Text">BelongsTo</text:span> and <text:span text:style-name="Source_20_Text">HasOne</text:span> associations only the <text:span text:style-name="Source_20_Text">where</text:span> and <text:span text:style-name="Source_20_Text">select</text:span> clauses are used when loading the associated records. For the rest of the association types you can use every clause that the query object provides.</text:p>
          <text:p text:style-name="Text_20_body">If you need full control over the query that is generated, you can tell <text:span text:style-name="Source_20_Text">contain()</text:span> to not append the <text:span text:style-name="Source_20_Text">foreignKey</text:span> constraints to the generated query. In that case you should use an array passing <text:span text:style-name="Source_20_Text">foreignKey</text:span> and <text:span text:style-name="Source_20_Text">queryBuilder</text:span>:</text:p>
          <text:p text:style-name="Preformatted_20_Text">$query = $articles-&gt;find()-&gt;contain([</text:p>
          <text:p text:style-name="Preformatted_20_Text"><text:s text:c="4"/>'Authors' =&gt; [</text:p>
          <text:p text:style-name="Preformatted_20_Text"><text:s text:c="8"/>'foreignKey' =&gt; false,</text:p>
          <text:p text:style-name="Preformatted_20_Text"><text:soft-page-break/><text:s text:c="8"/>'queryBuilder' =&gt; function ($q) {</text:p>
          <text:p text:style-name="Preformatted_20_Text"><text:s text:c="12"/>return $q-&gt;where(...); // Full conditions for filtering</text:p>
          <text:p text:style-name="Preformatted_20_Text"><text:s text:c="8"/>}</text:p>
          <text:p text:style-name="Preformatted_20_Text"><text:s text:c="4"/>]</text:p>
          <text:p text:style-name="P18">]);</text:p>
          <text:p text:style-name="Text_20_body">If you have limited the fields you are loading with <text:span text:style-name="Source_20_Text">select()</text:span> but also want to load fields off of contained associations, you can pass the association object to <text:span text:style-name="Source_20_Text">select()</text:span>:</text:p>
          <text:p text:style-name="Preformatted_20_Text">// Select id &amp; title from articles, but all fields off of Users.</text:p>
          <text:p text:style-name="Preformatted_20_Text">$query = $articles-&gt;find()</text:p>
          <text:p text:style-name="Preformatted_20_Text"><text:s text:c="4"/>-&gt;select(['id', 'title'])</text:p>
          <text:p text:style-name="Preformatted_20_Text"><text:s text:c="4"/>-&gt;select($articles-&gt;Users)</text:p>
          <text:p text:style-name="P18"><text:s text:c="4"/>-&gt;contain(['Users']);</text:p>
          <text:p text:style-name="Text_20_body">Alternatively, if you have multiple associations, you can use <text:span text:style-name="Source_20_Text">enableAutoFields()</text:span>:</text:p>
          <text:p text:style-name="Preformatted_20_Text">// Select id &amp; title from articles, but all fields off of Users, Comments</text:p>
          <text:p text:style-name="Preformatted_20_Text">// and Tags.</text:p>
          <text:p text:style-name="Preformatted_20_Text">$query-&gt;select(['id', 'title'])</text:p>
          <text:p text:style-name="Preformatted_20_Text"><text:s text:c="4"/>-&gt;contain(['Comments', 'Tags'])</text:p>
          <text:p text:style-name="Preformatted_20_Text"><text:s text:c="4"/>-&gt;enableAutoFields(true) // Prior to 3.4.0 use autoFields(true)</text:p>
          <text:p text:style-name="Preformatted_20_Text"><text:s text:c="4"/>-&gt;contain(['Users' =&gt; function($q) {</text:p>
          <text:p text:style-name="Preformatted_20_Text"><text:s text:c="8"/>return $q-&gt;autoFields(true);</text:p>
          <text:p text:style-name="P18"><text:s text:c="4"/>}]);</text:p>
          <text:p text:style-name="Text_20_body">New in version 3.1: Selecting columns via an association object was added in 3.1</text:p>
        </text:section>
        <text:section text:style-name="Sect1" text:name="sorting-contained-associations">
          <text:h text:style-name="Heading_20_3" text:outline-level="3">Sorting Contained Associations</text:h>
          <text:p text:style-name="Text_20_body">When loading HasMany and BelongsToMany associations, you can use the <text:span text:style-name="Source_20_Text">sort</text:span> option to sort the data in those associations:</text:p>
          <text:p text:style-name="Preformatted_20_Text">$query-&gt;contain([</text:p>
          <text:p text:style-name="Preformatted_20_Text"><text:s text:c="4"/>'Comments' =&gt; [</text:p>
          <text:p text:style-name="Preformatted_20_Text"><text:s text:c="8"/>'sort' =&gt; ['Comments.created' =&gt; 'DESC']</text:p>
          <text:p text:style-name="Preformatted_20_Text"><text:s text:c="4"/>]</text:p>
          <text:p text:style-name="P18">]);</text:p>
        </text:section>
      </text:section>
      <text:section text:style-name="Sect1" text:name="filtering-by-associated-data-via-matching-and-joins">
        <text:h text:style-name="Heading_20_2" text:outline-level="2"><text:bookmark text:name="filtering-by-associated-data"/>Filtering by Associated Data Via Matching And Joins</text:h>
        <text:p text:style-name="Text_20_body">A fairly common query case with associations is finding records ‘matching’ specific associated data. For example if you have ‘Articles belongsToMany Tags’ you will probably want to find Articles that have the CakePHP tag. This is extremely simple to do with the ORM in CakePHP:</text:p>
        <text:p text:style-name="Preformatted_20_Text">// In a controller or table method.</text:p>
        <text:p text:style-name="Preformatted_20_Text"/>
        <text:p text:style-name="Preformatted_20_Text">$query = $articles-&gt;find();</text:p>
        <text:p text:style-name="Preformatted_20_Text">$query-&gt;matching('Tags', function ($q) {</text:p>
        <text:p text:style-name="Preformatted_20_Text"><text:s text:c="4"/>return $q-&gt;where(['Tags.name' =&gt; 'CakePHP']);</text:p>
        <text:p text:style-name="P18">});</text:p>
        <text:p text:style-name="Text_20_body">You can apply this strategy to HasMany associations as well. For example if ‘Authors HasMany Articles’, you could find all the authors with recently published articles using the following:</text:p>
        <text:p text:style-name="Preformatted_20_Text"><text:soft-page-break/>$query = $authors-&gt;find();</text:p>
        <text:p text:style-name="Preformatted_20_Text">$query-&gt;matching('Articles', function ($q) {</text:p>
        <text:p text:style-name="Preformatted_20_Text"><text:s text:c="4"/>return $q-&gt;where(['Articles.created &gt;=' =&gt; new DateTime('-10 days')]);</text:p>
        <text:p text:style-name="P18">});</text:p>
        <text:p text:style-name="Text_20_body">Filtering by deep associations is surprisingly easy, and the syntax should be already familiar to you:</text:p>
        <text:p text:style-name="Preformatted_20_Text">// In a controller or table method.</text:p>
        <text:p text:style-name="Preformatted_20_Text">$query = $products-&gt;find()-&gt;matching(</text:p>
        <text:p text:style-name="Preformatted_20_Text"><text:s text:c="4"/>'Shops.Cities.Countries', function ($q) {</text:p>
        <text:p text:style-name="Preformatted_20_Text"><text:s text:c="8"/>return $q-&gt;where(['Countries.name' =&gt; 'Japan']);</text:p>
        <text:p text:style-name="Preformatted_20_Text"><text:s text:c="4"/>}</text:p>
        <text:p text:style-name="Preformatted_20_Text">);</text:p>
        <text:p text:style-name="Preformatted_20_Text"/>
        <text:p text:style-name="Preformatted_20_Text">// Bring unique articles that were commented by 'markstory' using passed variable</text:p>
        <text:p text:style-name="Preformatted_20_Text">// Dotted matching paths should be used over nested matching() calls</text:p>
        <text:p text:style-name="Preformatted_20_Text">$username = 'markstory';</text:p>
        <text:p text:style-name="Preformatted_20_Text">$query = $articles-&gt;find()-&gt;matching('Comments.Users', function ($q) use ($username) {</text:p>
        <text:p text:style-name="Preformatted_20_Text"><text:s text:c="4"/>return $q-&gt;where(['username' =&gt; $username]);</text:p>
        <text:p text:style-name="P18">});</text:p>
        <text:p text:style-name="Text_20_body">As this function will create an <text:span text:style-name="Source_20_Text">INNER JOIN</text:span>, you might want to consider calling <text:span text:style-name="Source_20_Text">distinct</text:span> on the find query as you might get duplicate rows if your conditions don’t exclude them already. This might be the case, for example, when the same users comments more than once on a single article.</text:p>
        <text:p text:style-name="Text_20_body">The data from the association that is ‘matched’ will be available on the <text:span text:style-name="Source_20_Text">_matchingData</text:span> property of entities. If you both match and contain the same association, you can expect to get both the <text:span text:style-name="Source_20_Text">_matchingData</text:span> and standard association properties in your results.</text:p>
        <text:section text:style-name="Sect1" text:name="using-innerjoinwith">
          <text:h text:style-name="Heading_20_3" text:outline-level="3">Using innerJoinWith</text:h>
          <text:p text:style-name="Text_20_body">Using the <text:span text:style-name="Source_20_Text">matching()</text:span> function, as we saw already, will create an <text:span text:style-name="Source_20_Text">INNER JOIN</text:span> with the specified association and will also load the fields into the result set.</text:p>
          <text:p text:style-name="Text_20_body">There may be cases where you want to use <text:span text:style-name="Source_20_Text">matching()</text:span> but are not interested in loading the fields into the result set. For this purpose, you can use <text:span text:style-name="Source_20_Text">innerJoinWith()</text:span>:</text:p>
          <text:p text:style-name="Preformatted_20_Text">$query = $articles-&gt;find();</text:p>
          <text:p text:style-name="Preformatted_20_Text">$query-&gt;innerJoinWith('Tags', function ($q) {</text:p>
          <text:p text:style-name="Preformatted_20_Text"><text:s text:c="4"/>return $q-&gt;where(['Tags.name' =&gt; 'CakePHP']);</text:p>
          <text:p text:style-name="P18">});</text:p>
          <text:p text:style-name="Text_20_body">The <text:span text:style-name="Source_20_Text">innerJoinWith()</text:span> method works the same as <text:span text:style-name="Source_20_Text">matching()</text:span>, that means that you can use dot notation to join deeply nested associations:</text:p>
          <text:p text:style-name="Preformatted_20_Text">$query = $products-&gt;find()-&gt;innerJoinWith(</text:p>
          <text:p text:style-name="Preformatted_20_Text"><text:s text:c="4"/>'Shops.Cities.Countries', function ($q) {</text:p>
          <text:p text:style-name="Preformatted_20_Text"><text:s text:c="8"/>return $q-&gt;where(['Countries.name' =&gt; 'Japan']);</text:p>
          <text:p text:style-name="Preformatted_20_Text"><text:s text:c="4"/>}</text:p>
          <text:p text:style-name="P18">);</text:p>
          <text:p text:style-name="Text_20_body"><text:soft-page-break/>Again, the only difference is that no additional columns will be added to the result set, and no <text:span text:style-name="Source_20_Text">_matchingData</text:span> property will be set.</text:p>
          <text:p text:style-name="Text_20_body">New in version 3.1: Query::innerJoinWith() was added in 3.1</text:p>
        </text:section>
        <text:section text:style-name="Sect1" text:name="using-notmatching">
          <text:h text:style-name="Heading_20_3" text:outline-level="3">Using notMatching</text:h>
          <text:p text:style-name="Text_20_body">The opposite of <text:span text:style-name="Source_20_Text">matching()</text:span> is <text:span text:style-name="Source_20_Text">notMatching()</text:span>. This function will change the query so that it filters results that have no relation to the specified association:</text:p>
          <text:p text:style-name="Preformatted_20_Text">// In a controller or table method.</text:p>
          <text:p text:style-name="Preformatted_20_Text"/>
          <text:p text:style-name="Preformatted_20_Text">$query = $articlesTable</text:p>
          <text:p text:style-name="Preformatted_20_Text"><text:s text:c="4"/>-&gt;find()</text:p>
          <text:p text:style-name="Preformatted_20_Text"><text:s text:c="4"/>-&gt;notMatching('Tags', function ($q) {</text:p>
          <text:p text:style-name="Preformatted_20_Text"><text:s text:c="8"/>return $q-&gt;where(['Tags.name' =&gt; 'boring']);</text:p>
          <text:p text:style-name="P18"><text:s text:c="4"/>});</text:p>
          <text:p text:style-name="Text_20_body">The above example will find all articles that were not tagged with the word <text:span text:style-name="Source_20_Text">boring</text:span>. You can apply this method to HasMany associations as well. You could, for example, find all the authors with no published articles in the last 10 days:</text:p>
          <text:p text:style-name="Preformatted_20_Text">$query = $authorsTable</text:p>
          <text:p text:style-name="Preformatted_20_Text"><text:s text:c="4"/>-&gt;find()</text:p>
          <text:p text:style-name="Preformatted_20_Text"><text:s text:c="4"/>-&gt;notMatching('Articles', function ($q) {</text:p>
          <text:p text:style-name="Preformatted_20_Text"><text:s text:c="8"/>return $q-&gt;where(['Articles.created &gt;=' =&gt; new \DateTime('-10 days')]);</text:p>
          <text:p text:style-name="P18"><text:s text:c="4"/>});</text:p>
          <text:p text:style-name="Text_20_body">It is also possible to use this method for filtering out records not matching deep associations. For example, you could find articles that have not been commented on by a certain user:</text:p>
          <text:p text:style-name="Preformatted_20_Text">$query = $articlesTable</text:p>
          <text:p text:style-name="Preformatted_20_Text"><text:s text:c="4"/>-&gt;find()</text:p>
          <text:p text:style-name="Preformatted_20_Text"><text:s text:c="4"/>-&gt;notMatching('Comments.Users', function ($q) {</text:p>
          <text:p text:style-name="Preformatted_20_Text"><text:s text:c="8"/>return $q-&gt;where(['username' =&gt; 'jose']);</text:p>
          <text:p text:style-name="P18"><text:s text:c="4"/>});</text:p>
          <text:p text:style-name="Text_20_body">Since articles with no comments at all also satisfy the condition above, you may want to combine <text:span text:style-name="Source_20_Text">matching()</text:span> and <text:span text:style-name="Source_20_Text">notMatching()</text:span> in the same query. The following example will find articles having at least one comment, but not commented by a certain user:</text:p>
          <text:p text:style-name="Preformatted_20_Text">$query = $articlesTable</text:p>
          <text:p text:style-name="Preformatted_20_Text"><text:s text:c="4"/>-&gt;find()</text:p>
          <text:p text:style-name="Preformatted_20_Text"><text:s text:c="4"/>-&gt;notMatching('Comments.Users', function ($q) {</text:p>
          <text:p text:style-name="Preformatted_20_Text"><text:s text:c="8"/>return $q-&gt;where(['username' =&gt; 'jose']);</text:p>
          <text:p text:style-name="Preformatted_20_Text"><text:s text:c="4"/>})</text:p>
          <text:p text:style-name="P18"><text:s text:c="4"/>-&gt;matching('Comments');</text:p>
          <text:p text:style-name="Text_20_body">As <text:span text:style-name="Source_20_Text">notMatching()</text:span> will create a <text:span text:style-name="Source_20_Text">LEFT JOIN</text:span>, you might want to consider calling <text:span text:style-name="Source_20_Text">distinct</text:span> on the find query as you can get duplicate rows otherwise.</text:p>
          <text:p text:style-name="Text_20_body">Keep in mind that contrary to the <text:span text:style-name="Source_20_Text">matching()</text:span> function, <text:span text:style-name="Source_20_Text">notMatching()</text:span> will not add any data to the <text:span text:style-name="Source_20_Text">_matchingData</text:span> property in the results.</text:p>
          <text:p text:style-name="Text_20_body">New in version 3.1: Query::notMatching() was added in 3.1</text:p>
        </text:section>
        <text:section text:style-name="Sect1" text:name="using-leftjoinwith">
          <text:h text:style-name="Heading_20_3" text:outline-level="3"><text:soft-page-break/>Using leftJoinWith</text:h>
          <text:p text:style-name="Text_20_body">On certain occasions you may want to calculate a result based on an association, without having to load all the records for it. For example, if you wanted to load the total number of comments an article has along with all the article data, you can use the <text:span text:style-name="Source_20_Text">leftJoinWith()</text:span> function:</text:p>
          <text:p text:style-name="Preformatted_20_Text">$query = $articlesTable-&gt;find();</text:p>
          <text:p text:style-name="Preformatted_20_Text">$query-&gt;select(['total_comments' =&gt; $query-&gt;func()-&gt;count('Comments.id')])</text:p>
          <text:p text:style-name="Preformatted_20_Text"><text:s text:c="4"/>-&gt;leftJoinWith('Comments')</text:p>
          <text:p text:style-name="Preformatted_20_Text"><text:s text:c="4"/>-&gt;group(['Articles.id'])</text:p>
          <text:p text:style-name="P18"><text:s text:c="4"/>-&gt;enableAutoFields(true); // Prior to 3.4.0 use autoFields(true);</text:p>
          <text:p text:style-name="Text_20_body">The results for the above query will contain the article data and the <text:span text:style-name="Source_20_Text">total_comments</text:span> property for each of them.</text:p>
          <text:p text:style-name="Text_20_body"><text:span text:style-name="Source_20_Text">leftJoinWith()</text:span> can also be used with deeply nested associations. This is useful, for example, for bringing the count of articles tagged with a certain word, per author:</text:p>
          <text:p text:style-name="Preformatted_20_Text">$query = $authorsTable</text:p>
          <text:p text:style-name="Preformatted_20_Text"><text:s text:c="4"/>-&gt;find()</text:p>
          <text:p text:style-name="Preformatted_20_Text"><text:s text:c="4"/>-&gt;select(['total_articles' =&gt; $query-&gt;func()-&gt;count('Articles.id')])</text:p>
          <text:p text:style-name="Preformatted_20_Text"><text:s text:c="4"/>-&gt;leftJoinWith('Articles.Tags', function ($q) {</text:p>
          <text:p text:style-name="Preformatted_20_Text"><text:s text:c="8"/>return $q-&gt;where(['Tags.name' =&gt; 'awesome']);</text:p>
          <text:p text:style-name="Preformatted_20_Text"><text:s text:c="4"/>})</text:p>
          <text:p text:style-name="Preformatted_20_Text"><text:s text:c="4"/>-&gt;group(['Authors.id'])</text:p>
          <text:p text:style-name="P18"><text:s text:c="4"/>-&gt;enableAutoFields(true); // Prior to 3.4.0 use autoFields(true);</text:p>
          <text:p text:style-name="Text_20_body">This function will not load any columns from the specified associations into the result set.</text:p>
          <text:p text:style-name="Text_20_body">New in version 3.1: Query::leftJoinWith() was added in 3.1</text:p>
        </text:section>
      </text:section>
      <text:section text:style-name="Sect1" text:name="changing-fetching-strategies">
        <text:h text:style-name="Heading_20_2" text:outline-level="2">Changing Fetching Strategies</text:h>
        <text:p text:style-name="Text_20_body">As you may know already, <text:span text:style-name="Source_20_Text">belongsTo</text:span> and <text:span text:style-name="Source_20_Text">hasOne</text:span> associations are loaded using a <text:span text:style-name="Source_20_Text">JOIN</text:span> in the main finder query. While this improves query and fetching speed and allows for creating more expressive conditions when retrieving data, this may be a problem when you want to apply certain clauses to the finder query for the association, such as <text:span text:style-name="Source_20_Text">order()</text:span> or <text:span text:style-name="Source_20_Text">limit()</text:span>.</text:p>
        <text:p text:style-name="Text_20_body">For example, if you wanted to get the first comment of an article as an association:</text:p>
        <text:p text:style-name="Preformatted_20_Text">$articles-&gt;hasOne('FirstComment', [</text:p>
        <text:p text:style-name="Preformatted_20_Text"><text:s text:c="5"/>'className' =&gt; 'Comments',</text:p>
        <text:p text:style-name="Preformatted_20_Text"><text:s text:c="5"/>'foreignKey' =&gt; 'article_id'</text:p>
        <text:p text:style-name="P18">]);</text:p>
        <text:p text:style-name="Text_20_body">In order to correctly fetch the data from this association, we will need to tell the query to use the <text:span text:style-name="Source_20_Text">select</text:span> strategy, since we want order by a particular column:</text:p>
        <text:p text:style-name="Preformatted_20_Text">$query = $articles-&gt;find()-&gt;contain([</text:p>
        <text:p text:style-name="Preformatted_20_Text"><text:s text:c="4"/>'FirstComment' =&gt; [</text:p>
        <text:p text:style-name="Preformatted_20_Text"><text:s text:c="8"/>'strategy' =&gt; 'select',</text:p>
        <text:p text:style-name="Preformatted_20_Text"><text:s text:c="8"/>'queryBuilder' =&gt; function ($q) {</text:p>
        <text:p text:style-name="Preformatted_20_Text"><text:s text:c="12"/>return $q-&gt;order(['FirstComment.created' =&gt;'ASC'])-&gt;limit(1);</text:p>
        <text:p text:style-name="Preformatted_20_Text"><text:s text:c="8"/>}</text:p>
        <text:p text:style-name="Preformatted_20_Text"><text:soft-page-break/><text:s text:c="4"/>]</text:p>
        <text:p text:style-name="P18">]);</text:p>
        <text:p text:style-name="Text_20_body">Dynamically changing the strategy in this way will only apply to a specific query. If you want to make the strategy change permanent you can do:</text:p>
        <text:p text:style-name="Preformatted_20_Text">$articles-&gt;FirstComment-&gt;setStrategy('select');</text:p>
        <text:p text:style-name="Preformatted_20_Text">// Prior to 3.4.0</text:p>
        <text:p text:style-name="P18">$articles-&gt;FirstComment-&gt;strategy('select');</text:p>
        <text:p text:style-name="Text_20_body">Using the <text:span text:style-name="Source_20_Text">select</text:span> strategy is also a great way of making associations with tables in another database, since it would not be possible to fetch records using <text:span text:style-name="Source_20_Text">joins</text:span>.</text:p>
        <text:section text:style-name="Sect1" text:name="fetching-with-the-subquery-strategy">
          <text:h text:style-name="Heading_20_3" text:outline-level="3">Fetching With The Subquery Strategy</text:h>
          <text:p text:style-name="Text_20_body">As your tables grow in size, fetching associations from them can become slower, especially if you are querying big batches at once. A good way of optimizing association loading for <text:span text:style-name="Source_20_Text">hasMany</text:span> and <text:span text:style-name="Source_20_Text">belongsToMany</text:span> associations is by using the <text:span text:style-name="Source_20_Text">subquery</text:span> strategy:</text:p>
          <text:p text:style-name="Preformatted_20_Text">$query = $articles-&gt;find()-&gt;contain([</text:p>
          <text:p text:style-name="Preformatted_20_Text"><text:s text:c="4"/>'Comments' =&gt; [</text:p>
          <text:p text:style-name="Preformatted_20_Text"><text:s text:c="12"/>'strategy' =&gt; 'subquery',</text:p>
          <text:p text:style-name="Preformatted_20_Text"><text:s text:c="12"/>'queryBuilder' =&gt; function ($q) {</text:p>
          <text:p text:style-name="Preformatted_20_Text"><text:s text:c="16"/>return $q-&gt;where(['Comments.approved' =&gt; true]);</text:p>
          <text:p text:style-name="Preformatted_20_Text"><text:s text:c="12"/>}</text:p>
          <text:p text:style-name="Preformatted_20_Text"><text:s text:c="4"/>]</text:p>
          <text:p text:style-name="P18">]);</text:p>
          <text:p text:style-name="Text_20_body">The result will remain the same as with using the default strategy, but this can greatly improve the query and fetching time in some databases, in particular it will allow to fetch big chunks of data at the same time in databases that limit the amount of bound parameters per query, such as <text:span text:style-name="Strong_20_Emphasis">Microsoft SQL Server</text:span>.</text:p>
          <text:p text:style-name="Text_20_body">You can also make the strategy permanent for the association by doing:</text:p>
          <text:p text:style-name="Preformatted_20_Text">$articles-&gt;Comments-&gt;setStrategy('subquery');</text:p>
          <text:p text:style-name="Preformatted_20_Text">// Prior to 3.4.0</text:p>
          <text:p text:style-name="P18">$articles-&gt;Comments-&gt;strategy('subquery');</text:p>
        </text:section>
      </text:section>
      <text:section text:style-name="Sect1" text:name="lazy-loading-associations">
        <text:h text:style-name="Heading_20_2" text:outline-level="2">Lazy Loading Associations</text:h>
        <text:p text:style-name="Text_20_body">While CakePHP makes it easy to eager load your associations, there may be cases where you need to lazy-load associations. You should refer to the <text:a xlink:type="simple" xlink:href="https://book.cakephp.org/3.0/en/orm/entities.html#lazy-load-associations" text:style-name="Internet_20_link" text:visited-style-name="Visited_20_Internet_20_Link">Lazy Loading Associations</text:a> and <text:a xlink:type="simple" xlink:href="https://book.cakephp.org/3.0/en/orm/retrieving-data-and-resultsets.html#loading-additional-associations" text:style-name="Internet_20_link" text:visited-style-name="Visited_20_Internet_20_Link">Loading Additional Associations</text:a> sections for more information.</text:p>
      </text:section>
      <text:section text:style-name="Sect1" text:name="working-with-result-sets">
        <text:h text:style-name="Heading_20_2" text:outline-level="2">Working with Result Sets</text:h>
        <text:p text:style-name="Text_20_body">Once a query is executed with <text:span text:style-name="Source_20_Text">all()</text:span>, you will get an instance of <text:span text:style-name="Source_20_Text">Cake\ORM\ResultSet</text:span>. This object offers powerful ways to manipulate the resulting data from your queries. Like Query objects, ResultSets are a <text:a xlink:type="simple" xlink:href="https://book.cakephp.org/3.0/en/core-libraries/collections.html" text:style-name="Internet_20_link" text:visited-style-name="Visited_20_Internet_20_Link">Collection</text:a> and you can use any collection method on ResultSet objects.</text:p>
        <text:p text:style-name="Text_20_body"><text:soft-page-break/>Result set objects will lazily load rows from the underlying prepared statement. By default results will be buffered in memory allowing you to iterate a result set multiple times, or cache and iterate the results. If you need work with a data set that does not fit into memory you can disable buffering on the query to stream results:</text:p>
        <text:p text:style-name="Preformatted_20_Text">$query-&gt;enableBufferedResults(false);</text:p>
        <text:p text:style-name="Preformatted_20_Text">// Prior to 3.4.0</text:p>
        <text:p text:style-name="P18">$query-&gt;bufferResults(false);</text:p>
        <text:p text:style-name="Text_20_body">Turning buffering off has a few caveats:</text:p>
        <text:list xml:id="list5533463700702003936" text:style-name="L4">
          <text:list-item>
            <text:p text:style-name="P12">You will not be able to iterate a result set more than once. </text:p>
          </text:list-item>
          <text:list-item>
            <text:p text:style-name="P12">You will also not be able to iterate &amp; cache the results. </text:p>
          </text:list-item>
          <text:list-item>
            <text:p text:style-name="P4">Buffering cannot be disabled for queries that eager load hasMany or belongsToMany associations, as these association types require eagerly loading all results so that dependent queries can be generated. </text:p>
          </text:list-item>
        </text:list>
        <text:p text:style-name="Text_20_body">Streaming results will still allocate memory for the entire results when using PostgreSQL and SQL Server. This is due to limitations in PDO.</text:p>
        <text:p text:style-name="Text_20_body">Result sets allow you to cache/serialize or JSON encode results for API results:</text:p>
        <text:p text:style-name="Preformatted_20_Text">// In a controller or table method.</text:p>
        <text:p text:style-name="Preformatted_20_Text">$results = $query-&gt;all();</text:p>
        <text:p text:style-name="Preformatted_20_Text"/>
        <text:p text:style-name="Preformatted_20_Text">// Serialized</text:p>
        <text:p text:style-name="Preformatted_20_Text">$serialized = serialize($results);</text:p>
        <text:p text:style-name="Preformatted_20_Text"/>
        <text:p text:style-name="Preformatted_20_Text">// Json</text:p>
        <text:p text:style-name="P18">$json = json_encode($results);</text:p>
        <text:p text:style-name="Text_20_body">Both serializing and JSON encoding result sets work as you would expect. The serialized data can be unserialized into a working result set. Converting to JSON respects hidden &amp; virtual field settings on all entity objects within a result set.</text:p>
        <text:p text:style-name="Text_20_body">In addition to making serialization easy, result sets are a ‘Collection’ object and support the same methods that <text:a xlink:type="simple" xlink:href="https://book.cakephp.org/3.0/en/core-libraries/collections.html" text:style-name="Internet_20_link" text:visited-style-name="Visited_20_Internet_20_Link">collection objects</text:a> do. For example, you can extract a list of unique tags on a collection of articles by running:</text:p>
        <text:p text:style-name="Preformatted_20_Text">// In a controller or table method.</text:p>
        <text:p text:style-name="Preformatted_20_Text">$articles = TableRegistry::get('Articles');</text:p>
        <text:p text:style-name="Preformatted_20_Text">$query = $articles-&gt;find()-&gt;contain(['Tags']);</text:p>
        <text:p text:style-name="Preformatted_20_Text"/>
        <text:p text:style-name="Preformatted_20_Text">$reducer = function ($output, $value) {</text:p>
        <text:p text:style-name="Preformatted_20_Text"><text:s text:c="4"/>if (!in_array($value, $output)) {</text:p>
        <text:p text:style-name="Preformatted_20_Text"><text:s text:c="8"/>$output[] = $value;</text:p>
        <text:p text:style-name="Preformatted_20_Text"><text:s text:c="4"/>}</text:p>
        <text:p text:style-name="Preformatted_20_Text"><text:s text:c="4"/>return $output;</text:p>
        <text:p text:style-name="Preformatted_20_Text">};</text:p>
        <text:p text:style-name="Preformatted_20_Text"/>
        <text:p text:style-name="Preformatted_20_Text">$uniqueTags = $query-&gt;all()</text:p>
        <text:p text:style-name="Preformatted_20_Text"><text:s text:c="4"/>-&gt;extract('tags.name')</text:p>
        <text:p text:style-name="P18"><text:s text:c="4"/>-&gt;reduce($reducer, []);</text:p>
        <text:p text:style-name="Text_20_body">Some other examples of the collection methods being used with result sets are:</text:p>
        <text:p text:style-name="Preformatted_20_Text">// Filter the rows by a calculated property</text:p>
        <text:p text:style-name="Preformatted_20_Text"><text:soft-page-break/>$filtered = $results-&gt;filter(function ($row) {</text:p>
        <text:p text:style-name="Preformatted_20_Text"><text:s text:c="4"/>return $row-&gt;is_recent;</text:p>
        <text:p text:style-name="Preformatted_20_Text">});</text:p>
        <text:p text:style-name="Preformatted_20_Text"/>
        <text:p text:style-name="Preformatted_20_Text">// Create an associative array from result properties</text:p>
        <text:p text:style-name="Preformatted_20_Text">$articles = TableRegistry::get('Articles');</text:p>
        <text:p text:style-name="Preformatted_20_Text">$results = $articles-&gt;find()-&gt;contain(['Authors'])-&gt;all();</text:p>
        <text:p text:style-name="Preformatted_20_Text"/>
        <text:p text:style-name="P18">$authorList = $results-&gt;combine('id', 'author.name');</text:p>
        <text:p text:style-name="Text_20_body">The <text:a xlink:type="simple" xlink:href="https://book.cakephp.org/3.0/en/core-libraries/collections.html" text:style-name="Internet_20_link" text:visited-style-name="Visited_20_Internet_20_Link">Collections</text:a> chapter has more detail on what can be done with result sets using the collections features. The <text:a xlink:type="simple" xlink:href="https://book.cakephp.org/3.0/en/orm/query-builder.html#format-results" text:style-name="Internet_20_link" text:visited-style-name="Visited_20_Internet_20_Link">Adding Calculated Fields</text:a> section show how you can add calculated fields, or replace the result set.</text:p>
        <text:section text:style-name="Sect1" text:name="getting-the-first-last-record-from-a-resultset">
          <text:h text:style-name="Heading_20_3" text:outline-level="3">Getting the First &amp; Last Record From a ResultSet</text:h>
          <text:p text:style-name="Text_20_body">You can use the <text:span text:style-name="Source_20_Text">first()</text:span> and <text:span text:style-name="Source_20_Text">last()</text:span> methods to get the respective records from a result set:</text:p>
          <text:p text:style-name="Preformatted_20_Text">$result = $articles-&gt;find('all')-&gt;all();</text:p>
          <text:p text:style-name="Preformatted_20_Text"/>
          <text:p text:style-name="Preformatted_20_Text">// Get the first and/or last result.</text:p>
          <text:p text:style-name="Preformatted_20_Text">$row = $result-&gt;first();</text:p>
          <text:p text:style-name="P18">$row = $result-&gt;last();</text:p>
        </text:section>
        <text:section text:style-name="Sect1" text:name="getting-an-arbitrary-index-from-a-resultset">
          <text:h text:style-name="Heading_20_3" text:outline-level="3">Getting an Arbitrary Index From a ResultSet</text:h>
          <text:p text:style-name="Text_20_body">You can use <text:span text:style-name="Source_20_Text">skip()</text:span> and <text:span text:style-name="Source_20_Text">first()</text:span> to get an arbitrary record from a ResultSet:</text:p>
          <text:p text:style-name="Preformatted_20_Text">$result = $articles-&gt;find('all')-&gt;all();</text:p>
          <text:p text:style-name="Preformatted_20_Text"/>
          <text:p text:style-name="Preformatted_20_Text">// Get the 5th record</text:p>
          <text:p text:style-name="P18">$row = $result-&gt;skip(4)-&gt;first();</text:p>
        </text:section>
        <text:section text:style-name="Sect1" text:name="checking-if-a-query-or-resultset-is-empty">
          <text:h text:style-name="Heading_20_3" text:outline-level="3">Checking if a Query or ResultSet is Empty</text:h>
          <text:p text:style-name="Text_20_body">You can use the <text:span text:style-name="Source_20_Text">isEmpty()</text:span> method on a Query or ResultSet object to see if it has any rows in it. Calling <text:span text:style-name="Source_20_Text">isEmpty()</text:span> on a Query object will evaluate the query:</text:p>
          <text:p text:style-name="Preformatted_20_Text">// Check a query.</text:p>
          <text:p text:style-name="Preformatted_20_Text">$query-&gt;isEmpty();</text:p>
          <text:p text:style-name="Preformatted_20_Text"/>
          <text:p text:style-name="Preformatted_20_Text">// Check results</text:p>
          <text:p text:style-name="Preformatted_20_Text">$results = $query-&gt;all();</text:p>
          <text:p text:style-name="P18">$results-&gt;isEmpty();</text:p>
        </text:section>
        <text:section text:style-name="Sect1" text:name="loading-additional-associations">
          <text:h text:style-name="Heading_20_3" text:outline-level="3"><text:bookmark text:name="id2"/>Loading Additional Associations</text:h>
          <text:p text:style-name="Text_20_body">Once you’ve created a result set, you may need to load additional associations. This is the perfect time to lazily eager load data. You can load additional associations using <text:span text:style-name="Source_20_Text">loadInto()</text:span>:</text:p>
          <text:p text:style-name="Preformatted_20_Text">$articles = $this-&gt;Articles-&gt;find()-&gt;all();</text:p>
          <text:p text:style-name="P18">$withMore = $this-&gt;Articles-&gt;loadInto($articles, ['Comments', 'Users']);</text:p>
          <text:p text:style-name="Text_20_body">You can eager load additional data into a single entity, or a collection of entities.</text:p>
        </text:section>
      </text:section>
      <text:section text:style-name="Sect1" text:name="modifying-results-with-map-reduce">
        <text:h text:style-name="Heading_20_2" text:outline-level="2"><text:bookmark text:name="map-reduce"/><text:soft-page-break/>Modifying Results with Map/Reduce</text:h>
        <text:p text:style-name="Text_20_body">More often than not, find operations require post-processing the data that is found in the database. While entities’ getter methods can take care of most of the virtual property generation or special data formatting, sometimes you need to change the data structure in a more fundamental way.</text:p>
        <text:p text:style-name="Text_20_body">For those cases, the <text:span text:style-name="Source_20_Text">Query</text:span> object offers the <text:span text:style-name="Source_20_Text">mapReduce()</text:span> method, which is a way of processing results once they are fetched from the database.</text:p>
        <text:p text:style-name="Text_20_body">A common example of changing the data structure is grouping results together based on certain conditions. For this task we can use the <text:span text:style-name="Source_20_Text">mapReduce()</text:span> function. We need two callable functions the <text:span text:style-name="Source_20_Text">$mapper</text:span> and the <text:span text:style-name="Source_20_Text">$reducer</text:span>. The <text:span text:style-name="Source_20_Text">$mapper</text:span> callable receives the current result from the database as first argument, the iteration key as second argument and finally it receives an instance of the <text:span text:style-name="Source_20_Text">MapReduce</text:span> routine it is running:</text:p>
        <text:p text:style-name="Preformatted_20_Text">$mapper = function ($article, $key, $mapReduce) {</text:p>
        <text:p text:style-name="Preformatted_20_Text"><text:s text:c="4"/>$status = 'published';</text:p>
        <text:p text:style-name="Preformatted_20_Text"><text:s text:c="4"/>if ($article-&gt;isDraft() || $article-&gt;isInReview()) {</text:p>
        <text:p text:style-name="Preformatted_20_Text"><text:s text:c="8"/>$status = 'unpublished';</text:p>
        <text:p text:style-name="Preformatted_20_Text"><text:s text:c="4"/>}</text:p>
        <text:p text:style-name="Preformatted_20_Text"><text:s text:c="4"/>$mapReduce-&gt;emitIntermediate($article, $status);</text:p>
        <text:p text:style-name="P18">};</text:p>
        <text:p text:style-name="Text_20_body">In the above example <text:span text:style-name="Source_20_Text">$mapper</text:span> is calculating the status of an article, either published or unpublished, then it calls <text:span text:style-name="Source_20_Text">emitIntermediate()</text:span> on the <text:span text:style-name="Source_20_Text">MapReduce</text:span> instance. This method stores the article in the list of articles labelled as either published or unpublished.</text:p>
        <text:p text:style-name="Text_20_body">The next step in the map-reduce process is to consolidate the final results. For each status created in the mapper, the <text:span text:style-name="Source_20_Text">$reducer</text:span> function will be called so you can do any extra processing. This function will receive the list of articles in a particular “bucket” as the first parameter, the name of the “bucket” it needs to process as the second parameter, and again, as in the <text:span text:style-name="Source_20_Text">mapper()</text:span> function, the instance of the <text:span text:style-name="Source_20_Text">MapReduce</text:span> routine as the third parameter. In our example, we did not have to do any extra processing, so we just <text:span text:style-name="Source_20_Text">emit()</text:span> the final results:</text:p>
        <text:p text:style-name="Preformatted_20_Text">$reducer = function ($articles, $status, $mapReduce) {</text:p>
        <text:p text:style-name="Preformatted_20_Text"><text:s text:c="4"/>$mapReduce-&gt;emit($articles, $status);</text:p>
        <text:p text:style-name="P18">};</text:p>
        <text:p text:style-name="Text_20_body">Finally, we can put these two functions together to do the grouping:</text:p>
        <text:p text:style-name="Preformatted_20_Text">$articlesByStatus = $articles-&gt;find()</text:p>
        <text:p text:style-name="Preformatted_20_Text"><text:s text:c="4"/>-&gt;where(['author_id' =&gt; 1])</text:p>
        <text:p text:style-name="Preformatted_20_Text"><text:s text:c="4"/>-&gt;mapReduce($mapper, $reducer);</text:p>
        <text:p text:style-name="Preformatted_20_Text"/>
        <text:p text:style-name="Preformatted_20_Text">foreach ($articlesByStatus as $status =&gt; $articles) {</text:p>
        <text:p text:style-name="Preformatted_20_Text"><text:s text:c="4"/>echo sprintf("There are %d %s articles", count($articles), $status);</text:p>
        <text:p text:style-name="P18">}</text:p>
        <text:p text:style-name="Text_20_body">The above will ouput the following lines:</text:p>
        <text:p text:style-name="Preformatted_20_Text">There are 4 published articles</text:p>
        <text:p text:style-name="P18">There are 5 unpublished articles</text:p>
        <text:p text:style-name="Text_20_body"><text:soft-page-break/>Of course, this is a simplistic example that could actually be solved in another way without the help of a map-reduce process. Now, let’s take a look at another example in which the reducer function will be needed to do something more than just emitting the results.</text:p>
        <text:p text:style-name="Text_20_body">Calculating the most commonly mentioned words, where the articles contain information about CakePHP, as usual we need a mapper function:</text:p>
        <text:p text:style-name="Preformatted_20_Text">$mapper = function ($article, $key, $mapReduce) {</text:p>
        <text:p text:style-name="Preformatted_20_Text"><text:s text:c="4"/>if (stripos($article['body'], 'cakephp') === false) {</text:p>
        <text:p text:style-name="Preformatted_20_Text"><text:s text:c="8"/>return;</text:p>
        <text:p text:style-name="Preformatted_20_Text"><text:s text:c="4"/>}</text:p>
        <text:p text:style-name="Preformatted_20_Text"/>
        <text:p text:style-name="Preformatted_20_Text"><text:s text:c="4"/>$words = array_map('strtolower', explode(' ', $article['body']));</text:p>
        <text:p text:style-name="Preformatted_20_Text"><text:s text:c="4"/>foreach ($words as $word) {</text:p>
        <text:p text:style-name="Preformatted_20_Text"><text:s text:c="8"/>$mapReduce-&gt;emitIntermediate($article['id'], $word);</text:p>
        <text:p text:style-name="Preformatted_20_Text"><text:s text:c="4"/>}</text:p>
        <text:p text:style-name="P18">};</text:p>
        <text:p text:style-name="Text_20_body">It first checks for whether the “cakephp” word is in the article’s body, and then breaks the body into individual words. Each word will create its own <text:span text:style-name="Source_20_Text">bucket</text:span> where each article id will be stored. Now let’s reduce our results to only extract the count:</text:p>
        <text:p text:style-name="Preformatted_20_Text">$reducer = function ($occurrences, $word, $mapReduce) {</text:p>
        <text:p text:style-name="Preformatted_20_Text"><text:s text:c="4"/>$mapReduce-&gt;emit(count($occurrences), $word);</text:p>
        <text:p text:style-name="P18">}</text:p>
        <text:p text:style-name="Text_20_body">Finally, we put everything together:</text:p>
        <text:p text:style-name="Preformatted_20_Text">$wordCount = $articles-&gt;find()</text:p>
        <text:p text:style-name="Preformatted_20_Text"><text:s text:c="4"/>-&gt;where(['published' =&gt; true])</text:p>
        <text:p text:style-name="Preformatted_20_Text"><text:s text:c="4"/>-&gt;andWhere(['published_date &gt;=' =&gt; new DateTime('2014-01-01')])</text:p>
        <text:p text:style-name="Preformatted_20_Text"><text:s text:c="4"/>-&gt;enableHydrate(false) // Prior to 3.4.0 use hydrate(false)</text:p>
        <text:p text:style-name="Preformatted_20_Text"><text:s text:c="4"/>-&gt;mapReduce($mapper, $reducer)</text:p>
        <text:p text:style-name="P18"><text:s text:c="4"/>-&gt;toArray();</text:p>
        <text:p text:style-name="Text_20_body">This could return a very large array if we don’t clean stop words, but it could look something like this:</text:p>
        <text:p text:style-name="Preformatted_20_Text">[</text:p>
        <text:p text:style-name="Preformatted_20_Text"><text:s text:c="4"/>'cakephp' =&gt; 100,</text:p>
        <text:p text:style-name="Preformatted_20_Text"><text:s text:c="4"/>'awesome' =&gt; 39,</text:p>
        <text:p text:style-name="Preformatted_20_Text"><text:s text:c="4"/>'impressive' =&gt; 57,</text:p>
        <text:p text:style-name="Preformatted_20_Text"><text:s text:c="4"/>'outstanding' =&gt; 10,</text:p>
        <text:p text:style-name="Preformatted_20_Text"><text:s text:c="4"/>'mind-blowing' =&gt; 83</text:p>
        <text:p text:style-name="P18">]</text:p>
        <text:p text:style-name="Text_20_body">One last example and you will be a map-reduce expert. Imagine you have a <text:span text:style-name="Source_20_Text">friends</text:span> table and you want to find “fake friends” in our database, or better said, people who do not follow each other. Let’s start with our <text:span text:style-name="Source_20_Text">mapper()</text:span> function:</text:p>
        <text:p text:style-name="Preformatted_20_Text">$mapper = function ($rel, $key, $mr) {</text:p>
        <text:p text:style-name="Preformatted_20_Text"><text:s text:c="4"/>$mr-&gt;emitIntermediate($rel['target_user_id'], $rel['source_user_id']);</text:p>
        <text:p text:style-name="Preformatted_20_Text"><text:s text:c="4"/>$mr-&gt;emitIntermediate(-$rel['source_user_id'], $rel['target_user_id']);</text:p>
        <text:p text:style-name="P18">};</text:p>
        <text:p text:style-name="Text_20_body">The intermediate array will be like the following:</text:p>
        <text:p text:style-name="Preformatted_20_Text">[</text:p>
        <text:p text:style-name="Preformatted_20_Text"><text:soft-page-break/><text:s text:c="4"/>1 =&gt; [2, 3, 4, 5, -3, -5],</text:p>
        <text:p text:style-name="Preformatted_20_Text"><text:s text:c="4"/>2 =&gt; [-1],</text:p>
        <text:p text:style-name="Preformatted_20_Text"><text:s text:c="4"/>3 =&gt; [-1, 1, 6],</text:p>
        <text:p text:style-name="Preformatted_20_Text"><text:s text:c="4"/>4 =&gt; [-1],</text:p>
        <text:p text:style-name="Preformatted_20_Text"><text:s text:c="4"/>5 =&gt; [-1, 1],</text:p>
        <text:p text:style-name="Preformatted_20_Text"><text:s text:c="4"/>6 =&gt; [-3],</text:p>
        <text:p text:style-name="Preformatted_20_Text"><text:s text:c="4"/>...</text:p>
        <text:p text:style-name="P18">]</text:p>
        <text:p text:style-name="Text_20_body">Positive numbers mean that a user, indicated with the first-level key, is following them, and negative numbers mean that the user is followed by them.</text:p>
        <text:p text:style-name="Text_20_body">Now it’s time to reduce it. For each call to the reducer, it will receive a list of followers per user:</text:p>
        <text:p text:style-name="Preformatted_20_Text">$reducer = function ($friends, $user, $mr) {</text:p>
        <text:p text:style-name="Preformatted_20_Text"><text:s text:c="4"/>$fakeFriends = [];</text:p>
        <text:p text:style-name="Preformatted_20_Text"/>
        <text:p text:style-name="Preformatted_20_Text"><text:s text:c="4"/>foreach ($friends as $friend) {</text:p>
        <text:p text:style-name="Preformatted_20_Text"><text:s text:c="8"/>if ($friend &gt; 0 &amp;&amp; !in_array(-$friend, $friends)) {</text:p>
        <text:p text:style-name="Preformatted_20_Text"><text:s text:c="12"/>$fakeFriends[] = $friend;</text:p>
        <text:p text:style-name="Preformatted_20_Text"><text:s text:c="8"/>}</text:p>
        <text:p text:style-name="Preformatted_20_Text"><text:s text:c="4"/>}</text:p>
        <text:p text:style-name="Preformatted_20_Text"/>
        <text:p text:style-name="Preformatted_20_Text"><text:s text:c="4"/>if ($fakeFriends) {</text:p>
        <text:p text:style-name="Preformatted_20_Text"><text:s text:c="8"/>$mr-&gt;emit($fakeFriends, $user);</text:p>
        <text:p text:style-name="Preformatted_20_Text"><text:s text:c="4"/>}</text:p>
        <text:p text:style-name="P18">};</text:p>
        <text:p text:style-name="Text_20_body">And we supply our functions to a query:</text:p>
        <text:p text:style-name="Preformatted_20_Text">$fakeFriends = $friends-&gt;find()</text:p>
        <text:p text:style-name="Preformatted_20_Text"><text:s text:c="4"/>-&gt;enableHydrate(false) // Prior to 3.4.0 use hydrate(false)</text:p>
        <text:p text:style-name="Preformatted_20_Text"><text:s text:c="4"/>-&gt;mapReduce($mapper, $reducer)</text:p>
        <text:p text:style-name="P18"><text:s text:c="4"/>-&gt;toArray();</text:p>
        <text:p text:style-name="Text_20_body">This would return an array similar to this:</text:p>
        <text:p text:style-name="Preformatted_20_Text">[</text:p>
        <text:p text:style-name="Preformatted_20_Text"><text:s text:c="4"/>1 =&gt; [2, 4],</text:p>
        <text:p text:style-name="Preformatted_20_Text"><text:s text:c="4"/>3 =&gt; [6]</text:p>
        <text:p text:style-name="Preformatted_20_Text"><text:s text:c="4"/>...</text:p>
        <text:p text:style-name="P18">]</text:p>
        <text:p text:style-name="Text_20_body">The resulting array means, for example, that user with id <text:span text:style-name="Source_20_Text">1</text:span> follows users <text:span text:style-name="Source_20_Text">2</text:span> and <text:span text:style-name="Source_20_Text">4</text:span>, but those do not follow <text:span text:style-name="Source_20_Text">1</text:span> back.</text:p>
        <text:section text:style-name="Sect1" text:name="stacking-multiple-operations">
          <text:h text:style-name="Heading_20_3" text:outline-level="3">Stacking Multiple Operations</text:h>
          <text:p text:style-name="Text_20_body">Using <text:span text:style-name="Citation">mapReduce</text:span> in a query will not execute it immediately. The operation will be registered to be run as soon as the first result is attempted to be fetched. This allows you to keep chaining additional methods and filters to the query even after adding a map-reduce routine:</text:p>
          <text:p text:style-name="Preformatted_20_Text">$query = $articles-&gt;find()</text:p>
          <text:p text:style-name="Preformatted_20_Text"><text:s text:c="4"/>-&gt;where(['published' =&gt; true])</text:p>
          <text:p text:style-name="Preformatted_20_Text"><text:s text:c="4"/>-&gt;mapReduce($mapper, $reducer);</text:p>
          <text:p text:style-name="Preformatted_20_Text"/>
          <text:p text:style-name="Preformatted_20_Text">// At a later point in your app:</text:p>
          <text:p text:style-name="P18"><text:soft-page-break/>$query-&gt;where(['created &gt;=' =&gt; new DateTime('1 day ago')]);</text:p>
          <text:p text:style-name="Text_20_body">This is particularly useful for building custom finder methods as described in the <text:a xlink:type="simple" xlink:href="https://book.cakephp.org/3.0/en/orm/retrieving-data-and-resultsets.html#custom-find-methods" text:style-name="Internet_20_link" text:visited-style-name="Visited_20_Internet_20_Link">Custom Finder Methods</text:a> section:</text:p>
          <text:p text:style-name="Preformatted_20_Text">public function findPublished(Query $query, array $options)</text:p>
          <text:p text:style-name="Preformatted_20_Text">{</text:p>
          <text:p text:style-name="Preformatted_20_Text"><text:s text:c="4"/>return $query-&gt;where(['published' =&gt; true]);</text:p>
          <text:p text:style-name="Preformatted_20_Text">}</text:p>
          <text:p text:style-name="Preformatted_20_Text"/>
          <text:p text:style-name="Preformatted_20_Text">public function findRecent(Query $query, array $options)</text:p>
          <text:p text:style-name="Preformatted_20_Text">{</text:p>
          <text:p text:style-name="Preformatted_20_Text"><text:s text:c="4"/>return $query-&gt;where(['created &gt;=' =&gt; new DateTime('1 day ago')]);</text:p>
          <text:p text:style-name="Preformatted_20_Text">}</text:p>
          <text:p text:style-name="Preformatted_20_Text"/>
          <text:p text:style-name="Preformatted_20_Text">public function findCommonWords(Query $query, array $options)</text:p>
          <text:p text:style-name="Preformatted_20_Text">{</text:p>
          <text:p text:style-name="Preformatted_20_Text"><text:s text:c="4"/>// Same as in the common words example in the previous section</text:p>
          <text:p text:style-name="Preformatted_20_Text"><text:s text:c="4"/>$mapper = ...;</text:p>
          <text:p text:style-name="Preformatted_20_Text"><text:s text:c="4"/>$reducer = ...;</text:p>
          <text:p text:style-name="Preformatted_20_Text"><text:s text:c="4"/>return $query-&gt;mapReduce($mapper, $reducer);</text:p>
          <text:p text:style-name="Preformatted_20_Text">}</text:p>
          <text:p text:style-name="Preformatted_20_Text"/>
          <text:p text:style-name="Preformatted_20_Text">$commonWords = $articles</text:p>
          <text:p text:style-name="Preformatted_20_Text"><text:s text:c="4"/>-&gt;find('commonWords')</text:p>
          <text:p text:style-name="Preformatted_20_Text"><text:s text:c="4"/>-&gt;find('published')</text:p>
          <text:p text:style-name="P18"><text:s text:c="4"/>-&gt;find('recent');</text:p>
          <text:p text:style-name="Text_20_body">Moreover, it is also possible to stack more than one <text:span text:style-name="Source_20_Text">mapReduce</text:span> operation for a single query. For example, if we wanted to have the most commonly used words for articles, but then filter it to only return words that were mentioned more than 20 times across all articles:</text:p>
          <text:p text:style-name="Preformatted_20_Text">$mapper = function ($count, $word, $mr) {</text:p>
          <text:p text:style-name="Preformatted_20_Text"><text:s text:c="4"/>if ($count &gt; 20) {</text:p>
          <text:p text:style-name="Preformatted_20_Text"><text:s text:c="8"/>$mr-&gt;emit($count, $word);</text:p>
          <text:p text:style-name="Preformatted_20_Text"><text:s text:c="4"/>}</text:p>
          <text:p text:style-name="Preformatted_20_Text">};</text:p>
          <text:p text:style-name="Preformatted_20_Text"/>
          <text:p text:style-name="P18">$articles-&gt;find('commonWords')-&gt;mapReduce($mapper);</text:p>
        </text:section>
        <text:section text:style-name="Sect1" text:name="removing-all-stacked-map-reduce-operations">
          <text:h text:style-name="Heading_20_3" text:outline-level="3">Removing All Stacked Map-reduce Operations</text:h>
          <text:p text:style-name="Text_20_body">Under some circumstances you may want to modify a <text:span text:style-name="Source_20_Text">Query</text:span> object so that no <text:span text:style-name="Source_20_Text">mapReduce</text:span> operations are executed at all. This can be done by calling the method with both parameters as null and the third parameter (overwrite) as <text:span text:style-name="Source_20_Text">true</text:span>:</text:p>
          <text:p text:style-name="P18">$query-&gt;mapReduce(null, null, true);</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20:20:23.838411129</meta:creation-date>
    <dc:date>2018-04-13T20:24:33.589294182</dc:date>
    <meta:editing-duration>PT4M9S</meta:editing-duration>
    <meta:editing-cycles>2</meta:editing-cycles>
    <meta:generator>LibreOffice/5.1.6.2$Linux_X86_64 LibreOffice_project/10m0$Build-2</meta:generator>
    <meta:document-statistic meta:table-count="0" meta:image-count="0" meta:object-count="0" meta:page-count="51" meta:paragraph-count="1736" meta:word-count="13539" meta:character-count="93945" meta:non-whitespace-character-count="78441"/>
  </office:meta>
</office:document-meta>
</file>